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1" style:family="table-cell" style:name="ce6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2" style:family="table-cell" style:name="ce7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3" style:family="table-cell" style:name="ce8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4" style:family="table-cell" style:name="ce9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5" style:family="table-cell" style:name="ce10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6" style:family="table-cell" style:name="ce1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7" style:family="table-cell" style:name="ce12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8" style:family="table-cell" style:name="ce1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9" style:family="table-cell" style:name="ce14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10" style:family="table-cell" style:name="ce15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11" style:family="table-cell" style:name="ce16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12" style:family="table-cell" style:name="ce17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13" style:family="table-cell" style:name="ce18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14" style:family="table-cell" style:name="ce19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15" style:family="table-cell" style:name="ce20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16" style:family="table-cell" style:name="ce2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NF100017" style:family="table-cell" style:name="ce22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Default" style:data-style-name="" style:family="table-cell" style:name="ce23">
      <style:table-cell-properties fo:background-color="transparent" fo:border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4">
      <style:table-cell-properties style:text-align-source="fix" fo:background-color="transparent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5">
      <style:table-cell-properties fo:background-color="transparent"/>
      <style:paragraph-properties style:writing-mode="page"/>
      <style:text-properties fo:color="#0000EE" fo:font-style="normal" style:text-underline-type="single" style:text-underline-style="solid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434cm" style:use-optimal-column-width="false" loext:column-width-sym="12.4219" fo:break-before="auto"/>
    </style:style>
    <style:style style:family="table-column" style:name="co3">
      <style:table-column-properties style:column-width="6.747cm" style:use-optimal-column-width="false" loext:column-width-sym="35.7602" fo:break-before="auto"/>
    </style:style>
    <style:style style:family="table-column" style:name="co4">
      <style:table-column-properties style:column-width="5.398cm" style:use-optimal-column-width="false" loext:column-width-sym="28.3808" fo:break-before="auto"/>
    </style:style>
    <style:style style:family="table-column" style:name="co5">
      <style:table-column-properties style:column-width="4.948cm" style:use-optimal-column-width="false" loext:column-width-sym="26.0484" fo:break-before="auto"/>
    </style:style>
    <style:style style:family="table-column" style:name="co6">
      <style:table-column-properties style:column-width="4.922cm" style:use-optimal-column-width="false" loext:column-width-sym="25.9112" fo:break-before="auto"/>
    </style:style>
    <style:style style:family="table-column" style:name="co7">
      <style:table-column-properties style:column-width="5.927cm" style:use-optimal-column-width="false" loext:column-width-sym="31.2522" fo:break-before="auto"/>
    </style:style>
    <style:style style:family="table-column" style:name="co8">
      <style:table-column-properties style:column-width="5.318cm" style:use-optimal-column-width="false" loext:column-width-sym="27.9594" fo:break-before="auto"/>
    </style:style>
    <style:style style:family="table-column" style:name="co9">
      <style:table-column-properties style:column-width="4.816cm" style:use-optimal-column-width="false" loext:column-width-sym="25.2252" fo:break-before="auto"/>
    </style:style>
    <style:style style:family="table-column" style:name="co10">
      <style:table-column-properties style:column-width="4.604cm" style:use-optimal-column-width="false" loext:column-width-sym="24.1374" fo:break-before="auto"/>
    </style:style>
    <style:style style:family="table-column" style:name="co11">
      <style:table-column-properties style:column-width="4.842cm" style:use-optimal-column-width="false" loext:column-width-sym="25.4996" fo:break-before="auto"/>
    </style:style>
    <style:style style:family="table-column" style:name="co12">
      <style:table-column-properties style:column-width="7.038cm" style:use-optimal-column-width="false" loext:column-width-sym="37.2596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ext" style:name="T7">
      <style:text-properties fo:font-family="Liberation Sans" fo:font-size="10pt" style:text-underline-type="none"/>
    </style:style>
    <style:style style:family="text" style:name="T8">
      <style:text-properties fo:font-family="Liberation Sans" fo:font-size="10pt" style:text-underline-type="none"/>
    </style:style>
    <style:style style:family="text" style:name="T9">
      <style:text-properties fo:font-family="Liberation Sans" fo:font-size="10pt" style:text-underline-type="none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8pt" style:use-optimal-row-height="false" fo:break-before="auto"/>
    </style:style>
    <style:style style:family="table-row" style:name="ro6">
      <style:table-row-properties style:row-height="12.8pt" style:use-optimal-row-height="false" fo:break-before="auto"/>
    </style:style>
    <style:style style:family="table-row" style:name="ro7">
      <style:table-row-properties style:row-height="12.8pt" style:use-optimal-row-height="false" fo:break-before="auto"/>
    </style:style>
    <style:style style:family="table-row" style:name="ro8">
      <style:table-row-properties style:row-height="12.8pt" style:use-optimal-row-height="false" fo:break-before="auto"/>
    </style:style>
    <style:style style:family="table-row" style:name="ro9">
      <style:table-row-properties style:row-height="12.8pt" style:use-optimal-row-height="false" fo:break-before="auto"/>
    </style:style>
    <style:style style:family="table-row" style:name="ro10">
      <style:table-row-properties style:row-height="12.8pt" style:use-optimal-row-height="false" fo:break-before="auto"/>
    </style:style>
    <style:style style:family="table-row" style:name="ro11">
      <style:table-row-properties style:row-height="12.8pt" style:use-optimal-row-height="false" fo:break-before="auto"/>
    </style:style>
    <style:style style:family="table-row" style:name="ro12">
      <style:table-row-properties style:row-height="12.8pt" style:use-optimal-row-height="false" fo:break-before="auto"/>
    </style:style>
    <style:style style:family="table-row" style:name="ro13">
      <style:table-row-properties style:row-height="12.8pt" style:use-optimal-row-height="false" fo:break-before="auto"/>
    </style:style>
    <style:style style:family="table-row" style:name="ro14">
      <style:table-row-properties style:row-height="12.8pt" style:use-optimal-row-height="false" fo:break-before="auto"/>
    </style:style>
    <style:style style:family="table-row" style:name="ro15">
      <style:table-row-properties style:row-height="12.8pt" style:use-optimal-row-height="false" fo:break-before="auto"/>
    </style:style>
    <style:style style:family="table-row" style:name="ro16">
      <style:table-row-properties style:row-height="12.8pt" style:use-optimal-row-height="false" fo:break-before="auto"/>
    </style:style>
    <style:style style:family="table-row" style:name="ro17">
      <style:table-row-properties style:row-height="12.8pt" style:use-optimal-row-height="false" fo:break-before="auto"/>
    </style:style>
    <style:style style:family="table-row" style:name="ro18">
      <style:table-row-properties style:row-height="12.8pt" style:use-optimal-row-height="false" fo:break-before="auto"/>
    </style:style>
    <style:style style:family="table-row" style:name="ro19">
      <style:table-row-properties style:row-height="12.8pt" style:use-optimal-row-height="false" fo:break-before="auto"/>
    </style:style>
    <style:style style:family="table-row" style:name="ro20">
      <style:table-row-properties style:row-height="12.8pt" style:use-optimal-row-height="false" fo:break-before="auto"/>
    </style:style>
    <style:style style:family="table-row" style:name="ro21">
      <style:table-row-properties style:row-height="12.8pt" style:use-optimal-row-height="false" fo:break-before="auto"/>
    </style:style>
    <style:style style:family="table-row" style:name="ro22">
      <style:table-row-properties style:row-height="12.8pt" style:use-optimal-row-height="false" fo:break-before="auto"/>
    </style:style>
    <style:style style:family="table-row" style:name="ro23">
      <style:table-row-properties style:row-height="12.8pt" style:use-optimal-row-height="false" fo:break-before="auto"/>
    </style:style>
    <style:style style:family="table-row" style:name="ro24">
      <style:table-row-properties style:row-height="12.8pt" style:use-optimal-row-height="false" fo:break-before="auto"/>
    </style:style>
    <style:style style:family="table-row" style:name="ro25">
      <style:table-row-properties style:row-height="12.8pt" style:use-optimal-row-height="false" fo:break-before="auto"/>
    </style:style>
    <style:style style:family="table-row" style:name="ro26">
      <style:table-row-properties style:row-height="12.8pt" style:use-optimal-row-height="false" fo:break-before="auto"/>
    </style:style>
    <style:style style:family="table-row" style:name="ro27">
      <style:table-row-properties style:row-height="12.8pt" style:use-optimal-row-height="false" fo:break-before="auto"/>
    </style:style>
    <style:style style:family="table-row" style:name="ro28">
      <style:table-row-properties style:row-height="12.8pt" style:use-optimal-row-height="false" fo:break-before="auto"/>
    </style:style>
    <style:style style:family="table-row" style:name="ro29">
      <style:table-row-properties style:row-height="12.8pt" style:use-optimal-row-height="false" fo:break-before="auto"/>
    </style:style>
    <style:style style:family="table-row" style:name="ro30">
      <style:table-row-properties style:row-height="12.8pt" style:use-optimal-row-height="false" fo:break-before="auto"/>
    </style:style>
    <style:style style:family="table-row" style:name="ro31">
      <style:table-row-properties style:row-height="12.8pt" style:use-optimal-row-height="false" fo:break-before="auto"/>
    </style:style>
    <style:style style:family="table-row" style:name="ro32">
      <style:table-row-properties style:row-height="12.8pt" style:use-optimal-row-height="false" fo:break-before="auto"/>
    </style:style>
    <style:style style:family="table-row" style:name="ro33">
      <style:table-row-properties style:row-height="12.8pt" style:use-optimal-row-height="false" fo:break-before="auto"/>
    </style:style>
    <style:style style:family="table-row" style:name="ro34">
      <style:table-row-properties style:row-height="12.8pt" style:use-optimal-row-height="false" fo:break-before="auto"/>
    </style:style>
    <style:style style:family="table-row" style:name="ro35">
      <style:table-row-properties style:row-height="12.8pt" style:use-optimal-row-height="false" fo:break-before="auto"/>
    </style:style>
    <style:style style:family="table-row" style:name="ro36">
      <style:table-row-properties style:row-height="12.8pt" style:use-optimal-row-height="false" fo:break-before="auto"/>
    </style:style>
    <style:style style:family="table-row" style:name="ro37">
      <style:table-row-properties style:row-height="12.8pt" style:use-optimal-row-height="false" fo:break-before="auto"/>
    </style:style>
    <style:style style:family="table-row" style:name="ro38">
      <style:table-row-properties style:row-height="12.8pt" style:use-optimal-row-height="false" fo:break-before="auto"/>
    </style:style>
    <style:style style:family="table-row" style:name="ro39">
      <style:table-row-properties style:row-height="12.8pt" style:use-optimal-row-height="false" fo:break-before="auto"/>
    </style:style>
    <style:style style:family="table-row" style:name="ro40">
      <style:table-row-properties style:row-height="12.8pt" style:use-optimal-row-height="false" fo:break-before="auto"/>
    </style:style>
    <style:style style:family="table-row" style:name="ro41">
      <style:table-row-properties style:row-height="12.8pt" style:use-optimal-row-height="false" fo:break-before="auto"/>
    </style:style>
    <style:style style:family="table-row" style:name="ro42">
      <style:table-row-properties style:row-height="12.8pt" style:use-optimal-row-height="false" fo:break-before="auto"/>
    </style:style>
    <style:style style:family="table-row" style:name="ro43">
      <style:table-row-properties style:row-height="12.8pt" style:use-optimal-row-height="false" fo:break-before="auto"/>
    </style:style>
    <style:style style:family="table-row" style:name="ro44">
      <style:table-row-properties style:row-height="12.8pt" style:use-optimal-row-height="false" fo:break-before="auto"/>
    </style:style>
    <style:style style:family="table-row" style:name="ro45">
      <style:table-row-properties style:row-height="12.8pt" style:use-optimal-row-height="false" fo:break-before="auto"/>
    </style:style>
    <style:style style:family="table-row" style:name="ro46">
      <style:table-row-properties style:row-height="12.8pt" style:use-optimal-row-height="false" fo:break-before="auto"/>
    </style:style>
    <style:style style:family="table-row" style:name="ro47">
      <style:table-row-properties style:row-height="12.8pt" style:use-optimal-row-height="false" fo:break-before="auto"/>
    </style:style>
    <style:style style:family="table-row" style:name="ro48">
      <style:table-row-properties style:row-height="12.8pt" style:use-optimal-row-height="false" fo:break-before="auto"/>
    </style:style>
    <style:style style:family="table-row" style:name="ro49">
      <style:table-row-properties style:row-height="12.8pt" style:use-optimal-row-height="false" fo:break-before="auto"/>
    </style:style>
    <style:style style:family="table-row" style:name="ro50">
      <style:table-row-properties style:row-height="12.8pt" style:use-optimal-row-height="false" fo:break-before="auto"/>
    </style:style>
    <style:style style:family="table-row" style:name="ro51">
      <style:table-row-properties style:row-height="12.8pt" style:use-optimal-row-height="false" fo:break-before="auto"/>
    </style:style>
    <style:style style:family="table-row" style:name="ro52">
      <style:table-row-properties style:row-height="12.8pt" style:use-optimal-row-height="false" fo:break-before="auto"/>
    </style:style>
    <style:style style:family="table-row" style:name="ro53">
      <style:table-row-properties style:row-height="12.8pt" style:use-optimal-row-height="false" fo:break-before="auto"/>
    </style:style>
    <style:style style:family="table-row" style:name="ro54">
      <style:table-row-properties style:row-height="12.8pt" style:use-optimal-row-height="false" fo:break-before="auto"/>
    </style:style>
    <style:style style:family="table-row" style:name="ro55">
      <style:table-row-properties style:row-height="12.8pt" style:use-optimal-row-height="false" fo:break-before="auto"/>
    </style:style>
    <style:style style:family="table-row" style:name="ro56">
      <style:table-row-properties style:row-height="12.8pt" style:use-optimal-row-height="false" fo:break-before="auto"/>
    </style:style>
    <style:style style:family="table-row" style:name="ro57">
      <style:table-row-properties style:row-height="12.8pt" style:use-optimal-row-height="false" fo:break-before="auto"/>
    </style:style>
    <style:style style:family="table-row" style:name="ro58">
      <style:table-row-properties style:row-height="12.8pt" style:use-optimal-row-height="false" fo:break-before="auto"/>
    </style:style>
    <style:style style:family="table-row" style:name="ro59">
      <style:table-row-properties style:row-height="12.8pt" style:use-optimal-row-height="false" fo:break-before="auto"/>
    </style:style>
    <style:style style:family="table-row" style:name="ro60">
      <style:table-row-properties style:row-height="12.8pt" style:use-optimal-row-height="false" fo:break-before="auto"/>
    </style:style>
    <style:style style:family="table-row" style:name="ro61">
      <style:table-row-properties style:row-height="12.8pt" style:use-optimal-row-height="false" fo:break-before="auto"/>
    </style:style>
    <style:style style:family="table-row" style:name="ro62">
      <style:table-row-properties style:row-height="12.8pt" style:use-optimal-row-height="false" fo:break-before="auto"/>
    </style:style>
    <style:style style:family="table-row" style:name="ro63">
      <style:table-row-properties style:row-height="12.8pt" style:use-optimal-row-height="false" fo:break-before="auto"/>
    </style:style>
    <style:style style:family="table-row" style:name="ro64">
      <style:table-row-properties style:row-height="12.8pt" style:use-optimal-row-height="false" fo:break-before="auto"/>
    </style:style>
    <style:style style:family="table-row" style:name="ro65">
      <style:table-row-properties style:row-height="12.8pt" style:use-optimal-row-height="false" fo:break-before="auto"/>
    </style:style>
    <style:style style:family="table-row" style:name="ro66">
      <style:table-row-properties style:row-height="12.8pt" style:use-optimal-row-height="false" fo:break-before="auto"/>
    </style:style>
    <style:style style:family="table-row" style:name="ro67">
      <style:table-row-properties style:row-height="12.8pt" style:use-optimal-row-height="false" fo:break-before="auto"/>
    </style:style>
    <style:style style:family="table-row" style:name="ro68">
      <style:table-row-properties style:row-height="12.8pt" style:use-optimal-row-height="false" fo:break-before="auto"/>
    </style:style>
    <style:style style:family="table-row" style:name="ro69">
      <style:table-row-properties style:row-height="12.8pt" style:use-optimal-row-height="false" fo:break-before="auto"/>
    </style:style>
    <style:style style:family="table-row" style:name="ro70">
      <style:table-row-properties style:row-height="12.8pt" style:use-optimal-row-height="false" fo:break-before="auto"/>
    </style:style>
    <style:style style:family="table-row" style:name="ro71">
      <style:table-row-properties style:row-height="12.8pt" style:use-optimal-row-height="false" fo:break-before="auto"/>
    </style:style>
    <style:style style:family="table-row" style:name="ro72">
      <style:table-row-properties style:row-height="12.8pt" style:use-optimal-row-height="false" fo:break-before="auto"/>
    </style:style>
    <style:style style:family="table-row" style:name="ro73">
      <style:table-row-properties style:row-height="12.8pt" style:use-optimal-row-height="false" fo:break-before="auto"/>
    </style:style>
    <style:style style:family="table-row" style:name="ro74">
      <style:table-row-properties style:row-height="12.8pt" style:use-optimal-row-height="false" fo:break-before="auto"/>
    </style:style>
    <style:style style:family="table-row" style:name="ro75">
      <style:table-row-properties style:row-height="12.8pt" style:use-optimal-row-height="false" fo:break-before="auto"/>
    </style:style>
    <style:style style:family="table-row" style:name="ro76">
      <style:table-row-properties style:row-height="12.8pt" style:use-optimal-row-height="false" fo:break-before="auto"/>
    </style:style>
    <style:style style:family="table-row" style:name="ro77">
      <style:table-row-properties style:row-height="12.8pt" style:use-optimal-row-height="false" fo:break-before="auto"/>
    </style:style>
    <style:style style:family="table-row" style:name="ro78">
      <style:table-row-properties style:row-height="14.25pt" style:use-optimal-row-height="true" fo:break-before="auto"/>
    </style:style>
    <style:style style:master-page-name="MasterPage2" style:family="table" style:name="ta2">
      <style:table-properties table:display="true"/>
    </style:style>
    <style:style style:family="table-column" style:name="co13">
      <style:table-column-properties style:column-width="1.746cm" loext:column-width-sym="8.664" fo:break-before="auto"/>
    </style:style>
    <style:style style:family="table-row" style:name="ro79">
      <style:table-row-properties style:row-height="0.4498cm" fo:break-before="auto"/>
    </style:style>
    <style:style style:family="table-column" style:name="co14">
      <style:table-column-properties style:column-width="2.646cm" style:use-optimal-column-width="false" loext:column-width-sym="13.5534" fo:break-before="auto"/>
    </style:style>
    <style:style style:family="table-column" style:name="co15">
      <style:table-column-properties style:column-width="2.117cm" style:use-optimal-column-width="false" loext:column-width-sym="10.6722" fo:break-before="auto"/>
    </style:style>
    <style:style style:family="table-column" style:name="co16">
      <style:table-column-properties style:column-width="4.234cm" style:use-optimal-column-width="false" loext:column-width-sym="22.1774" fo:break-before="auto"/>
    </style:style>
    <style:style style:family="table-column" style:name="co17">
      <style:table-column-properties style:column-width="2.117cm" style:use-optimal-column-width="false" loext:column-width-sym="10.6722" fo:break-before="auto"/>
    </style:style>
    <style:style style:family="table-column" style:name="co18">
      <style:table-column-properties style:column-width="4.26cm" style:use-optimal-column-width="false" loext:column-width-sym="22.3048" fo:break-before="auto"/>
    </style:style>
    <style:style style:family="table-column" style:name="co19">
      <style:table-column-properties style:column-width="2.117cm" style:use-optimal-column-width="false" loext:column-width-sym="10.6722" fo:break-before="auto"/>
    </style:style>
    <style:style style:family="table-row" style:name="ro80">
      <style:table-row-properties style:row-height="12.8pt" style:use-optimal-row-height="false" fo:break-before="auto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able-row" style:name="ro82">
      <style:table-row-properties style:row-height="12.8pt" style:use-optimal-row-height="false" fo:break-before="auto"/>
    </style:style>
    <style:style style:family="text" style:name="T25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26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27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able-row" style:name="ro86">
      <style:table-row-properties style:row-height="12.8pt" style:use-optimal-row-height="false" fo:break-before="auto"/>
    </style:style>
    <style:style style:family="table-row" style:name="ro87">
      <style:table-row-properties style:row-height="12.8pt" style:use-optimal-row-height="false" fo:break-before="auto"/>
    </style:style>
    <style:style style:family="table-row" style:name="ro88">
      <style:table-row-properties style:row-height="12.8pt" style:use-optimal-row-height="false" fo:break-before="auto"/>
    </style:style>
    <style:style style:family="table-row" style:name="ro89">
      <style:table-row-properties style:row-height="12.8pt" style:use-optimal-row-height="false" fo:break-before="auto"/>
    </style:style>
    <style:style style:family="table-row" style:name="ro90">
      <style:table-row-properties style:row-height="12.8pt" style:use-optimal-row-height="false" fo:break-before="auto"/>
    </style:style>
    <style:style style:family="table-row" style:name="ro91">
      <style:table-row-properties style:row-height="12.8pt" style:use-optimal-row-height="false" fo:break-before="auto"/>
    </style:style>
    <style:style style:family="table-row" style:name="ro92">
      <style:table-row-properties style:row-height="12.8pt" style:use-optimal-row-height="false" fo:break-before="auto"/>
    </style:style>
    <style:style style:family="table-row" style:name="ro93">
      <style:table-row-properties style:row-height="12.8pt" style:use-optimal-row-height="false" fo:break-before="auto"/>
    </style:style>
    <style:style style:family="table-row" style:name="ro94">
      <style:table-row-properties style:row-height="12.8pt" style:use-optimal-row-height="false" fo:break-before="auto"/>
    </style:style>
    <style:style style:family="table-row" style:name="ro95">
      <style:table-row-properties style:row-height="12.8pt" style:use-optimal-row-height="false" fo:break-before="auto"/>
    </style:style>
    <style:style style:family="table-row" style:name="ro96">
      <style:table-row-properties style:row-height="12.8pt" style:use-optimal-row-height="false" fo:break-before="auto"/>
    </style:style>
    <style:style style:family="table-row" style:name="ro97">
      <style:table-row-properties style:row-height="12.8pt" style:use-optimal-row-height="false" fo:break-before="auto"/>
    </style:style>
    <style:style style:family="table-row" style:name="ro98">
      <style:table-row-properties style:row-height="12.8pt" style:use-optimal-row-height="false" fo:break-before="auto"/>
    </style:style>
    <style:style style:family="table-row" style:name="ro99">
      <style:table-row-properties style:row-height="12.8pt" style:use-optimal-row-height="false" fo:break-before="auto"/>
    </style:style>
    <style:style style:family="table-row" style:name="ro100">
      <style:table-row-properties style:row-height="12.8pt" style:use-optimal-row-height="false" fo:break-before="auto"/>
    </style:style>
    <style:style style:family="table-row" style:name="ro101">
      <style:table-row-properties style:row-height="12.8pt" style:use-optimal-row-height="false" fo:break-before="auto"/>
    </style:style>
    <style:style style:family="table-row" style:name="ro102">
      <style:table-row-properties style:row-height="12.8pt" style:use-optimal-row-height="false" fo:break-before="auto"/>
    </style:style>
    <style:style style:family="table-row" style:name="ro103">
      <style:table-row-properties style:row-height="12.8pt" style:use-optimal-row-height="false" fo:break-before="auto"/>
    </style:style>
    <style:style style:family="table-row" style:name="ro104">
      <style:table-row-properties style:row-height="12.8pt" style:use-optimal-row-height="false" fo:break-before="auto"/>
    </style:style>
    <style:style style:family="table-row" style:name="ro105">
      <style:table-row-properties style:row-height="12.8pt" style:use-optimal-row-height="false" fo:break-before="auto"/>
    </style:style>
    <style:style style:family="table-row" style:name="ro106">
      <style:table-row-properties style:row-height="12.8pt" style:use-optimal-row-height="false" fo:break-before="auto"/>
    </style:style>
    <style:style style:family="table-row" style:name="ro107">
      <style:table-row-properties style:row-height="12.8pt" style:use-optimal-row-height="false" fo:break-before="auto"/>
    </style:style>
    <style:style style:family="table-row" style:name="ro108">
      <style:table-row-properties style:row-height="12.8pt" style:use-optimal-row-height="false" fo:break-before="auto"/>
    </style:style>
    <style:style style:family="table-row" style:name="ro109">
      <style:table-row-properties style:row-height="12.8pt" style:use-optimal-row-height="false" fo:break-before="auto"/>
    </style:style>
    <style:style style:family="table-row" style:name="ro110">
      <style:table-row-properties style:row-height="12.8pt" style:use-optimal-row-height="false" fo:break-before="auto"/>
    </style:style>
    <style:style style:family="table-row" style:name="ro111">
      <style:table-row-properties style:row-height="12.8pt" style:use-optimal-row-height="false" fo:break-before="auto"/>
    </style:style>
    <style:style style:family="table-row" style:name="ro112">
      <style:table-row-properties style:row-height="12.8pt" style:use-optimal-row-height="false" fo:break-before="auto"/>
    </style:style>
    <style:style style:family="table-row" style:name="ro113">
      <style:table-row-properties style:row-height="12.8pt" style:use-optimal-row-height="false" fo:break-before="auto"/>
    </style:style>
    <style:style style:family="table-row" style:name="ro114">
      <style:table-row-properties style:row-height="12.8pt" style:use-optimal-row-height="false" fo:break-before="auto"/>
    </style:style>
    <style:style style:family="table-row" style:name="ro115">
      <style:table-row-properties style:row-height="12.8pt" style:use-optimal-row-height="false" fo:break-before="auto"/>
    </style:style>
    <style:style style:family="table-row" style:name="ro116">
      <style:table-row-properties style:row-height="12.8pt" style:use-optimal-row-height="false" fo:break-before="auto"/>
    </style:style>
    <style:style style:family="table-row" style:name="ro117">
      <style:table-row-properties style:row-height="12.8pt" style:use-optimal-row-height="false" fo:break-before="auto"/>
    </style:style>
    <style:style style:family="table-row" style:name="ro118">
      <style:table-row-properties style:row-height="12.8pt" style:use-optimal-row-height="false" fo:break-before="auto"/>
    </style:style>
    <style:style style:family="table-row" style:name="ro119">
      <style:table-row-properties style:row-height="12.8pt" style:use-optimal-row-height="false" fo:break-before="auto"/>
    </style:style>
    <style:style style:family="table-row" style:name="ro120">
      <style:table-row-properties style:row-height="12.8pt" style:use-optimal-row-height="false" fo:break-before="auto"/>
    </style:style>
    <style:style style:family="table-row" style:name="ro121">
      <style:table-row-properties style:row-height="12.8pt" style:use-optimal-row-height="false" fo:break-before="auto"/>
    </style:style>
    <style:style style:family="table-row" style:name="ro122">
      <style:table-row-properties style:row-height="12.8pt" style:use-optimal-row-height="false" fo:break-before="auto"/>
    </style:style>
    <style:style style:family="table-row" style:name="ro123">
      <style:table-row-properties style:row-height="12.8pt" style:use-optimal-row-height="false" fo:break-before="auto"/>
    </style:style>
    <style:style style:family="table-row" style:name="ro124">
      <style:table-row-properties style:row-height="12.8pt" style:use-optimal-row-height="false" fo:break-before="auto"/>
    </style:style>
    <style:style style:family="table-row" style:name="ro125">
      <style:table-row-properties style:row-height="12.8pt" style:use-optimal-row-height="false" fo:break-before="auto"/>
    </style:style>
    <style:style style:family="table-row" style:name="ro126">
      <style:table-row-properties style:row-height="12.8pt" style:use-optimal-row-height="false" fo:break-before="auto"/>
    </style:style>
    <style:style style:family="table-row" style:name="ro127">
      <style:table-row-properties style:row-height="12.8pt" style:use-optimal-row-height="false" fo:break-before="auto"/>
    </style:style>
    <style:style style:family="table-row" style:name="ro128">
      <style:table-row-properties style:row-height="12.8pt" style:use-optimal-row-height="false" fo:break-before="auto"/>
    </style:style>
    <style:style style:family="table-row" style:name="ro129">
      <style:table-row-properties style:row-height="12.8pt" style:use-optimal-row-height="false" fo:break-before="auto"/>
    </style:style>
    <style:style style:family="table-row" style:name="ro130">
      <style:table-row-properties style:row-height="12.8pt" style:use-optimal-row-height="false" fo:break-before="auto"/>
    </style:style>
    <style:style style:family="table-row" style:name="ro131">
      <style:table-row-properties style:row-height="12.8pt" style:use-optimal-row-height="false" fo:break-before="auto"/>
    </style:style>
    <style:style style:family="table-row" style:name="ro132">
      <style:table-row-properties style:row-height="12.8pt" style:use-optimal-row-height="false" fo:break-before="auto"/>
    </style:style>
    <style:style style:family="table-row" style:name="ro133">
      <style:table-row-properties style:row-height="12.8pt" style:use-optimal-row-height="false" fo:break-before="auto"/>
    </style:style>
    <style:style style:family="table-row" style:name="ro134">
      <style:table-row-properties style:row-height="12.8pt" style:use-optimal-row-height="false" fo:break-before="auto"/>
    </style:style>
    <style:style style:family="table-row" style:name="ro135">
      <style:table-row-properties style:row-height="12.8pt" style:use-optimal-row-height="false" fo:break-before="auto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family="table-row" style:name="ro139">
      <style:table-row-properties style:row-height="12.8pt" style:use-optimal-row-height="false" fo:break-before="auto"/>
    </style:style>
    <style:style style:family="table-row" style:name="ro140">
      <style:table-row-properties style:row-height="12.8pt" style:use-optimal-row-height="false" fo:break-before="auto"/>
    </style:style>
    <style:style style:family="table-row" style:name="ro141">
      <style:table-row-properties style:row-height="12.8pt" style:use-optimal-row-height="false" fo:break-before="auto"/>
    </style:style>
    <style:style style:family="table-row" style:name="ro142">
      <style:table-row-properties style:row-height="12.8pt" style:use-optimal-row-height="false" fo:break-before="auto"/>
    </style:style>
    <style:style style:family="table-row" style:name="ro143">
      <style:table-row-properties style:row-height="12.8pt" style:use-optimal-row-height="false" fo:break-before="auto"/>
    </style:style>
    <style:style style:family="table-row" style:name="ro144">
      <style:table-row-properties style:row-height="12.8pt" style:use-optimal-row-height="false" fo:break-before="auto"/>
    </style:style>
    <style:style style:family="table-row" style:name="ro145">
      <style:table-row-properties style:row-height="12.8pt" style:use-optimal-row-height="false" fo:break-before="auto"/>
    </style:style>
    <style:style style:family="table-row" style:name="ro146">
      <style:table-row-properties style:row-height="12.8pt" style:use-optimal-row-height="false" fo:break-before="auto"/>
    </style:style>
    <style:style style:family="table-row" style:name="ro147">
      <style:table-row-properties style:row-height="12.8pt" style:use-optimal-row-height="false" fo:break-before="auto"/>
    </style:style>
    <style:style style:family="table-row" style:name="ro148">
      <style:table-row-properties style:row-height="12.8pt" style:use-optimal-row-height="false" fo:break-before="auto"/>
    </style:style>
    <style:style style:family="table-row" style:name="ro149">
      <style:table-row-properties style:row-height="12.8pt" style:use-optimal-row-height="false" fo:break-before="auto"/>
    </style:style>
    <style:style style:family="table-row" style:name="ro150">
      <style:table-row-properties style:row-height="12.8pt" style:use-optimal-row-height="false" fo:break-before="auto"/>
    </style:style>
    <style:style style:family="table-row" style:name="ro151">
      <style:table-row-properties style:row-height="12.8pt" style:use-optimal-row-height="false" fo:break-before="auto"/>
    </style:style>
    <style:style style:family="table-row" style:name="ro152">
      <style:table-row-properties style:row-height="12.8pt" style:use-optimal-row-height="false" fo:break-before="auto"/>
    </style:style>
    <style:style style:family="table-row" style:name="ro153">
      <style:table-row-properties style:row-height="12.8pt" style:use-optimal-row-height="false" fo:break-before="auto"/>
    </style:style>
    <style:style style:family="table-row" style:name="ro154">
      <style:table-row-properties style:row-height="12.8pt" style:use-optimal-row-height="false" fo:break-before="auto"/>
    </style:style>
    <style:style style:family="table-row" style:name="ro155">
      <style:table-row-properties style:row-height="12.8pt" style:use-optimal-row-height="false" fo:break-before="auto"/>
    </style:style>
    <style:style style:family="table-row" style:name="ro156">
      <style:table-row-properties style:row-height="12.75pt" style:use-optimal-row-height="true" fo:break-before="auto"/>
    </style:style>
    <style:style style:master-page-name="MasterPage3" style:family="table" style:name="ta3">
      <style:table-properties table:display="true"/>
    </style:style>
    <style:style style:family="table-column" style:name="co20">
      <style:table-column-properties style:column-width="1.746cm" loext:column-width-sym="8.664" fo:break-before="auto"/>
    </style:style>
    <style:style style:family="table-row" style:name="ro157">
      <style:table-row-properties style:row-height="0.5292cm" fo:break-before="auto"/>
    </style:style>
    <style:style style:family="table-column" style:name="co21">
      <style:table-column-properties style:column-width="14.26cm" style:use-optimal-column-width="false" loext:column-width-sym="76.342" fo:break-before="auto"/>
    </style:style>
    <style:style style:family="table-row" style:name="ro158">
      <style:table-row-properties style:row-height="12.8pt" style:use-optimal-row-height="false" fo:break-before="auto"/>
    </style:style>
    <style:style style:family="text" style:name="T31">
      <style:text-properties fo:font-family="Liberation Sans" fo:font-size="10pt" style:text-underline-type="none"/>
    </style:style>
    <style:style style:family="table-row" style:name="ro159">
      <style:table-row-properties style:row-height="12.8pt" style:use-optimal-row-height="false" fo:break-before="auto"/>
    </style:style>
    <style:style style:family="text" style:name="T32">
      <style:text-properties fo:color="#0000EE" style:text-underline-type="none"/>
    </style:style>
    <style:style style:family="text" style:name="T33">
      <style:text-properties fo:color="#0000EE" style:text-underline-type="none"/>
    </style:style>
  </office:automatic-styles>
  <office:body>
    <office:spreadsheet>
      <table:table table:name="Ra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number-columns-repeated="1014" table:style-name="co12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>
            <text:p><text:span text:style-name="T1">Year</text:span></text:p>
          </table:table-cell>
          <table:table-cell table:style-name="ce4" office:value-type="string" calcext:value-type="string">
            <text:p><text:span text:style-name="T2">Autres Renouvelables</text:span></text:p>
          </table:table-cell>
          <table:table-cell office:value-type="string" calcext:value-type="string">
            <text:p><text:span text:style-name="T3">Biomasse</text:span></text:p>
          </table:table-cell>
          <table:table-cell office:value-type="string" calcext:value-type="string">
            <text:p><text:span text:style-name="T4">Solaire</text:span></text:p>
          </table:table-cell>
          <table:table-cell office:value-type="string" calcext:value-type="string">
            <text:p><text:span text:style-name="T5">Eolien</text:span></text:p>
          </table:table-cell>
          <table:table-cell office:value-type="string" calcext:value-type="string">
            <text:p><text:span text:style-name="T6">Hydraulique</text:span></text:p>
          </table:table-cell>
          <table:table-cell office:value-type="string" calcext:value-type="string">
            <text:p><text:span text:style-name="T7">Nucléaire</text:span></text:p>
          </table:table-cell>
          <table:table-cell office:value-type="string" calcext:value-type="string">
            <text:p><text:span text:style-name="T8">Gaz</text:span></text:p>
          </table:table-cell>
          <table:table-cell office:value-type="string" calcext:value-type="string">
            <text:p><text:span text:style-name="T9">Pétrole</text:span></text:p>
          </table:table-cell>
          <table:table-cell office:value-type="string" calcext:value-type="string">
            <text:p><text:span text:style-name="T10">Charbon</text:span></text:p>
          </table:table-cell>
          <table:table-cell office:value-type="string" calcext:value-type="string">
            <text:p><text:span text:style-name="T11">Biomasse Traditionelle</text:span></text:p>
          </table:table-cell>
          <table:table-cell table:number-columns-repeated="1024"/>
        </table:table-row>
        <table:table-row table:style-name="ro3">
          <table:table-cell table:style-name="ce5" office:value-type="float" calcext:value-type="float" office:value="1800">
            <text:p>180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97">
            <text:p>97</text:p>
          </table:table-cell>
          <table:table-cell table:style-name="ce5" office:value-type="float" calcext:value-type="float" office:value="5556">
            <text:p>5556</text:p>
          </table:table-cell>
          <table:table-cell table:number-columns-repeated="1024"/>
        </table:table-row>
        <table:table-row table:style-name="ro4">
          <table:table-cell table:style-name="ce5" office:value-type="float" calcext:value-type="float" office:value="1810">
            <text:p>181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128">
            <text:p>128</text:p>
          </table:table-cell>
          <table:table-cell table:style-name="ce5" office:value-type="float" calcext:value-type="float" office:value="5833">
            <text:p>5833</text:p>
          </table:table-cell>
          <table:table-cell table:number-columns-repeated="1024"/>
        </table:table-row>
        <table:table-row table:style-name="ro5">
          <table:table-cell table:style-name="ce5" office:value-type="float" calcext:value-type="float" office:value="1820">
            <text:p>182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153">
            <text:p>153</text:p>
          </table:table-cell>
          <table:table-cell table:style-name="ce5" office:value-type="float" calcext:value-type="float" office:value="6111">
            <text:p>6111</text:p>
          </table:table-cell>
          <table:table-cell table:number-columns-repeated="1024"/>
        </table:table-row>
        <table:table-row table:style-name="ro6">
          <table:table-cell table:style-name="ce5" office:value-type="float" calcext:value-type="float" office:value="1830">
            <text:p>183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264">
            <text:p>264</text:p>
          </table:table-cell>
          <table:table-cell table:style-name="ce5" office:value-type="float" calcext:value-type="float" office:value="6389">
            <text:p>6389</text:p>
          </table:table-cell>
          <table:table-cell table:number-columns-repeated="1024"/>
        </table:table-row>
        <table:table-row table:style-name="ro7">
          <table:table-cell table:style-name="ce5" office:value-type="float" calcext:value-type="float" office:value="1840">
            <text:p>184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356">
            <text:p>356</text:p>
          </table:table-cell>
          <table:table-cell table:style-name="ce5" office:value-type="float" calcext:value-type="float" office:value="6944">
            <text:p>6944</text:p>
          </table:table-cell>
          <table:table-cell table:number-columns-repeated="1024"/>
        </table:table-row>
        <table:table-row table:style-name="ro8">
          <table:table-cell table:style-name="ce5" office:value-type="float" calcext:value-type="float" office:value="1850">
            <text:p>185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569">
            <text:p>569</text:p>
          </table:table-cell>
          <table:table-cell table:style-name="ce5" office:value-type="float" calcext:value-type="float" office:value="7222">
            <text:p>7222</text:p>
          </table:table-cell>
          <table:table-cell table:number-columns-repeated="1024"/>
        </table:table-row>
        <table:table-row table:style-name="ro9">
          <table:table-cell table:style-name="ce5" office:value-type="float" calcext:value-type="float" office:value="1860">
            <text:p>186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1061">
            <text:p>1061</text:p>
          </table:table-cell>
          <table:table-cell table:style-name="ce5" office:value-type="float" calcext:value-type="float" office:value="6944">
            <text:p>6944</text:p>
          </table:table-cell>
          <table:table-cell table:number-columns-repeated="1024"/>
        </table:table-row>
        <table:table-row table:style-name="ro10">
          <table:table-cell table:style-name="ce5" office:value-type="float" calcext:value-type="float" office:value="1870">
            <text:p>187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6">
            <text:p>6</text:p>
          </table:table-cell>
          <table:table-cell table:style-name="ce5" office:value-type="float" calcext:value-type="float" office:value="1642">
            <text:p>1642</text:p>
          </table:table-cell>
          <table:table-cell table:style-name="ce5" office:value-type="float" calcext:value-type="float" office:value="6944">
            <text:p>6944</text:p>
          </table:table-cell>
          <table:table-cell table:number-columns-repeated="1024"/>
        </table:table-row>
        <table:table-row table:style-name="ro11">
          <table:table-cell table:style-name="ce5" office:value-type="float" calcext:value-type="float" office:value="1880">
            <text:p>188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33">
            <text:p>33</text:p>
          </table:table-cell>
          <table:table-cell table:style-name="ce5" office:value-type="float" calcext:value-type="float" office:value="2542">
            <text:p>2542</text:p>
          </table:table-cell>
          <table:table-cell table:style-name="ce5" office:value-type="float" calcext:value-type="float" office:value="6944">
            <text:p>6944</text:p>
          </table:table-cell>
          <table:table-cell table:number-columns-repeated="1024"/>
        </table:table-row>
        <table:table-row table:style-name="ro12">
          <table:table-cell table:style-name="ce5" office:value-type="float" calcext:value-type="float" office:value="1890">
            <text:p>189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6" office:value-type="float" calcext:value-type="float" office:value="38.888890000000004">
            <text:p>38.888890000000004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33">
            <text:p>33</text:p>
          </table:table-cell>
          <table:table-cell table:style-name="ce5" office:value-type="float" calcext:value-type="float" office:value="89">
            <text:p>89</text:p>
          </table:table-cell>
          <table:table-cell table:style-name="ce5" office:value-type="float" calcext:value-type="float" office:value="3856">
            <text:p>3856</text:p>
          </table:table-cell>
          <table:table-cell table:style-name="ce5" office:value-type="float" calcext:value-type="float" office:value="6667">
            <text:p>6667</text:p>
          </table:table-cell>
          <table:table-cell table:number-columns-repeated="1024"/>
        </table:table-row>
        <table:table-row table:style-name="ro13">
          <table:table-cell table:style-name="ce5" office:value-type="float" calcext:value-type="float" office:value="1900">
            <text:p>190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6" office:value-type="float" calcext:value-type="float" office:value="47.22222">
            <text:p>47.22222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64">
            <text:p>64</text:p>
          </table:table-cell>
          <table:table-cell table:style-name="ce5" office:value-type="float" calcext:value-type="float" office:value="181">
            <text:p>181</text:p>
          </table:table-cell>
          <table:table-cell table:style-name="ce5" office:value-type="float" calcext:value-type="float" office:value="5728">
            <text:p>5728</text:p>
          </table:table-cell>
          <table:table-cell table:style-name="ce5" office:value-type="float" calcext:value-type="float" office:value="6111">
            <text:p>6111</text:p>
          </table:table-cell>
          <table:table-cell table:number-columns-repeated="1024"/>
        </table:table-row>
        <table:table-row table:style-name="ro14">
          <table:table-cell table:style-name="ce5" office:value-type="float" calcext:value-type="float" office:value="1910">
            <text:p>191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7" office:value-type="float" calcext:value-type="float" office:value="91.666663999999997">
            <text:p>91.666663999999997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142">
            <text:p>142</text:p>
          </table:table-cell>
          <table:table-cell table:style-name="ce5" office:value-type="float" calcext:value-type="float" office:value="397">
            <text:p>397</text:p>
          </table:table-cell>
          <table:table-cell table:style-name="ce5" office:value-type="float" calcext:value-type="float" office:value="8656">
            <text:p>8656</text:p>
          </table:table-cell>
          <table:table-cell table:style-name="ce5" office:value-type="float" calcext:value-type="float" office:value="6389">
            <text:p>6389</text:p>
          </table:table-cell>
          <table:table-cell table:number-columns-repeated="1024"/>
        </table:table-row>
        <table:table-row table:style-name="ro15">
          <table:table-cell table:style-name="ce5" office:value-type="float" calcext:value-type="float" office:value="1920">
            <text:p>192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8" office:value-type="float" calcext:value-type="float" office:value="177.77777">
            <text:p>177.77777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233">
            <text:p>233</text:p>
          </table:table-cell>
          <table:table-cell table:style-name="ce5" office:value-type="float" calcext:value-type="float" office:value="889">
            <text:p>889</text:p>
          </table:table-cell>
          <table:table-cell table:style-name="ce5" office:value-type="float" calcext:value-type="float" office:value="9833">
            <text:p>9833</text:p>
          </table:table-cell>
          <table:table-cell table:style-name="ce5" office:value-type="float" calcext:value-type="float" office:value="6944">
            <text:p>6944</text:p>
          </table:table-cell>
          <table:table-cell table:number-columns-repeated="1024"/>
        </table:table-row>
        <table:table-row table:style-name="ro16">
          <table:table-cell table:style-name="ce5" office:value-type="float" calcext:value-type="float" office:value="1930">
            <text:p>193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9" office:value-type="float" calcext:value-type="float" office:value="363.88889999999998">
            <text:p>363.88889999999998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603">
            <text:p>603</text:p>
          </table:table-cell>
          <table:table-cell table:style-name="ce5" office:value-type="float" calcext:value-type="float" office:value="1756">
            <text:p>1756</text:p>
          </table:table-cell>
          <table:table-cell table:style-name="ce5" office:value-type="float" calcext:value-type="float" office:value="10125">
            <text:p>10125</text:p>
          </table:table-cell>
          <table:table-cell table:style-name="ce5" office:value-type="float" calcext:value-type="float" office:value="7222">
            <text:p>7222</text:p>
          </table:table-cell>
          <table:table-cell table:number-columns-repeated="1024"/>
        </table:table-row>
        <table:table-row table:style-name="ro17">
          <table:table-cell table:style-name="ce5" office:value-type="float" calcext:value-type="float" office:value="1940">
            <text:p>194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9" office:value-type="float" calcext:value-type="float" office:value="533.33330000000001">
            <text:p>533.33330000000001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875">
            <text:p>875</text:p>
          </table:table-cell>
          <table:table-cell table:style-name="ce5" office:value-type="float" calcext:value-type="float" office:value="2653">
            <text:p>2653</text:p>
          </table:table-cell>
          <table:table-cell table:style-name="ce5" office:value-type="float" calcext:value-type="float" office:value="11586">
            <text:p>11586</text:p>
          </table:table-cell>
          <table:table-cell table:style-name="ce5" office:value-type="float" calcext:value-type="float" office:value="7222">
            <text:p>7222</text:p>
          </table:table-cell>
          <table:table-cell table:number-columns-repeated="1024"/>
        </table:table-row>
        <table:table-row table:style-name="ro18">
          <table:table-cell table:style-name="ce5" office:value-type="float" calcext:value-type="float" office:value="1950">
            <text:p>195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925">
            <text:p>925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2092">
            <text:p>2092</text:p>
          </table:table-cell>
          <table:table-cell table:style-name="ce5" office:value-type="float" calcext:value-type="float" office:value="5444">
            <text:p>5444</text:p>
          </table:table-cell>
          <table:table-cell table:style-name="ce5" office:value-type="float" calcext:value-type="float" office:value="12603">
            <text:p>12603</text:p>
          </table:table-cell>
          <table:table-cell table:style-name="ce5" office:value-type="float" calcext:value-type="float" office:value="7500">
            <text:p>7500</text:p>
          </table:table-cell>
          <table:table-cell table:number-columns-repeated="1024"/>
        </table:table-row>
        <table:table-row table:style-name="ro19">
          <table:table-cell table:style-name="ce5" office:value-type="float" calcext:value-type="float" office:value="1960">
            <text:p>196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10" office:value-type="float" calcext:value-type="float" office:value="1913.8888999999999">
            <text:p>1913.8888999999999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4472">
            <text:p>4472</text:p>
          </table:table-cell>
          <table:table-cell table:style-name="ce5" office:value-type="float" calcext:value-type="float" office:value="11097">
            <text:p>11097</text:p>
          </table:table-cell>
          <table:table-cell table:style-name="ce5" office:value-type="float" calcext:value-type="float" office:value="15442">
            <text:p>15442</text:p>
          </table:table-cell>
          <table:table-cell table:style-name="ce5" office:value-type="float" calcext:value-type="float" office:value="8889">
            <text:p>8889</text:p>
          </table:table-cell>
          <table:table-cell table:number-columns-repeated="1024"/>
        </table:table-row>
        <table:table-row table:style-name="ro20">
          <table:table-cell table:style-name="ce5" office:value-type="float" calcext:value-type="float" office:value="1965">
            <text:p>1965</text:p>
          </table:table-cell>
          <table:table-cell table:style-name="ce7" office:value-type="float" calcext:value-type="float" office:value="55.949084999999997">
            <text:p>55.949084999999997</text:p>
          </table:table-cell>
          <table:table-cell table:style-name="ce11" office:value-type="float" calcext:value-type="float" office:value="9.0298610000000004">
            <text:p>9.0298610000000004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10" office:value-type="float" calcext:value-type="float" office:value="2729.8865000000001">
            <text:p>2729.8865000000001</text:p>
          </table:table-cell>
          <table:table-cell table:style-name="ce7" office:value-type="float" calcext:value-type="float" office:value="72.469345000000004">
            <text:p>72.469345000000004</text:p>
          </table:table-cell>
          <table:table-cell table:style-name="ce10" office:value-type="float" calcext:value-type="float" office:value="6303.8203000000003">
            <text:p>6303.8203000000003</text:p>
          </table:table-cell>
          <table:table-cell table:style-name="ce12" office:value-type="float" calcext:value-type="float" office:value="18012.52">
            <text:p>18012.52</text:p>
          </table:table-cell>
          <table:table-cell table:style-name="ce13" office:value-type="float" calcext:value-type="float" office:value="16177.694">
            <text:p>16177.694</text:p>
          </table:table-cell>
          <table:table-cell table:style-name="ce5" office:value-type="float" calcext:value-type="float" office:value="9162">
            <text:p>9162</text:p>
          </table:table-cell>
          <table:table-cell table:number-columns-repeated="1024"/>
        </table:table-row>
        <table:table-row table:style-name="ro21">
          <table:table-cell table:style-name="ce5" office:value-type="float" calcext:value-type="float" office:value="1966">
            <text:p>1966</text:p>
          </table:table-cell>
          <table:table-cell table:style-name="ce7" office:value-type="float" calcext:value-type="float" office:value="61.737606">
            <text:p>61.737606</text:p>
          </table:table-cell>
          <table:table-cell table:style-name="ce11" office:value-type="float" calcext:value-type="float" office:value="9.2098440000000004">
            <text:p>9.2098440000000004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14" office:value-type="float" calcext:value-type="float" office:value="2909.136">
            <text:p>2909.136</text:p>
          </table:table-cell>
          <table:table-cell table:style-name="ce6" office:value-type="float" calcext:value-type="float" office:value="97.704970000000003">
            <text:p>97.704970000000003</text:p>
          </table:table-cell>
          <table:table-cell table:style-name="ce14" office:value-type="float" calcext:value-type="float" office:value="6868.8140000000003">
            <text:p>6868.8140000000003</text:p>
          </table:table-cell>
          <table:table-cell table:style-name="ce13" office:value-type="float" calcext:value-type="float" office:value="19427.398000000001">
            <text:p>19427.398000000001</text:p>
          </table:table-cell>
          <table:table-cell table:style-name="ce13" office:value-type="float" calcext:value-type="float" office:value="16359.431">
            <text:p>16359.431</text:p>
          </table:table-cell>
          <table:table-cell table:style-name="ce5" office:value-type="float" calcext:value-type="float" office:value="9218">
            <text:p>9218</text:p>
          </table:table-cell>
          <table:table-cell table:number-columns-repeated="1024"/>
        </table:table-row>
        <table:table-row table:style-name="ro22">
          <table:table-cell table:style-name="ce5" office:value-type="float" calcext:value-type="float" office:value="1967">
            <text:p>1967</text:p>
          </table:table-cell>
          <table:table-cell table:style-name="ce6" office:value-type="float" calcext:value-type="float" office:value="62.353380000000001">
            <text:p>62.353380000000001</text:p>
          </table:table-cell>
          <table:table-cell table:style-name="ce11" office:value-type="float" calcext:value-type="float" office:value="9.3837159999999997">
            <text:p>9.3837159999999997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10" office:value-type="float" calcext:value-type="float" office:value="2973.9692">
            <text:p>2973.9692</text:p>
          </table:table-cell>
          <table:table-cell table:style-name="ce8" office:value-type="float" calcext:value-type="float" office:value="116.35517">
            <text:p>116.35517</text:p>
          </table:table-cell>
          <table:table-cell table:style-name="ce14" office:value-type="float" calcext:value-type="float" office:value="7374.058">
            <text:p>7374.058</text:p>
          </table:table-cell>
          <table:table-cell table:style-name="ce13" office:value-type="float" calcext:value-type="float" office:value="20779.828000000001">
            <text:p>20779.828000000001</text:p>
          </table:table-cell>
          <table:table-cell table:style-name="ce13" office:value-type="float" calcext:value-type="float" office:value="16095.517">
            <text:p>16095.517</text:p>
          </table:table-cell>
          <table:table-cell table:style-name="ce5" office:value-type="float" calcext:value-type="float" office:value="9274">
            <text:p>9274</text:p>
          </table:table-cell>
          <table:table-cell table:number-columns-repeated="1024"/>
        </table:table-row>
        <table:table-row table:style-name="ro23">
          <table:table-cell table:style-name="ce5" office:value-type="float" calcext:value-type="float" office:value="1968">
            <text:p>1968</text:p>
          </table:table-cell>
          <table:table-cell table:style-name="ce6" office:value-type="float" calcext:value-type="float" office:value="69.031909999999996">
            <text:p>69.031909999999996</text:p>
          </table:table-cell>
          <table:table-cell table:style-name="ce15" office:value-type="float" calcext:value-type="float" office:value="9.5538000000000007">
            <text:p>9.5538000000000007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10" office:value-type="float" calcext:value-type="float" office:value="3132.3051999999998">
            <text:p>3132.3051999999998</text:p>
          </table:table-cell>
          <table:table-cell table:style-name="ce8" office:value-type="float" calcext:value-type="float" office:value="147.87189000000001">
            <text:p>147.87189000000001</text:p>
          </table:table-cell>
          <table:table-cell table:style-name="ce10" office:value-type="float" calcext:value-type="float" office:value="8044.3477000000003">
            <text:p>8044.3477000000003</text:p>
          </table:table-cell>
          <table:table-cell table:style-name="ce13" office:value-type="float" calcext:value-type="float" office:value="22511.285">
            <text:p>22511.285</text:p>
          </table:table-cell>
          <table:table-cell table:style-name="ce13" office:value-type="float" calcext:value-type="float" office:value="16333.143">
            <text:p>16333.143</text:p>
          </table:table-cell>
          <table:table-cell table:style-name="ce5" office:value-type="float" calcext:value-type="float" office:value="9331">
            <text:p>9331</text:p>
          </table:table-cell>
          <table:table-cell table:number-columns-repeated="1024"/>
        </table:table-row>
        <table:table-row table:style-name="ro24">
          <table:table-cell table:style-name="ce5" office:value-type="float" calcext:value-type="float" office:value="1969">
            <text:p>1969</text:p>
          </table:table-cell>
          <table:table-cell table:style-name="ce7" office:value-type="float" calcext:value-type="float" office:value="72.558716000000004">
            <text:p>72.558716000000004</text:p>
          </table:table-cell>
          <table:table-cell table:style-name="ce11" office:value-type="float" calcext:value-type="float" office:value="9.7239810000000002">
            <text:p>9.7239810000000002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10" office:value-type="float" calcext:value-type="float" office:value="3316.9805000000001">
            <text:p>3316.9805000000001</text:p>
          </table:table-cell>
          <table:table-cell table:style-name="ce8" office:value-type="float" calcext:value-type="float" office:value="175.31134">
            <text:p>175.31134</text:p>
          </table:table-cell>
          <table:table-cell table:style-name="ce14" office:value-type="float" calcext:value-type="float" office:value="8833.4339999999993">
            <text:p>8833.4339999999993</text:p>
          </table:table-cell>
          <table:table-cell table:style-name="ce13" office:value-type="float" calcext:value-type="float" office:value="24446.173999999999">
            <text:p>24446.173999999999</text:p>
          </table:table-cell>
          <table:table-cell table:style-name="ce5" office:value-type="float" calcext:value-type="float" office:value="16847">
            <text:p>16847</text:p>
          </table:table-cell>
          <table:table-cell table:style-name="ce5" office:value-type="float" calcext:value-type="float" office:value="9387">
            <text:p>9387</text:p>
          </table:table-cell>
          <table:table-cell table:number-columns-repeated="1024"/>
        </table:table-row>
        <table:table-row table:style-name="ro25">
          <table:table-cell table:style-name="ce5" office:value-type="float" calcext:value-type="float" office:value="1970">
            <text:p>1970</text:p>
          </table:table-cell>
          <table:table-cell table:style-name="ce6" office:value-type="float" calcext:value-type="float" office:value="80.337950000000006">
            <text:p>80.337950000000006</text:p>
          </table:table-cell>
          <table:table-cell table:style-name="ce7" office:value-type="float" calcext:value-type="float" office:value="13.501493999999999">
            <text:p>13.501493999999999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10" office:value-type="float" calcext:value-type="float" office:value="3473.4265">
            <text:p>3473.4265</text:p>
          </table:table-cell>
          <table:table-cell table:style-name="ce8" office:value-type="float" calcext:value-type="float" office:value="223.80801">
            <text:p>223.80801</text:p>
          </table:table-cell>
          <table:table-cell table:style-name="ce14" office:value-type="float" calcext:value-type="float" office:value="9614.8089999999993">
            <text:p>9614.8089999999993</text:p>
          </table:table-cell>
          <table:table-cell table:style-name="ce13" office:value-type="float" calcext:value-type="float" office:value="26672.713">
            <text:p>26672.713</text:p>
          </table:table-cell>
          <table:table-cell table:style-name="ce13" office:value-type="float" calcext:value-type="float" office:value="17087.004000000001">
            <text:p>17087.004000000001</text:p>
          </table:table-cell>
          <table:table-cell table:style-name="ce5" office:value-type="float" calcext:value-type="float" office:value="9444">
            <text:p>9444</text:p>
          </table:table-cell>
          <table:table-cell table:number-columns-repeated="1024"/>
        </table:table-row>
        <table:table-row table:style-name="ro26">
          <table:table-cell table:style-name="ce5" office:value-type="float" calcext:value-type="float" office:value="1971">
            <text:p>1971</text:p>
          </table:table-cell>
          <table:table-cell table:style-name="ce7" office:value-type="float" calcext:value-type="float" office:value="87.339066000000003">
            <text:p>87.339066000000003</text:p>
          </table:table-cell>
          <table:table-cell table:style-name="ce7" office:value-type="float" calcext:value-type="float" office:value="13.562146">
            <text:p>13.562146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14" office:value-type="float" calcext:value-type="float" office:value="3628.942">
            <text:p>3628.942</text:p>
          </table:table-cell>
          <table:table-cell table:style-name="ce8" office:value-type="float" calcext:value-type="float" office:value="311.28723000000002">
            <text:p>311.28723000000002</text:p>
          </table:table-cell>
          <table:table-cell table:style-name="ce12" office:value-type="float" calcext:value-type="float" office:value="10293.190000000001">
            <text:p>10293.190000000001</text:p>
          </table:table-cell>
          <table:table-cell table:style-name="ce13" office:value-type="float" calcext:value-type="float" office:value="28117.907999999999">
            <text:p>28117.907999999999</text:p>
          </table:table-cell>
          <table:table-cell table:style-name="ce13" office:value-type="float" calcext:value-type="float" office:value="16986.386999999999">
            <text:p>16986.386999999999</text:p>
          </table:table-cell>
          <table:table-cell table:style-name="ce5" office:value-type="float" calcext:value-type="float" office:value="9499">
            <text:p>9499</text:p>
          </table:table-cell>
          <table:table-cell table:number-columns-repeated="1024"/>
        </table:table-row>
        <table:table-row table:style-name="ro27">
          <table:table-cell table:style-name="ce5" office:value-type="float" calcext:value-type="float" office:value="1972">
            <text:p>1972</text:p>
          </table:table-cell>
          <table:table-cell table:style-name="ce6" office:value-type="float" calcext:value-type="float" office:value="93.402019999999993">
            <text:p>93.402019999999993</text:p>
          </table:table-cell>
          <table:table-cell table:style-name="ce6" office:value-type="float" calcext:value-type="float" office:value="14.82311">
            <text:p>14.82311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14" office:value-type="float" calcext:value-type="float" office:value="3798.634">
            <text:p>3798.634</text:p>
          </table:table-cell>
          <table:table-cell table:style-name="ce8" office:value-type="float" calcext:value-type="float" office:value="431.79926">
            <text:p>431.79926</text:p>
          </table:table-cell>
          <table:table-cell table:style-name="ce13" office:value-type="float" calcext:value-type="float" office:value="10861.713">
            <text:p>10861.713</text:p>
          </table:table-cell>
          <table:table-cell table:style-name="ce13" office:value-type="float" calcext:value-type="float" office:value="30331.375">
            <text:p>30331.375</text:p>
          </table:table-cell>
          <table:table-cell table:style-name="ce13" office:value-type="float" calcext:value-type="float" office:value="17168.226999999999">
            <text:p>17168.226999999999</text:p>
          </table:table-cell>
          <table:table-cell table:style-name="ce5" office:value-type="float" calcext:value-type="float" office:value="9553">
            <text:p>9553</text:p>
          </table:table-cell>
          <table:table-cell table:number-columns-repeated="1024"/>
        </table:table-row>
        <table:table-row table:style-name="ro28">
          <table:table-cell table:style-name="ce5" office:value-type="float" calcext:value-type="float" office:value="1973">
            <text:p>1973</text:p>
          </table:table-cell>
          <table:table-cell table:style-name="ce8" office:value-type="float" calcext:value-type="float" office:value="100.24630999999999">
            <text:p>100.24630999999999</text:p>
          </table:table-cell>
          <table:table-cell table:style-name="ce7" office:value-type="float" calcext:value-type="float" office:value="14.250557000000001">
            <text:p>14.250557000000001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14" office:value-type="float" calcext:value-type="float" office:value="3852.9949999999999">
            <text:p>3852.9949999999999</text:p>
          </table:table-cell>
          <table:table-cell table:style-name="ce9" office:value-type="float" calcext:value-type="float" office:value="578.57370000000003">
            <text:p>578.57370000000003</text:p>
          </table:table-cell>
          <table:table-cell table:style-name="ce13" office:value-type="float" calcext:value-type="float" office:value="11377.832">
            <text:p>11377.832</text:p>
          </table:table-cell>
          <table:table-cell table:style-name="ce13" office:value-type="float" calcext:value-type="float" office:value="32722.134999999998">
            <text:p>32722.134999999998</text:p>
          </table:table-cell>
          <table:table-cell table:style-name="ce13" office:value-type="float" calcext:value-type="float" office:value="17683.567999999999">
            <text:p>17683.567999999999</text:p>
          </table:table-cell>
          <table:table-cell table:style-name="ce5" office:value-type="float" calcext:value-type="float" office:value="9608">
            <text:p>9608</text:p>
          </table:table-cell>
          <table:table-cell table:number-columns-repeated="1024"/>
        </table:table-row>
        <table:table-row table:style-name="ro29">
          <table:table-cell table:style-name="ce5" office:value-type="float" calcext:value-type="float" office:value="1974">
            <text:p>1974</text:p>
          </table:table-cell>
          <table:table-cell table:style-name="ce8" office:value-type="float" calcext:value-type="float" office:value="106.87296000000001">
            <text:p>106.87296000000001</text:p>
          </table:table-cell>
          <table:table-cell table:style-name="ce7" office:value-type="float" calcext:value-type="float" office:value="14.334716">
            <text:p>14.334716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10" office:value-type="float" calcext:value-type="float" office:value="4232.1367">
            <text:p>4232.1367</text:p>
          </table:table-cell>
          <table:table-cell table:style-name="ce8" office:value-type="float" calcext:value-type="float" office:value="756.48175000000003">
            <text:p>756.48175000000003</text:p>
          </table:table-cell>
          <table:table-cell table:style-name="ce13" office:value-type="float" calcext:value-type="float" office:value="11659.859">
            <text:p>11659.859</text:p>
          </table:table-cell>
          <table:table-cell table:style-name="ce13" office:value-type="float" calcext:value-type="float" office:value="32224.648000000001">
            <text:p>32224.648000000001</text:p>
          </table:table-cell>
          <table:table-cell table:style-name="ce13" office:value-type="float" calcext:value-type="float" office:value="17696.432000000001">
            <text:p>17696.432000000001</text:p>
          </table:table-cell>
          <table:table-cell table:style-name="ce5" office:value-type="float" calcext:value-type="float" office:value="9663">
            <text:p>9663</text:p>
          </table:table-cell>
          <table:table-cell table:number-columns-repeated="1024"/>
        </table:table-row>
        <table:table-row table:style-name="ro30">
          <table:table-cell table:style-name="ce5" office:value-type="float" calcext:value-type="float" office:value="1975">
            <text:p>1975</text:p>
          </table:table-cell>
          <table:table-cell table:style-name="ce9" office:value-type="float" calcext:value-type="float" office:value="108.1472">
            <text:p>108.1472</text:p>
          </table:table-cell>
          <table:table-cell table:style-name="ce7" office:value-type="float" calcext:value-type="float" office:value="13.688392">
            <text:p>13.688392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10" office:value-type="float" calcext:value-type="float" office:value="4284.3325000000004">
            <text:p>4284.3325000000004</text:p>
          </table:table-cell>
          <table:table-cell table:style-name="ce10" office:value-type="float" calcext:value-type="float" office:value="1049.4496999999999">
            <text:p>1049.4496999999999</text:p>
          </table:table-cell>
          <table:table-cell table:style-name="ce13" office:value-type="float" calcext:value-type="float" office:value="11659.736000000001">
            <text:p>11659.736000000001</text:p>
          </table:table-cell>
          <table:table-cell table:style-name="ce13" office:value-type="float" calcext:value-type="float" office:value="31992.346000000001">
            <text:p>31992.346000000001</text:p>
          </table:table-cell>
          <table:table-cell table:style-name="ce13" office:value-type="float" calcext:value-type="float" office:value="18045.436000000002">
            <text:p>18045.436000000002</text:p>
          </table:table-cell>
          <table:table-cell table:style-name="ce5" office:value-type="float" calcext:value-type="float" office:value="9718">
            <text:p>9718</text:p>
          </table:table-cell>
          <table:table-cell table:number-columns-repeated="1024"/>
        </table:table-row>
        <table:table-row table:style-name="ro31">
          <table:table-cell table:style-name="ce5" office:value-type="float" calcext:value-type="float" office:value="1976">
            <text:p>1976</text:p>
          </table:table-cell>
          <table:table-cell table:style-name="ce8" office:value-type="float" calcext:value-type="float" office:value="120.57106">
            <text:p>120.57106</text:p>
          </table:table-cell>
          <table:table-cell table:style-name="ce7" office:value-type="float" calcext:value-type="float" office:value="13.751189">
            <text:p>13.751189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10" office:value-type="float" calcext:value-type="float" office:value="4267.3393999999998">
            <text:p>4267.3393999999998</text:p>
          </table:table-cell>
          <table:table-cell table:style-name="ce10" office:value-type="float" calcext:value-type="float" office:value="1227.7114999999999">
            <text:p>1227.7114999999999</text:p>
          </table:table-cell>
          <table:table-cell table:style-name="ce13" office:value-type="float" calcext:value-type="float" office:value="12354.138999999999">
            <text:p>12354.138999999999</text:p>
          </table:table-cell>
          <table:table-cell table:style-name="ce13" office:value-type="float" calcext:value-type="float" office:value="34059.953000000001">
            <text:p>34059.953000000001</text:p>
          </table:table-cell>
          <table:table-cell table:style-name="ce13" office:value-type="float" calcext:value-type="float" office:value="18699.785">
            <text:p>18699.785</text:p>
          </table:table-cell>
          <table:table-cell table:style-name="ce5" office:value-type="float" calcext:value-type="float" office:value="9774">
            <text:p>9774</text:p>
          </table:table-cell>
          <table:table-cell table:number-columns-repeated="1024"/>
        </table:table-row>
        <table:table-row table:style-name="ro32">
          <table:table-cell table:style-name="ce5" office:value-type="float" calcext:value-type="float" office:value="1977">
            <text:p>1977</text:p>
          </table:table-cell>
          <table:table-cell table:style-name="ce16" office:value-type="float" calcext:value-type="float" office:value="127.26662399999999">
            <text:p>127.26662399999999</text:p>
          </table:table-cell>
          <table:table-cell table:style-name="ce7" office:value-type="float" calcext:value-type="float" office:value="18.318535000000001">
            <text:p>18.318535000000001</text:p>
          </table:table-cell>
          <table:table-cell table:style-name="ce5" office:value-type="float" calcext:value-type="float" office:value="0">
            <text:p>0</text:p>
          </table:table-cell>
          <table:table-cell table:style-name="ce5" office:value-type="float" calcext:value-type="float" office:value="0">
            <text:p>0</text:p>
          </table:table-cell>
          <table:table-cell table:style-name="ce14" office:value-type="float" calcext:value-type="float" office:value="4410.8590000000004">
            <text:p>4410.8590000000004</text:p>
          </table:table-cell>
          <table:table-cell table:style-name="ce10" office:value-type="float" calcext:value-type="float" office:value="1528.1375">
            <text:p>1528.1375</text:p>
          </table:table-cell>
          <table:table-cell table:style-name="ce13" office:value-type="float" calcext:value-type="float" office:value="12759.838">
            <text:p>12759.838</text:p>
          </table:table-cell>
          <table:table-cell table:style-name="ce13" office:value-type="float" calcext:value-type="float" office:value="35189.733999999997">
            <text:p>35189.733999999997</text:p>
          </table:table-cell>
          <table:table-cell table:style-name="ce13" office:value-type="float" calcext:value-type="float" office:value="19267.412">
            <text:p>19267.412</text:p>
          </table:table-cell>
          <table:table-cell table:style-name="ce5" office:value-type="float" calcext:value-type="float" office:value="9830">
            <text:p>9830</text:p>
          </table:table-cell>
          <table:table-cell table:number-columns-repeated="1024"/>
        </table:table-row>
        <table:table-row table:style-name="ro33">
          <table:table-cell table:style-name="ce5" office:value-type="float" calcext:value-type="float" office:value="1978">
            <text:p>1978</text:p>
          </table:table-cell>
          <table:table-cell table:style-name="ce8" office:value-type="float" calcext:value-type="float" office:value="135.02681999999999">
            <text:p>135.02681999999999</text:p>
          </table:table-cell>
          <table:table-cell table:style-name="ce7" office:value-type="float" calcext:value-type="float" office:value="23.178774000000001">
            <text:p>23.178774000000001</text:p>
          </table:table-cell>
          <table:table-cell table:style-name="ce5" office:value-type="float" calcext:value-type="float" office:value="0">
            <text:p>0</text:p>
          </table:table-cell>
          <table:table-cell table:style-name="ce17" office:value-type="float" calcext:value-type="float" office:value="0.0088710000000000004">
            <text:p>0.0088710000000000004</text:p>
          </table:table-cell>
          <table:table-cell table:style-name="ce14" office:value-type="float" calcext:value-type="float" office:value="4773.7110000000002">
            <text:p>4773.7110000000002</text:p>
          </table:table-cell>
          <table:table-cell table:style-name="ce10" office:value-type="float" calcext:value-type="float" office:value="1775.7009">
            <text:p>1775.7009</text:p>
          </table:table-cell>
          <table:table-cell table:style-name="ce13" office:value-type="float" calcext:value-type="float" office:value="13293.947">
            <text:p>13293.947</text:p>
          </table:table-cell>
          <table:table-cell table:style-name="ce12" office:value-type="float" calcext:value-type="float" office:value="36703.980000000003">
            <text:p>36703.980000000003</text:p>
          </table:table-cell>
          <table:table-cell table:style-name="ce12" office:value-type="float" calcext:value-type="float" office:value="19467.490000000002">
            <text:p>19467.490000000002</text:p>
          </table:table-cell>
          <table:table-cell table:style-name="ce5" office:value-type="float" calcext:value-type="float" office:value="9886">
            <text:p>9886</text:p>
          </table:table-cell>
          <table:table-cell table:number-columns-repeated="1024"/>
        </table:table-row>
        <table:table-row table:style-name="ro34">
          <table:table-cell table:style-name="ce5" office:value-type="float" calcext:value-type="float" office:value="1979">
            <text:p>1979</text:p>
          </table:table-cell>
          <table:table-cell table:style-name="ce8" office:value-type="float" calcext:value-type="float" office:value="144.51552000000001">
            <text:p>144.51552000000001</text:p>
          </table:table-cell>
          <table:table-cell table:style-name="ce7" office:value-type="float" calcext:value-type="float" office:value="28.023213999999999">
            <text:p>28.023213999999999</text:p>
          </table:table-cell>
          <table:table-cell table:style-name="ce5" office:value-type="float" calcext:value-type="float" office:value="0">
            <text:p>0</text:p>
          </table:table-cell>
          <table:table-cell table:style-name="ce17" office:value-type="float" calcext:value-type="float" office:value="0.017742000000000001">
            <text:p>0.017742000000000001</text:p>
          </table:table-cell>
          <table:table-cell table:style-name="ce14" office:value-type="float" calcext:value-type="float" office:value="5012.6469999999999">
            <text:p>5012.6469999999999</text:p>
          </table:table-cell>
          <table:table-cell table:style-name="ce10" office:value-type="float" calcext:value-type="float" office:value="1846.8245999999999">
            <text:p>1846.8245999999999</text:p>
          </table:table-cell>
          <table:table-cell table:style-name="ce13" office:value-type="float" calcext:value-type="float" office:value="14118.029">
            <text:p>14118.029</text:p>
          </table:table-cell>
          <table:table-cell table:style-name="ce13" office:value-type="float" calcext:value-type="float" office:value="37182.266000000003">
            <text:p>37182.266000000003</text:p>
          </table:table-cell>
          <table:table-cell table:style-name="ce13" office:value-type="float" calcext:value-type="float" office:value="20370.578000000001">
            <text:p>20370.578000000001</text:p>
          </table:table-cell>
          <table:table-cell table:style-name="ce5" office:value-type="float" calcext:value-type="float" office:value="9943">
            <text:p>9943</text:p>
          </table:table-cell>
          <table:table-cell table:number-columns-repeated="1024"/>
        </table:table-row>
        <table:table-row table:style-name="ro35">
          <table:table-cell table:style-name="ce5" office:value-type="float" calcext:value-type="float" office:value="1980">
            <text:p>1980</text:p>
          </table:table-cell>
          <table:table-cell table:style-name="ce8" office:value-type="float" calcext:value-type="float" office:value="153.78856999999999">
            <text:p>153.78856999999999</text:p>
          </table:table-cell>
          <table:table-cell table:style-name="ce6" office:value-type="float" calcext:value-type="float" office:value="32.786119999999997">
            <text:p>32.786119999999997</text:p>
          </table:table-cell>
          <table:table-cell table:style-name="ce5" office:value-type="float" calcext:value-type="float" office:value="0">
            <text:p>0</text:p>
          </table:table-cell>
          <table:table-cell table:style-name="ce17" office:value-type="float" calcext:value-type="float" office:value="0.031047999999999999">
            <text:p>0.031047999999999999</text:p>
          </table:table-cell>
          <table:table-cell table:style-name="ce10" office:value-type="float" calcext:value-type="float" office:value="5120.4687999999996">
            <text:p>5120.4687999999996</text:p>
          </table:table-cell>
          <table:table-cell table:style-name="ce10" office:value-type="float" calcext:value-type="float" office:value="2020.0956000000001">
            <text:p>2020.0956000000001</text:p>
          </table:table-cell>
          <table:table-cell table:style-name="ce13" office:value-type="float" calcext:value-type="float" office:value="14236.960999999999">
            <text:p>14236.960999999999</text:p>
          </table:table-cell>
          <table:table-cell table:style-name="ce13" office:value-type="float" calcext:value-type="float" office:value="35561.332000000002">
            <text:p>35561.332000000002</text:p>
          </table:table-cell>
          <table:table-cell table:style-name="ce13" office:value-type="float" calcext:value-type="float" office:value="20877.782999999999">
            <text:p>20877.782999999999</text:p>
          </table:table-cell>
          <table:table-cell table:style-name="ce5" office:value-type="float" calcext:value-type="float" office:value="10000">
            <text:p>10000</text:p>
          </table:table-cell>
          <table:table-cell table:number-columns-repeated="1024"/>
        </table:table-row>
        <table:table-row table:style-name="ro36">
          <table:table-cell table:style-name="ce5" office:value-type="float" calcext:value-type="float" office:value="1981">
            <text:p>1981</text:p>
          </table:table-cell>
          <table:table-cell table:style-name="ce9" office:value-type="float" calcext:value-type="float" office:value="164.9076">
            <text:p>164.9076</text:p>
          </table:table-cell>
          <table:table-cell table:style-name="ce7" office:value-type="float" calcext:value-type="float" office:value="29.747923">
            <text:p>29.747923</text:p>
          </table:table-cell>
          <table:table-cell table:style-name="ce5" office:value-type="float" calcext:value-type="float" office:value="0">
            <text:p>0</text:p>
          </table:table-cell>
          <table:table-cell table:style-name="ce17" office:value-type="float" calcext:value-type="float" office:value="0.031047999999999999">
            <text:p>0.031047999999999999</text:p>
          </table:table-cell>
          <table:table-cell table:style-name="ce10" office:value-type="float" calcext:value-type="float" office:value="5230.6283999999996">
            <text:p>5230.6283999999996</text:p>
          </table:table-cell>
          <table:table-cell table:style-name="ce10" office:value-type="float" calcext:value-type="float" office:value="2385.6428000000001">
            <text:p>2385.6428000000001</text:p>
          </table:table-cell>
          <table:table-cell table:style-name="ce13" office:value-type="float" calcext:value-type="float" office:value="14395.873">
            <text:p>14395.873</text:p>
          </table:table-cell>
          <table:table-cell table:style-name="ce13" office:value-type="float" calcext:value-type="float" office:value="34295.703000000001">
            <text:p>34295.703000000001</text:p>
          </table:table-cell>
          <table:table-cell table:style-name="ce13" office:value-type="float" calcext:value-type="float" office:value="21158.002">
            <text:p>21158.002</text:p>
          </table:table-cell>
          <table:table-cell table:style-name="ce5" office:value-type="float" calcext:value-type="float" office:value="10106">
            <text:p>10106</text:p>
          </table:table-cell>
          <table:table-cell table:number-columns-repeated="1024"/>
        </table:table-row>
        <table:table-row table:style-name="ro37">
          <table:table-cell table:style-name="ce5" office:value-type="float" calcext:value-type="float" office:value="1982">
            <text:p>1982</text:p>
          </table:table-cell>
          <table:table-cell table:style-name="ce9" office:value-type="float" calcext:value-type="float" office:value="191.2329">
            <text:p>191.2329</text:p>
          </table:table-cell>
          <table:table-cell table:style-name="ce7" office:value-type="float" calcext:value-type="float" office:value="37.556244">
            <text:p>37.556244</text:p>
          </table:table-cell>
          <table:table-cell table:style-name="ce5" office:value-type="float" calcext:value-type="float" office:value="0">
            <text:p>0</text:p>
          </table:table-cell>
          <table:table-cell table:style-name="ce17" office:value-type="float" calcext:value-type="float" office:value="0.054704000000000003">
            <text:p>0.054704000000000003</text:p>
          </table:table-cell>
          <table:table-cell table:style-name="ce10" office:value-type="float" calcext:value-type="float" office:value="5325.2655999999997">
            <text:p>5325.2655999999997</text:p>
          </table:table-cell>
          <table:table-cell table:style-name="ce10" office:value-type="float" calcext:value-type="float" office:value="2588.3173999999999">
            <text:p>2588.3173999999999</text:p>
          </table:table-cell>
          <table:table-cell table:style-name="ce13" office:value-type="float" calcext:value-type="float" office:value="14469.731">
            <text:p>14469.731</text:p>
          </table:table-cell>
          <table:table-cell table:style-name="ce13" office:value-type="float" calcext:value-type="float" office:value="33270.605000000003">
            <text:p>33270.605000000003</text:p>
          </table:table-cell>
          <table:table-cell table:style-name="ce13" office:value-type="float" calcext:value-type="float" office:value="21395.425999999999">
            <text:p>21395.425999999999</text:p>
          </table:table-cell>
          <table:table-cell table:style-name="ce5" office:value-type="float" calcext:value-type="float" office:value="10213">
            <text:p>10213</text:p>
          </table:table-cell>
          <table:table-cell table:number-columns-repeated="1024"/>
        </table:table-row>
        <table:table-row table:style-name="ro38">
          <table:table-cell table:style-name="ce5" office:value-type="float" calcext:value-type="float" office:value="1983">
            <text:p>1983</text:p>
          </table:table-cell>
          <table:table-cell table:style-name="ce8" office:value-type="float" calcext:value-type="float" office:value="211.77058">
            <text:p>211.77058</text:p>
          </table:table-cell>
          <table:table-cell table:style-name="ce6" office:value-type="float" calcext:value-type="float" office:value="49.019240000000003">
            <text:p>49.019240000000003</text:p>
          </table:table-cell>
          <table:table-cell table:style-name="ce17" office:value-type="float" calcext:value-type="float" office:value="0.0088710000000000004">
            <text:p>0.0088710000000000004</text:p>
          </table:table-cell>
          <table:table-cell table:style-name="ce18" office:value-type="float" calcext:value-type="float" office:value="0.096974000000000005">
            <text:p>0.096974000000000005</text:p>
          </table:table-cell>
          <table:table-cell table:style-name="ce10" office:value-type="float" calcext:value-type="float" office:value="5552.5424999999996">
            <text:p>5552.5424999999996</text:p>
          </table:table-cell>
          <table:table-cell table:style-name="ce14" office:value-type="float" calcext:value-type="float" office:value="2933.4589999999998">
            <text:p>2933.4589999999998</text:p>
          </table:table-cell>
          <table:table-cell table:style-name="ce13" office:value-type="float" calcext:value-type="float" office:value="14703.825999999999">
            <text:p>14703.825999999999</text:p>
          </table:table-cell>
          <table:table-cell table:style-name="ce13" office:value-type="float" calcext:value-type="float" office:value="33099.758000000002">
            <text:p>33099.758000000002</text:p>
          </table:table-cell>
          <table:table-cell table:style-name="ce12" office:value-type="float" calcext:value-type="float" office:value="22050.970000000001">
            <text:p>22050.970000000001</text:p>
          </table:table-cell>
          <table:table-cell table:style-name="ce5" office:value-type="float" calcext:value-type="float" office:value="10321">
            <text:p>10321</text:p>
          </table:table-cell>
          <table:table-cell table:number-columns-repeated="1024"/>
        </table:table-row>
        <table:table-row table:style-name="ro39">
          <table:table-cell table:style-name="ce5" office:value-type="float" calcext:value-type="float" office:value="1984">
            <text:p>1984</text:p>
          </table:table-cell>
          <table:table-cell table:style-name="ce8" office:value-type="float" calcext:value-type="float" office:value="236.32065">
            <text:p>236.32065</text:p>
          </table:table-cell>
          <table:table-cell table:style-name="ce7" office:value-type="float" calcext:value-type="float" office:value="57.806423000000002">
            <text:p>57.806423000000002</text:p>
          </table:table-cell>
          <table:table-cell table:style-name="ce17" office:value-type="float" calcext:value-type="float" office:value="0.018662000000000002">
            <text:p>0.018662000000000002</text:p>
          </table:table-cell>
          <table:table-cell table:style-name="ce18" office:value-type="float" calcext:value-type="float" office:value="0.13234199999999999">
            <text:p>0.13234199999999999</text:p>
          </table:table-cell>
          <table:table-cell table:style-name="ce19" office:value-type="float" calcext:value-type="float" office:value="5740.6199999999999">
            <text:p>5740.6199999999999</text:p>
          </table:table-cell>
          <table:table-cell table:style-name="ce10" office:value-type="float" calcext:value-type="float" office:value="3559.8566999999998">
            <text:p>3559.8566999999998</text:p>
          </table:table-cell>
          <table:table-cell table:style-name="ce13" office:value-type="float" calcext:value-type="float" office:value="15902.675999999999">
            <text:p>15902.675999999999</text:p>
          </table:table-cell>
          <table:table-cell table:style-name="ce13" office:value-type="float" calcext:value-type="float" office:value="33624.366999999998">
            <text:p>33624.366999999998</text:p>
          </table:table-cell>
          <table:table-cell table:style-name="ce12" office:value-type="float" calcext:value-type="float" office:value="23008.439999999999">
            <text:p>23008.439999999999</text:p>
          </table:table-cell>
          <table:table-cell table:style-name="ce5" office:value-type="float" calcext:value-type="float" office:value="10430">
            <text:p>10430</text:p>
          </table:table-cell>
          <table:table-cell table:number-columns-repeated="1024"/>
        </table:table-row>
        <table:table-row table:style-name="ro40">
          <table:table-cell table:style-name="ce5" office:value-type="float" calcext:value-type="float" office:value="1985">
            <text:p>1985</text:p>
          </table:table-cell>
          <table:table-cell table:style-name="ce9" office:value-type="float" calcext:value-type="float" office:value="243.1773">
            <text:p>243.1773</text:p>
          </table:table-cell>
          <table:table-cell table:style-name="ce6" office:value-type="float" calcext:value-type="float" office:value="68.410089999999997">
            <text:p>68.410089999999997</text:p>
          </table:table-cell>
          <table:table-cell table:style-name="ce18" office:value-type="float" calcext:value-type="float" office:value="0.034736999999999997">
            <text:p>0.034736999999999997</text:p>
          </table:table-cell>
          <table:table-cell table:style-name="ce18" office:value-type="float" calcext:value-type="float" office:value="0.18989800000000001">
            <text:p>0.18989800000000001</text:p>
          </table:table-cell>
          <table:table-cell table:style-name="ce14" office:value-type="float" calcext:value-type="float" office:value="5852.6019999999999">
            <text:p>5852.6019999999999</text:p>
          </table:table-cell>
          <table:table-cell table:style-name="ce10" office:value-type="float" calcext:value-type="float" office:value="4224.8374000000003">
            <text:p>4224.8374000000003</text:p>
          </table:table-cell>
          <table:table-cell table:style-name="ce13" office:value-type="float" calcext:value-type="float" office:value="16262.217000000001">
            <text:p>16262.217000000001</text:p>
          </table:table-cell>
          <table:table-cell table:style-name="ce13" office:value-type="float" calcext:value-type="float" office:value="33686.311999999998">
            <text:p>33686.311999999998</text:p>
          </table:table-cell>
          <table:table-cell table:style-name="ce13" office:value-type="float" calcext:value-type="float" office:value="23996.738000000001">
            <text:p>23996.738000000001</text:p>
          </table:table-cell>
          <table:table-cell table:style-name="ce5" office:value-type="float" calcext:value-type="float" office:value="10541">
            <text:p>10541</text:p>
          </table:table-cell>
          <table:table-cell table:number-columns-repeated="1024"/>
        </table:table-row>
        <table:table-row table:style-name="ro41">
          <table:table-cell table:style-name="ce5" office:value-type="float" calcext:value-type="float" office:value="1986">
            <text:p>1986</text:p>
          </table:table-cell>
          <table:table-cell table:style-name="ce8" office:value-type="float" calcext:value-type="float" office:value="263.69817999999998">
            <text:p>263.69817999999998</text:p>
          </table:table-cell>
          <table:table-cell table:style-name="ce6" office:value-type="float" calcext:value-type="float" office:value="84.20299">
            <text:p>84.20299</text:p>
          </table:table-cell>
          <table:table-cell table:style-name="ce18" office:value-type="float" calcext:value-type="float" office:value="0.044898">
            <text:p>0.044898</text:p>
          </table:table-cell>
          <table:table-cell table:style-name="ce20" office:value-type="float" calcext:value-type="float" office:value="0.41052300000000003">
            <text:p>0.41052300000000003</text:p>
          </table:table-cell>
          <table:table-cell table:style-name="ce14" office:value-type="float" calcext:value-type="float" office:value="5931.9359999999997">
            <text:p>5931.9359999999997</text:p>
          </table:table-cell>
          <table:table-cell table:style-name="ce10" office:value-type="float" calcext:value-type="float" office:value="4525.0864000000001">
            <text:p>4525.0864000000001</text:p>
          </table:table-cell>
          <table:table-cell table:style-name="ce13" office:value-type="float" calcext:value-type="float" office:value="16421.107">
            <text:p>16421.107</text:p>
          </table:table-cell>
          <table:table-cell table:style-name="ce12" office:value-type="float" calcext:value-type="float" office:value="34717.919999999998">
            <text:p>34717.919999999998</text:p>
          </table:table-cell>
          <table:table-cell table:style-name="ce13" office:value-type="float" calcext:value-type="float" office:value="24263.817999999999">
            <text:p>24263.817999999999</text:p>
          </table:table-cell>
          <table:table-cell table:style-name="ce5" office:value-type="float" calcext:value-type="float" office:value="10653">
            <text:p>10653</text:p>
          </table:table-cell>
          <table:table-cell table:number-columns-repeated="1024"/>
        </table:table-row>
        <table:table-row table:style-name="ro42">
          <table:table-cell table:style-name="ce5" office:value-type="float" calcext:value-type="float" office:value="1987">
            <text:p>1987</text:p>
          </table:table-cell>
          <table:table-cell table:style-name="ce8" office:value-type="float" calcext:value-type="float" office:value="282.46242999999998">
            <text:p>282.46242999999998</text:p>
          </table:table-cell>
          <table:table-cell table:style-name="ce6" office:value-type="float" calcext:value-type="float" office:value="85.330119999999994">
            <text:p>85.330119999999994</text:p>
          </table:table-cell>
          <table:table-cell table:style-name="ce17" office:value-type="float" calcext:value-type="float" office:value="0.031352999999999999">
            <text:p>0.031352999999999999</text:p>
          </table:table-cell>
          <table:table-cell table:style-name="ce18" office:value-type="float" calcext:value-type="float" office:value="0.57772699999999999">
            <text:p>0.57772699999999999</text:p>
          </table:table-cell>
          <table:table-cell table:style-name="ce14" office:value-type="float" calcext:value-type="float" office:value="6012.1279999999997">
            <text:p>6012.1279999999997</text:p>
          </table:table-cell>
          <table:table-cell table:style-name="ce14" office:value-type="float" calcext:value-type="float" office:value="4922.3310000000001">
            <text:p>4922.3310000000001</text:p>
          </table:table-cell>
          <table:table-cell table:style-name="ce13" office:value-type="float" calcext:value-type="float" office:value="17281.893">
            <text:p>17281.893</text:p>
          </table:table-cell>
          <table:table-cell table:style-name="ce13" office:value-type="float" calcext:value-type="float" office:value="35513.046999999999">
            <text:p>35513.046999999999</text:p>
          </table:table-cell>
          <table:table-cell table:style-name="ce13" office:value-type="float" calcext:value-type="float" office:value="25228.486000000001">
            <text:p>25228.486000000001</text:p>
          </table:table-cell>
          <table:table-cell table:style-name="ce5" office:value-type="float" calcext:value-type="float" office:value="10765">
            <text:p>10765</text:p>
          </table:table-cell>
          <table:table-cell table:number-columns-repeated="1024"/>
        </table:table-row>
        <table:table-row table:style-name="ro43">
          <table:table-cell table:style-name="ce5" office:value-type="float" calcext:value-type="float" office:value="1988">
            <text:p>1988</text:p>
          </table:table-cell>
          <table:table-cell table:style-name="ce8" office:value-type="float" calcext:value-type="float" office:value="290.88326999999998">
            <text:p>290.88326999999998</text:p>
          </table:table-cell>
          <table:table-cell table:style-name="ce7" office:value-type="float" calcext:value-type="float" office:value="89.560196000000005">
            <text:p>89.560196000000005</text:p>
          </table:table-cell>
          <table:table-cell table:style-name="ce17" office:value-type="float" calcext:value-type="float" office:value="0.030148999999999999">
            <text:p>0.030148999999999999</text:p>
          </table:table-cell>
          <table:table-cell table:style-name="ce11" office:value-type="float" calcext:value-type="float" office:value="0.98047799999999996">
            <text:p>0.98047799999999996</text:p>
          </table:table-cell>
          <table:table-cell table:style-name="ce10" office:value-type="float" calcext:value-type="float" office:value="6204.7943999999998">
            <text:p>6204.7943999999998</text:p>
          </table:table-cell>
          <table:table-cell table:style-name="ce14" office:value-type="float" calcext:value-type="float" office:value="5366.4480000000003">
            <text:p>5366.4480000000003</text:p>
          </table:table-cell>
          <table:table-cell table:style-name="ce13" office:value-type="float" calcext:value-type="float" office:value="18088.842000000001">
            <text:p>18088.842000000001</text:p>
          </table:table-cell>
          <table:table-cell table:style-name="ce13" office:value-type="float" calcext:value-type="float" office:value="36628.913999999997">
            <text:p>36628.913999999997</text:p>
          </table:table-cell>
          <table:table-cell table:style-name="ce13" office:value-type="float" calcext:value-type="float" office:value="25983.078000000001">
            <text:p>25983.078000000001</text:p>
          </table:table-cell>
          <table:table-cell table:style-name="ce5" office:value-type="float" calcext:value-type="float" office:value="10879">
            <text:p>10879</text:p>
          </table:table-cell>
          <table:table-cell table:number-columns-repeated="1024"/>
        </table:table-row>
        <table:table-row table:style-name="ro44">
          <table:table-cell table:style-name="ce5" office:value-type="float" calcext:value-type="float" office:value="1989">
            <text:p>1989</text:p>
          </table:table-cell>
          <table:table-cell table:style-name="ce8" office:value-type="float" calcext:value-type="float" office:value="322.37277">
            <text:p>322.37277</text:p>
          </table:table-cell>
          <table:table-cell table:style-name="ce6" office:value-type="float" calcext:value-type="float" office:value="95.689239999999998">
            <text:p>95.689239999999998</text:p>
          </table:table-cell>
          <table:table-cell table:style-name="ce18" office:value-type="float" calcext:value-type="float" office:value="0.77539100000000005">
            <text:p>0.77539100000000005</text:p>
          </table:table-cell>
          <table:table-cell table:style-name="ce11" office:value-type="float" calcext:value-type="float" office:value="7.8353609999999998">
            <text:p>7.8353609999999998</text:p>
          </table:table-cell>
          <table:table-cell table:style-name="ce14" office:value-type="float" calcext:value-type="float" office:value="6172.9719999999998">
            <text:p>6172.9719999999998</text:p>
          </table:table-cell>
          <table:table-cell table:style-name="ce14" office:value-type="float" calcext:value-type="float" office:value="5518.9960000000001">
            <text:p>5518.9960000000001</text:p>
          </table:table-cell>
          <table:table-cell table:style-name="ce13" office:value-type="float" calcext:value-type="float" office:value="18888.648000000001">
            <text:p>18888.648000000001</text:p>
          </table:table-cell>
          <table:table-cell table:style-name="ce13" office:value-type="float" calcext:value-type="float" office:value="37209.366999999998">
            <text:p>37209.366999999998</text:p>
          </table:table-cell>
          <table:table-cell table:style-name="ce13" office:value-type="float" calcext:value-type="float" office:value="26231.048999999999">
            <text:p>26231.048999999999</text:p>
          </table:table-cell>
          <table:table-cell table:style-name="ce5" office:value-type="float" calcext:value-type="float" office:value="10995">
            <text:p>10995</text:p>
          </table:table-cell>
          <table:table-cell table:number-columns-repeated="1024"/>
        </table:table-row>
        <table:table-row table:style-name="ro45">
          <table:table-cell table:style-name="ce5" office:value-type="float" calcext:value-type="float" office:value="1990">
            <text:p>1990</text:p>
          </table:table-cell>
          <table:table-cell table:style-name="ce9" office:value-type="float" calcext:value-type="float" office:value="361.21370000000002">
            <text:p>361.21370000000002</text:p>
          </table:table-cell>
          <table:table-cell table:style-name="ce8" office:value-type="float" calcext:value-type="float" office:value="106.56910999999999">
            <text:p>106.56910999999999</text:p>
          </table:table-cell>
          <table:table-cell table:style-name="ce20" office:value-type="float" calcext:value-type="float" office:value="1.1483460000000001">
            <text:p>1.1483460000000001</text:p>
          </table:table-cell>
          <table:table-cell table:style-name="ce7" office:value-type="float" calcext:value-type="float" office:value="10.741175999999999">
            <text:p>10.741175999999999</text:p>
          </table:table-cell>
          <table:table-cell table:style-name="ce10" office:value-type="float" calcext:value-type="float" office:value="6383.0127000000002">
            <text:p>6383.0127000000002</text:p>
          </table:table-cell>
          <table:table-cell table:style-name="ce10" office:value-type="float" calcext:value-type="float" office:value="5676.7206999999999">
            <text:p>5676.7206999999999</text:p>
          </table:table-cell>
          <table:table-cell table:style-name="ce12" office:value-type="float" calcext:value-type="float" office:value="19481.150000000001">
            <text:p>19481.150000000001</text:p>
          </table:table-cell>
          <table:table-cell table:style-name="ce5" office:value-type="float" calcext:value-type="float" office:value="37608">
            <text:p>37608</text:p>
          </table:table-cell>
          <table:table-cell table:style-name="ce13" office:value-type="float" calcext:value-type="float" office:value="25916.205000000002">
            <text:p>25916.205000000002</text:p>
          </table:table-cell>
          <table:table-cell table:style-name="ce5" office:value-type="float" calcext:value-type="float" office:value="11111">
            <text:p>11111</text:p>
          </table:table-cell>
          <table:table-cell table:number-columns-repeated="1024"/>
        </table:table-row>
        <table:table-row table:style-name="ro46">
          <table:table-cell table:style-name="ce5" office:value-type="float" calcext:value-type="float" office:value="1991">
            <text:p>1991</text:p>
          </table:table-cell>
          <table:table-cell table:style-name="ce8" office:value-type="float" calcext:value-type="float" office:value="376.84134">
            <text:p>376.84134</text:p>
          </table:table-cell>
          <table:table-cell table:style-name="ce8" office:value-type="float" calcext:value-type="float" office:value="110.64682000000001">
            <text:p>110.64682000000001</text:p>
          </table:table-cell>
          <table:table-cell table:style-name="ce20" office:value-type="float" calcext:value-type="float" office:value="1.4942340000000001">
            <text:p>1.4942340000000001</text:p>
          </table:table-cell>
          <table:table-cell table:style-name="ce7" office:value-type="float" calcext:value-type="float" office:value="12.082573">
            <text:p>12.082573</text:p>
          </table:table-cell>
          <table:table-cell table:style-name="ce14" office:value-type="float" calcext:value-type="float" office:value="6530.634">
            <text:p>6530.634</text:p>
          </table:table-cell>
          <table:table-cell table:style-name="ce14" office:value-type="float" calcext:value-type="float" office:value="5948.3109999999997">
            <text:p>5948.3109999999997</text:p>
          </table:table-cell>
          <table:table-cell table:style-name="ce13" office:value-type="float" calcext:value-type="float" office:value="19972.835999999999">
            <text:p>19972.835999999999</text:p>
          </table:table-cell>
          <table:table-cell table:style-name="ce13" office:value-type="float" calcext:value-type="float" office:value="37688.625">
            <text:p>37688.625</text:p>
          </table:table-cell>
          <table:table-cell table:style-name="ce13" office:value-type="float" calcext:value-type="float" office:value="25667.405999999999">
            <text:p>25667.405999999999</text:p>
          </table:table-cell>
          <table:table-cell table:style-name="ce5" office:value-type="float" calcext:value-type="float" office:value="11243">
            <text:p>11243</text:p>
          </table:table-cell>
          <table:table-cell table:number-columns-repeated="1024"/>
        </table:table-row>
        <table:table-row table:style-name="ro47">
          <table:table-cell table:style-name="ce5" office:value-type="float" calcext:value-type="float" office:value="1992">
            <text:p>1992</text:p>
          </table:table-cell>
          <table:table-cell table:style-name="ce8" office:value-type="float" calcext:value-type="float" office:value="404.81308000000001">
            <text:p>404.81308000000001</text:p>
          </table:table-cell>
          <table:table-cell table:style-name="ce16" office:value-type="float" calcext:value-type="float" office:value="108.705635">
            <text:p>108.705635</text:p>
          </table:table-cell>
          <table:table-cell table:style-name="ce11" office:value-type="float" calcext:value-type="float" office:value="1.3799650000000001">
            <text:p>1.3799650000000001</text:p>
          </table:table-cell>
          <table:table-cell table:style-name="ce7" office:value-type="float" calcext:value-type="float" office:value="13.994873999999999">
            <text:p>13.994873999999999</text:p>
          </table:table-cell>
          <table:table-cell table:style-name="ce14" office:value-type="float" calcext:value-type="float" office:value="6529.9610000000002">
            <text:p>6529.9610000000002</text:p>
          </table:table-cell>
          <table:table-cell table:style-name="ce10" office:value-type="float" calcext:value-type="float" office:value="5993.4633999999996">
            <text:p>5993.4633999999996</text:p>
          </table:table-cell>
          <table:table-cell table:style-name="ce13" office:value-type="float" calcext:value-type="float" office:value="20063.482">
            <text:p>20063.482</text:p>
          </table:table-cell>
          <table:table-cell table:style-name="ce12" office:value-type="float" calcext:value-type="float" office:value="38192.870000000003">
            <text:p>38192.870000000003</text:p>
          </table:table-cell>
          <table:table-cell table:style-name="ce13" office:value-type="float" calcext:value-type="float" office:value="25567.280999999999">
            <text:p>25567.280999999999</text:p>
          </table:table-cell>
          <table:table-cell table:style-name="ce5" office:value-type="float" calcext:value-type="float" office:value="11376">
            <text:p>11376</text:p>
          </table:table-cell>
          <table:table-cell table:number-columns-repeated="1024"/>
        </table:table-row>
        <table:table-row table:style-name="ro48">
          <table:table-cell table:style-name="ce5" office:value-type="float" calcext:value-type="float" office:value="1993">
            <text:p>1993</text:p>
          </table:table-cell>
          <table:table-cell table:style-name="ce8" office:value-type="float" calcext:value-type="float" office:value="418.26727">
            <text:p>418.26727</text:p>
          </table:table-cell>
          <table:table-cell table:style-name="ce8" office:value-type="float" calcext:value-type="float" office:value="114.34005000000001">
            <text:p>114.34005000000001</text:p>
          </table:table-cell>
          <table:table-cell table:style-name="ce20" office:value-type="float" calcext:value-type="float" office:value="1.6460889999999999">
            <text:p>1.6460889999999999</text:p>
          </table:table-cell>
          <table:table-cell table:style-name="ce7" office:value-type="float" calcext:value-type="float" office:value="16.867165">
            <text:p>16.867165</text:p>
          </table:table-cell>
          <table:table-cell table:style-name="ce10" office:value-type="float" calcext:value-type="float" office:value="6923.2563">
            <text:p>6923.2563</text:p>
          </table:table-cell>
          <table:table-cell table:style-name="ce10" office:value-type="float" calcext:value-type="float" office:value="6199.8696">
            <text:p>6199.8696</text:p>
          </table:table-cell>
          <table:table-cell table:style-name="ce12" office:value-type="float" calcext:value-type="float" office:value="20265.48">
            <text:p>20265.48</text:p>
          </table:table-cell>
          <table:table-cell table:style-name="ce12" office:value-type="float" calcext:value-type="float" office:value="38024.57">
            <text:p>38024.57</text:p>
          </table:table-cell>
          <table:table-cell table:style-name="ce13" office:value-type="float" calcext:value-type="float" office:value="25689.945">
            <text:p>25689.945</text:p>
          </table:table-cell>
          <table:table-cell table:style-name="ce5" office:value-type="float" calcext:value-type="float" office:value="11511">
            <text:p>11511</text:p>
          </table:table-cell>
          <table:table-cell table:number-columns-repeated="1024"/>
        </table:table-row>
        <table:table-row table:style-name="ro49">
          <table:table-cell table:style-name="ce5" office:value-type="float" calcext:value-type="float" office:value="1994">
            <text:p>1994</text:p>
          </table:table-cell>
          <table:table-cell table:style-name="ce9" office:value-type="float" calcext:value-type="float" office:value="434.6814">
            <text:p>434.6814</text:p>
          </table:table-cell>
          <table:table-cell table:style-name="ce16" office:value-type="float" calcext:value-type="float" office:value="124.101776">
            <text:p>124.101776</text:p>
          </table:table-cell>
          <table:table-cell table:style-name="ce20" office:value-type="float" calcext:value-type="float" office:value="1.765272">
            <text:p>1.765272</text:p>
          </table:table-cell>
          <table:table-cell table:style-name="ce7" office:value-type="float" calcext:value-type="float" office:value="21.088448">
            <text:p>21.088448</text:p>
          </table:table-cell>
          <table:table-cell table:style-name="ce14" office:value-type="float" calcext:value-type="float" office:value="6966.3850000000002">
            <text:p>6966.3850000000002</text:p>
          </table:table-cell>
          <table:table-cell table:style-name="ce14" office:value-type="float" calcext:value-type="float" office:value="6316.2479999999996">
            <text:p>6316.2479999999996</text:p>
          </table:table-cell>
          <table:table-cell table:style-name="ce13" office:value-type="float" calcext:value-type="float" office:value="20389.613000000001">
            <text:p>20389.613000000001</text:p>
          </table:table-cell>
          <table:table-cell table:style-name="ce12" office:value-type="float" calcext:value-type="float" office:value="38852.32">
            <text:p>38852.32</text:p>
          </table:table-cell>
          <table:table-cell table:style-name="ce12" office:value-type="float" calcext:value-type="float" office:value="25791.27">
            <text:p>25791.27</text:p>
          </table:table-cell>
          <table:table-cell table:style-name="ce5" office:value-type="float" calcext:value-type="float" office:value="11647">
            <text:p>11647</text:p>
          </table:table-cell>
          <table:table-cell table:number-columns-repeated="1024"/>
        </table:table-row>
        <table:table-row table:style-name="ro50">
          <table:table-cell table:style-name="ce5" office:value-type="float" calcext:value-type="float" office:value="1995">
            <text:p>1995</text:p>
          </table:table-cell>
          <table:table-cell table:style-name="ce8" office:value-type="float" calcext:value-type="float" office:value="454.28992">
            <text:p>454.28992</text:p>
          </table:table-cell>
          <table:table-cell table:style-name="ce9" office:value-type="float" calcext:value-type="float" office:value="131.07040000000001">
            <text:p>131.07040000000001</text:p>
          </table:table-cell>
          <table:table-cell table:style-name="ce20" office:value-type="float" calcext:value-type="float" office:value="1.8891690000000001">
            <text:p>1.8891690000000001</text:p>
          </table:table-cell>
          <table:table-cell table:style-name="ce6" office:value-type="float" calcext:value-type="float" office:value="24.46058">
            <text:p>24.46058</text:p>
          </table:table-cell>
          <table:table-cell table:style-name="ce10" office:value-type="float" calcext:value-type="float" office:value="7343.3516">
            <text:p>7343.3516</text:p>
          </table:table-cell>
          <table:table-cell table:style-name="ce14" office:value-type="float" calcext:value-type="float" office:value="6590.2129999999997">
            <text:p>6590.2129999999997</text:p>
          </table:table-cell>
          <table:table-cell table:style-name="ce13" office:value-type="float" calcext:value-type="float" office:value="21104.491999999998">
            <text:p>21104.491999999998</text:p>
          </table:table-cell>
          <table:table-cell table:style-name="ce13" office:value-type="float" calcext:value-type="float" office:value="39431.894999999997">
            <text:p>39431.894999999997</text:p>
          </table:table-cell>
          <table:table-cell table:style-name="ce13" office:value-type="float" calcext:value-type="float" office:value="25975.748">
            <text:p>25975.748</text:p>
          </table:table-cell>
          <table:table-cell table:style-name="ce5" office:value-type="float" calcext:value-type="float" office:value="11785">
            <text:p>11785</text:p>
          </table:table-cell>
          <table:table-cell table:number-columns-repeated="1024"/>
        </table:table-row>
        <table:table-row table:style-name="ro51">
          <table:table-cell table:style-name="ce5" office:value-type="float" calcext:value-type="float" office:value="1996">
            <text:p>1996</text:p>
          </table:table-cell>
          <table:table-cell table:style-name="ce8" office:value-type="float" calcext:value-type="float" office:value="466.36444">
            <text:p>466.36444</text:p>
          </table:table-cell>
          <table:table-cell table:style-name="ce16" office:value-type="float" calcext:value-type="float" office:value="125.784515">
            <text:p>125.784515</text:p>
          </table:table-cell>
          <table:table-cell table:style-name="ce20" office:value-type="float" calcext:value-type="float" office:value="2.0676160000000001">
            <text:p>2.0676160000000001</text:p>
          </table:table-cell>
          <table:table-cell table:style-name="ce7" office:value-type="float" calcext:value-type="float" office:value="27.250430999999999">
            <text:p>27.250430999999999</text:p>
          </table:table-cell>
          <table:table-cell table:style-name="ce10" office:value-type="float" calcext:value-type="float" office:value="7442.1943000000001">
            <text:p>7442.1943000000001</text:p>
          </table:table-cell>
          <table:table-cell table:style-name="ce10" office:value-type="float" calcext:value-type="float" office:value="6828.8056999999999">
            <text:p>6828.8056999999999</text:p>
          </table:table-cell>
          <table:table-cell table:style-name="ce13" office:value-type="float" calcext:value-type="float" office:value="22159.254000000001">
            <text:p>22159.254000000001</text:p>
          </table:table-cell>
          <table:table-cell table:style-name="ce13" office:value-type="float" calcext:value-type="float" office:value="40326.612999999998">
            <text:p>40326.612999999998</text:p>
          </table:table-cell>
          <table:table-cell table:style-name="ce13" office:value-type="float" calcext:value-type="float" office:value="26592.398000000001">
            <text:p>26592.398000000001</text:p>
          </table:table-cell>
          <table:table-cell table:style-name="ce5" office:value-type="float" calcext:value-type="float" office:value="11925">
            <text:p>11925</text:p>
          </table:table-cell>
          <table:table-cell table:number-columns-repeated="1024"/>
        </table:table-row>
        <table:table-row table:style-name="ro52">
          <table:table-cell table:style-name="ce5" office:value-type="float" calcext:value-type="float" office:value="1997">
            <text:p>1997</text:p>
          </table:table-cell>
          <table:table-cell table:style-name="ce9" office:value-type="float" calcext:value-type="float" office:value="499.9769">
            <text:p>499.9769</text:p>
          </table:table-cell>
          <table:table-cell table:style-name="ce8" office:value-type="float" calcext:value-type="float" office:value="130.03065000000001">
            <text:p>130.03065000000001</text:p>
          </table:table-cell>
          <table:table-cell table:style-name="ce20" office:value-type="float" calcext:value-type="float" office:value="2.2167240000000001">
            <text:p>2.2167240000000001</text:p>
          </table:table-cell>
          <table:table-cell table:style-name="ce7" office:value-type="float" calcext:value-type="float" office:value="35.567307">
            <text:p>35.567307</text:p>
          </table:table-cell>
          <table:table-cell table:style-name="ce14" office:value-type="float" calcext:value-type="float" office:value="7573.902">
            <text:p>7573.902</text:p>
          </table:table-cell>
          <table:table-cell table:style-name="ce14" office:value-type="float" calcext:value-type="float" office:value="6781.8429999999998">
            <text:p>6781.8429999999998</text:p>
          </table:table-cell>
          <table:table-cell table:style-name="ce12" office:value-type="float" calcext:value-type="float" office:value="22030.389999999999">
            <text:p>22030.389999999999</text:p>
          </table:table-cell>
          <table:table-cell table:style-name="ce12" office:value-type="float" calcext:value-type="float" office:value="41422.080000000002">
            <text:p>41422.080000000002</text:p>
          </table:table-cell>
          <table:table-cell table:style-name="ce13" office:value-type="float" calcext:value-type="float" office:value="26547.276999999998">
            <text:p>26547.276999999998</text:p>
          </table:table-cell>
          <table:table-cell table:style-name="ce5" office:value-type="float" calcext:value-type="float" office:value="12066">
            <text:p>12066</text:p>
          </table:table-cell>
          <table:table-cell table:number-columns-repeated="1024"/>
        </table:table-row>
        <table:table-row table:style-name="ro53">
          <table:table-cell table:style-name="ce5" office:value-type="float" calcext:value-type="float" office:value="1998">
            <text:p>1998</text:p>
          </table:table-cell>
          <table:table-cell table:style-name="ce9" office:value-type="float" calcext:value-type="float" office:value="520.58510000000001">
            <text:p>520.58510000000001</text:p>
          </table:table-cell>
          <table:table-cell table:style-name="ce8" office:value-type="float" calcext:value-type="float" office:value="133.38396">
            <text:p>133.38396</text:p>
          </table:table-cell>
          <table:table-cell table:style-name="ce20" office:value-type="float" calcext:value-type="float" office:value="2.4006379999999998">
            <text:p>2.4006379999999998</text:p>
          </table:table-cell>
          <table:table-cell table:style-name="ce6" office:value-type="float" calcext:value-type="float" office:value="47.102649999999997">
            <text:p>47.102649999999997</text:p>
          </table:table-cell>
          <table:table-cell table:style-name="ce14" office:value-type="float" calcext:value-type="float" office:value="7631.7929999999997">
            <text:p>7631.7929999999997</text:p>
          </table:table-cell>
          <table:table-cell table:style-name="ce14" office:value-type="float" calcext:value-type="float" office:value="6898.5519999999997">
            <text:p>6898.5519999999997</text:p>
          </table:table-cell>
          <table:table-cell table:style-name="ce13" office:value-type="float" calcext:value-type="float" office:value="22433.998">
            <text:p>22433.998</text:p>
          </table:table-cell>
          <table:table-cell table:style-name="ce13" office:value-type="float" calcext:value-type="float" office:value="41583.832000000002">
            <text:p>41583.832000000002</text:p>
          </table:table-cell>
          <table:table-cell table:style-name="ce12" office:value-type="float" calcext:value-type="float" office:value="26380.130000000001">
            <text:p>26380.130000000001</text:p>
          </table:table-cell>
          <table:table-cell table:style-name="ce5" office:value-type="float" calcext:value-type="float" office:value="12209">
            <text:p>12209</text:p>
          </table:table-cell>
          <table:table-cell table:number-columns-repeated="1024"/>
        </table:table-row>
        <table:table-row table:style-name="ro54">
          <table:table-cell table:style-name="ce5" office:value-type="float" calcext:value-type="float" office:value="1999">
            <text:p>1999</text:p>
          </table:table-cell>
          <table:table-cell table:style-name="ce9" office:value-type="float" calcext:value-type="float" office:value="546.18449999999996">
            <text:p>546.18449999999996</text:p>
          </table:table-cell>
          <table:table-cell table:style-name="ce8" office:value-type="float" calcext:value-type="float" office:value="135.24735999999999">
            <text:p>135.24735999999999</text:p>
          </table:table-cell>
          <table:table-cell table:style-name="ce20" office:value-type="float" calcext:value-type="float" office:value="2.6769270000000001">
            <text:p>2.6769270000000001</text:p>
          </table:table-cell>
          <table:table-cell table:style-name="ce7" office:value-type="float" calcext:value-type="float" office:value="62.767707999999999">
            <text:p>62.767707999999999</text:p>
          </table:table-cell>
          <table:table-cell table:style-name="ce10" office:value-type="float" calcext:value-type="float" office:value="7689.5576000000001">
            <text:p>7689.5576000000001</text:p>
          </table:table-cell>
          <table:table-cell table:style-name="ce10" office:value-type="float" calcext:value-type="float" office:value="7161.0522000000001">
            <text:p>7161.0522000000001</text:p>
          </table:table-cell>
          <table:table-cell table:style-name="ce13" office:value-type="float" calcext:value-type="float" office:value="23071.901999999998">
            <text:p>23071.901999999998</text:p>
          </table:table-cell>
          <table:table-cell table:style-name="ce13" office:value-type="float" calcext:value-type="float" office:value="42266.777000000002">
            <text:p>42266.777000000002</text:p>
          </table:table-cell>
          <table:table-cell table:style-name="ce13" office:value-type="float" calcext:value-type="float" office:value="26492.458999999999">
            <text:p>26492.458999999999</text:p>
          </table:table-cell>
          <table:table-cell table:style-name="ce5" office:value-type="float" calcext:value-type="float" office:value="12414">
            <text:p>12414</text:p>
          </table:table-cell>
          <table:table-cell table:number-columns-repeated="1024"/>
        </table:table-row>
        <table:table-row table:style-name="ro55">
          <table:table-cell table:style-name="ce5" office:value-type="float" calcext:value-type="float" office:value="2000">
            <text:p>2000</text:p>
          </table:table-cell>
          <table:table-cell table:style-name="ce8" office:value-type="float" calcext:value-type="float" office:value="571.59484999999995">
            <text:p>571.59484999999995</text:p>
          </table:table-cell>
          <table:table-cell table:style-name="ce8" office:value-type="float" calcext:value-type="float" office:value="132.50879">
            <text:p>132.50879</text:p>
          </table:table-cell>
          <table:table-cell table:style-name="ce20" office:value-type="float" calcext:value-type="float" office:value="3.1288819999999999">
            <text:p>3.1288819999999999</text:p>
          </table:table-cell>
          <table:table-cell table:style-name="ce6" office:value-type="float" calcext:value-type="float" office:value="92.877690000000001">
            <text:p>92.877690000000001</text:p>
          </table:table-cell>
          <table:table-cell table:style-name="ce14" office:value-type="float" calcext:value-type="float" office:value="7826.0870000000004">
            <text:p>7826.0870000000004</text:p>
          </table:table-cell>
          <table:table-cell table:style-name="ce10" office:value-type="float" calcext:value-type="float" office:value="7322.6826000000001">
            <text:p>7322.6826000000001</text:p>
          </table:table-cell>
          <table:table-cell table:style-name="ce13" office:value-type="float" calcext:value-type="float" office:value="23994.256000000001">
            <text:p>23994.256000000001</text:p>
          </table:table-cell>
          <table:table-cell table:style-name="ce12" office:value-type="float" calcext:value-type="float" office:value="42983.43">
            <text:p>42983.43</text:p>
          </table:table-cell>
          <table:table-cell table:style-name="ce13" office:value-type="float" calcext:value-type="float" office:value="27441.488000000001">
            <text:p>27441.488000000001</text:p>
          </table:table-cell>
          <table:table-cell table:style-name="ce5" office:value-type="float" calcext:value-type="float" office:value="12500">
            <text:p>12500</text:p>
          </table:table-cell>
          <table:table-cell table:number-columns-repeated="1024"/>
        </table:table-row>
        <table:table-row table:style-name="ro56">
          <table:table-cell table:style-name="ce5" office:value-type="float" calcext:value-type="float" office:value="2001">
            <text:p>2001</text:p>
          </table:table-cell>
          <table:table-cell table:style-name="ce9" office:value-type="float" calcext:value-type="float" office:value="593.64760000000001">
            <text:p>593.64760000000001</text:p>
          </table:table-cell>
          <table:table-cell table:style-name="ce8" office:value-type="float" calcext:value-type="float" office:value="131.42497">
            <text:p>131.42497</text:p>
          </table:table-cell>
          <table:table-cell table:style-name="ce20" office:value-type="float" calcext:value-type="float" office:value="4.1780619999999997">
            <text:p>4.1780619999999997</text:p>
          </table:table-cell>
          <table:table-cell table:style-name="ce8" office:value-type="float" calcext:value-type="float" office:value="112.75232">
            <text:p>112.75232</text:p>
          </table:table-cell>
          <table:table-cell table:style-name="ce14" office:value-type="float" calcext:value-type="float" office:value="7575.2979999999998">
            <text:p>7575.2979999999998</text:p>
          </table:table-cell>
          <table:table-cell table:style-name="ce14" office:value-type="float" calcext:value-type="float" office:value="7480.5569999999998">
            <text:p>7480.5569999999998</text:p>
          </table:table-cell>
          <table:table-cell table:style-name="ce13" office:value-type="float" calcext:value-type="float" office:value="24316.831999999999">
            <text:p>24316.831999999999</text:p>
          </table:table-cell>
          <table:table-cell table:style-name="ce12" office:value-type="float" calcext:value-type="float" office:value="43366.160000000003">
            <text:p>43366.160000000003</text:p>
          </table:table-cell>
          <table:table-cell table:style-name="ce13" office:value-type="float" calcext:value-type="float" office:value="27864.717000000001">
            <text:p>27864.717000000001</text:p>
          </table:table-cell>
          <table:table-cell table:style-name="ce5" office:value-type="float" calcext:value-type="float" office:value="12500">
            <text:p>12500</text:p>
          </table:table-cell>
          <table:table-cell table:number-columns-repeated="1024"/>
        </table:table-row>
        <table:table-row table:style-name="ro57">
          <table:table-cell table:style-name="ce5" office:value-type="float" calcext:value-type="float" office:value="2002">
            <text:p>2002</text:p>
          </table:table-cell>
          <table:table-cell table:style-name="ce8" office:value-type="float" calcext:value-type="float" office:value="639.16516000000001">
            <text:p>639.16516000000001</text:p>
          </table:table-cell>
          <table:table-cell table:style-name="ce8" office:value-type="float" calcext:value-type="float" office:value="149.31443999999999">
            <text:p>149.31443999999999</text:p>
          </table:table-cell>
          <table:table-cell table:style-name="ce20" office:value-type="float" calcext:value-type="float" office:value="5.2459379999999998">
            <text:p>5.2459379999999998</text:p>
          </table:table-cell>
          <table:table-cell table:style-name="ce8" office:value-type="float" calcext:value-type="float" office:value="152.89376999999999">
            <text:p>152.89376999999999</text:p>
          </table:table-cell>
          <table:table-cell table:style-name="ce14" office:value-type="float" calcext:value-type="float" office:value="7665.1779999999999">
            <text:p>7665.1779999999999</text:p>
          </table:table-cell>
          <table:table-cell table:style-name="ce10" office:value-type="float" calcext:value-type="float" office:value="7551.0766999999996">
            <text:p>7551.0766999999996</text:p>
          </table:table-cell>
          <table:table-cell table:style-name="ce13" office:value-type="float" calcext:value-type="float" office:value="25028.285">
            <text:p>25028.285</text:p>
          </table:table-cell>
          <table:table-cell table:style-name="ce13" office:value-type="float" calcext:value-type="float" office:value="43650.733999999997">
            <text:p>43650.733999999997</text:p>
          </table:table-cell>
          <table:table-cell table:style-name="ce13" office:value-type="float" calcext:value-type="float" office:value="28967.592000000001">
            <text:p>28967.592000000001</text:p>
          </table:table-cell>
          <table:table-cell table:style-name="ce5" office:value-type="float" calcext:value-type="float" office:value="12470">
            <text:p>12470</text:p>
          </table:table-cell>
          <table:table-cell table:number-columns-repeated="1024"/>
        </table:table-row>
        <table:table-row table:style-name="ro58">
          <table:table-cell table:style-name="ce5" office:value-type="float" calcext:value-type="float" office:value="2003">
            <text:p>2003</text:p>
          </table:table-cell>
          <table:table-cell table:style-name="ce9" office:value-type="float" calcext:value-type="float" office:value="674.71640000000002">
            <text:p>674.71640000000002</text:p>
          </table:table-cell>
          <table:table-cell table:style-name="ce8" office:value-type="float" calcext:value-type="float" office:value="168.93098000000001">
            <text:p>168.93098000000001</text:p>
          </table:table-cell>
          <table:table-cell table:style-name="ce20" office:value-type="float" calcext:value-type="float" office:value="6.5339410000000004">
            <text:p>6.5339410000000004</text:p>
          </table:table-cell>
          <table:table-cell table:style-name="ce8" office:value-type="float" calcext:value-type="float" office:value="183.53323">
            <text:p>183.53323</text:p>
          </table:table-cell>
          <table:table-cell table:style-name="ce14" office:value-type="float" calcext:value-type="float" office:value="7606.7309999999998">
            <text:p>7606.7309999999998</text:p>
          </table:table-cell>
          <table:table-cell table:style-name="ce10" office:value-type="float" calcext:value-type="float" office:value="7350.6562000000004">
            <text:p>7350.6562000000004</text:p>
          </table:table-cell>
          <table:table-cell table:style-name="ce12" office:value-type="float" calcext:value-type="float" office:value="25727.73">
            <text:p>25727.73</text:p>
          </table:table-cell>
          <table:table-cell table:style-name="ce12" office:value-type="float" calcext:value-type="float" office:value="44580.050000000003">
            <text:p>44580.050000000003</text:p>
          </table:table-cell>
          <table:table-cell table:style-name="ce12" office:value-type="float" calcext:value-type="float" office:value="31511.330000000002">
            <text:p>31511.330000000002</text:p>
          </table:table-cell>
          <table:table-cell table:style-name="ce5" office:value-type="float" calcext:value-type="float" office:value="12329">
            <text:p>12329</text:p>
          </table:table-cell>
          <table:table-cell table:number-columns-repeated="1024"/>
        </table:table-row>
        <table:table-row table:style-name="ro59">
          <table:table-cell table:style-name="ce5" office:value-type="float" calcext:value-type="float" office:value="2004">
            <text:p>2004</text:p>
          </table:table-cell>
          <table:table-cell table:style-name="ce9" office:value-type="float" calcext:value-type="float" office:value="729.32950000000005">
            <text:p>729.32950000000005</text:p>
          </table:table-cell>
          <table:table-cell table:style-name="ce9" office:value-type="float" calcext:value-type="float" office:value="201.08009999999999">
            <text:p>201.08009999999999</text:p>
          </table:table-cell>
          <table:table-cell table:style-name="ce11" office:value-type="float" calcext:value-type="float" office:value="8.5548629999999992">
            <text:p>8.5548629999999992</text:p>
          </table:table-cell>
          <table:table-cell table:style-name="ce8" office:value-type="float" calcext:value-type="float" office:value="246.72241">
            <text:p>246.72241</text:p>
          </table:table-cell>
          <table:table-cell table:style-name="ce10" office:value-type="float" calcext:value-type="float" office:value="8116.2583000000004">
            <text:p>8116.2583000000004</text:p>
          </table:table-cell>
          <table:table-cell table:style-name="ce10" office:value-type="float" calcext:value-type="float" office:value="7635.7695000000003">
            <text:p>7635.7695000000003</text:p>
          </table:table-cell>
          <table:table-cell table:style-name="ce13" office:value-type="float" calcext:value-type="float" office:value="26734.273000000001">
            <text:p>26734.273000000001</text:p>
          </table:table-cell>
          <table:table-cell table:style-name="ce12" office:value-type="float" calcext:value-type="float" office:value="46367.139999999999">
            <text:p>46367.139999999999</text:p>
          </table:table-cell>
          <table:table-cell table:style-name="ce13" office:value-type="float" calcext:value-type="float" office:value="33689.836000000003">
            <text:p>33689.836000000003</text:p>
          </table:table-cell>
          <table:table-cell table:style-name="ce5" office:value-type="float" calcext:value-type="float" office:value="12160">
            <text:p>12160</text:p>
          </table:table-cell>
          <table:table-cell table:number-columns-repeated="1024"/>
        </table:table-row>
        <table:table-row table:style-name="ro60">
          <table:table-cell table:style-name="ce5" office:value-type="float" calcext:value-type="float" office:value="2005">
            <text:p>2005</text:p>
          </table:table-cell>
          <table:table-cell table:style-name="ce8" office:value-type="float" calcext:value-type="float" office:value="790.01873999999998">
            <text:p>790.01873999999998</text:p>
          </table:table-cell>
          <table:table-cell table:style-name="ce8" office:value-type="float" calcext:value-type="float" office:value="234.50827000000001">
            <text:p>234.50827000000001</text:p>
          </table:table-cell>
          <table:table-cell table:style-name="ce7" office:value-type="float" calcext:value-type="float" office:value="11.978459000000001">
            <text:p>11.978459000000001</text:p>
          </table:table-cell>
          <table:table-cell table:style-name="ce8" office:value-type="float" calcext:value-type="float" office:value="299.59113000000002">
            <text:p>299.59113000000002</text:p>
          </table:table-cell>
          <table:table-cell table:style-name="ce19" office:value-type="float" calcext:value-type="float" office:value="8336.1299999999992">
            <text:p>8336.1299999999992</text:p>
          </table:table-cell>
          <table:table-cell table:style-name="ce10" office:value-type="float" calcext:value-type="float" office:value="7607.3535000000002">
            <text:p>7607.3535000000002</text:p>
          </table:table-cell>
          <table:table-cell table:style-name="ce13" office:value-type="float" calcext:value-type="float" office:value="27438.982">
            <text:p>27438.982</text:p>
          </table:table-cell>
          <table:table-cell table:style-name="ce12" office:value-type="float" calcext:value-type="float" office:value="46965.550000000003">
            <text:p>46965.550000000003</text:p>
          </table:table-cell>
          <table:table-cell table:style-name="ce13" office:value-type="float" calcext:value-type="float" office:value="36190.766000000003">
            <text:p>36190.766000000003</text:p>
          </table:table-cell>
          <table:table-cell table:style-name="ce5" office:value-type="float" calcext:value-type="float" office:value="12076">
            <text:p>12076</text:p>
          </table:table-cell>
          <table:table-cell table:number-columns-repeated="1024"/>
        </table:table-row>
        <table:table-row table:style-name="ro61">
          <table:table-cell table:style-name="ce5" office:value-type="float" calcext:value-type="float" office:value="2006">
            <text:p>2006</text:p>
          </table:table-cell>
          <table:table-cell table:style-name="ce9" office:value-type="float" calcext:value-type="float" office:value="841.32140000000004">
            <text:p>841.32140000000004</text:p>
          </table:table-cell>
          <table:table-cell table:style-name="ce8" office:value-type="float" calcext:value-type="float" office:value="294.60793999999999">
            <text:p>294.60793999999999</text:p>
          </table:table-cell>
          <table:table-cell table:style-name="ce7" office:value-type="float" calcext:value-type="float" office:value="16.379019">
            <text:p>16.379019</text:p>
          </table:table-cell>
          <table:table-cell table:style-name="ce8" office:value-type="float" calcext:value-type="float" office:value="379.86957000000001">
            <text:p>379.86957000000001</text:p>
          </table:table-cell>
          <table:table-cell table:style-name="ce14" office:value-type="float" calcext:value-type="float" office:value="8599.4770000000008">
            <text:p>8599.4770000000008</text:p>
          </table:table-cell>
          <table:table-cell table:style-name="ce10" office:value-type="float" calcext:value-type="float" office:value="7653.7217000000001">
            <text:p>7653.7217000000001</text:p>
          </table:table-cell>
          <table:table-cell table:style-name="ce13" office:value-type="float" calcext:value-type="float" office:value="28161.388999999999">
            <text:p>28161.388999999999</text:p>
          </table:table-cell>
          <table:table-cell table:style-name="ce13" office:value-type="float" calcext:value-type="float" office:value="47468.766000000003">
            <text:p>47468.766000000003</text:p>
          </table:table-cell>
          <table:table-cell table:style-name="ce13" office:value-type="float" calcext:value-type="float" office:value="38073.163999999997">
            <text:p>38073.163999999997</text:p>
          </table:table-cell>
          <table:table-cell table:style-name="ce5" office:value-type="float" calcext:value-type="float" office:value="11993">
            <text:p>11993</text:p>
          </table:table-cell>
          <table:table-cell table:number-columns-repeated="1024"/>
        </table:table-row>
        <table:table-row table:style-name="ro62">
          <table:table-cell table:style-name="ce5" office:value-type="float" calcext:value-type="float" office:value="2007">
            <text:p>2007</text:p>
          </table:table-cell>
          <table:table-cell table:style-name="ce8" office:value-type="float" calcext:value-type="float" office:value="913.18493999999998">
            <text:p>913.18493999999998</text:p>
          </table:table-cell>
          <table:table-cell table:style-name="ce9" office:value-type="float" calcext:value-type="float" office:value="391.57069999999999">
            <text:p>391.57069999999999</text:p>
          </table:table-cell>
          <table:table-cell table:style-name="ce6" office:value-type="float" calcext:value-type="float" office:value="22.07666">
            <text:p>22.07666</text:p>
          </table:table-cell>
          <table:table-cell table:style-name="ce9" office:value-type="float" calcext:value-type="float" office:value="484.94909999999999">
            <text:p>484.94909999999999</text:p>
          </table:table-cell>
          <table:table-cell table:style-name="ce14" office:value-type="float" calcext:value-type="float" office:value="8687.6110000000008">
            <text:p>8687.6110000000008</text:p>
          </table:table-cell>
          <table:table-cell table:style-name="ce14" office:value-type="float" calcext:value-type="float" office:value="7450.8360000000002">
            <text:p>7450.8360000000002</text:p>
          </table:table-cell>
          <table:table-cell table:style-name="ce13" office:value-type="float" calcext:value-type="float" office:value="29315.703000000001">
            <text:p>29315.703000000001</text:p>
          </table:table-cell>
          <table:table-cell table:style-name="ce12" office:value-type="float" calcext:value-type="float" office:value="48022.760000000002">
            <text:p>48022.760000000002</text:p>
          </table:table-cell>
          <table:table-cell table:style-name="ce13" office:value-type="float" calcext:value-type="float" office:value="40233.902000000002">
            <text:p>40233.902000000002</text:p>
          </table:table-cell>
          <table:table-cell table:style-name="ce5" office:value-type="float" calcext:value-type="float" office:value="11911">
            <text:p>11911</text:p>
          </table:table-cell>
          <table:table-cell table:number-columns-repeated="1024"/>
        </table:table-row>
        <table:table-row table:style-name="ro63">
          <table:table-cell table:style-name="ce5" office:value-type="float" calcext:value-type="float" office:value="2008">
            <text:p>2008</text:p>
          </table:table-cell>
          <table:table-cell table:style-name="ce8" office:value-type="float" calcext:value-type="float" office:value="976.65954999999997">
            <text:p>976.65954999999997</text:p>
          </table:table-cell>
          <table:table-cell table:style-name="ce8" office:value-type="float" calcext:value-type="float" office:value="535.71673999999996">
            <text:p>535.71673999999996</text:p>
          </table:table-cell>
          <table:table-cell table:style-name="ce7" office:value-type="float" calcext:value-type="float" office:value="35.639403999999999">
            <text:p>35.639403999999999</text:p>
          </table:table-cell>
          <table:table-cell table:style-name="ce9" office:value-type="float" calcext:value-type="float" office:value="622.18179999999995">
            <text:p>622.18179999999995</text:p>
          </table:table-cell>
          <table:table-cell table:style-name="ce14" office:value-type="float" calcext:value-type="float" office:value="9137.1980000000003">
            <text:p>9137.1980000000003</text:p>
          </table:table-cell>
          <table:table-cell table:style-name="ce10" office:value-type="float" calcext:value-type="float" office:value="7381.6016">
            <text:p>7381.6016</text:p>
          </table:table-cell>
          <table:table-cell table:style-name="ce13" office:value-type="float" calcext:value-type="float" office:value="30026.687999999998">
            <text:p>30026.687999999998</text:p>
          </table:table-cell>
          <table:table-cell table:style-name="ce13" office:value-type="float" calcext:value-type="float" office:value="47628.991999999998">
            <text:p>47628.991999999998</text:p>
          </table:table-cell>
          <table:table-cell table:style-name="ce13" office:value-type="float" calcext:value-type="float" office:value="40786.046999999999">
            <text:p>40786.046999999999</text:p>
          </table:table-cell>
          <table:table-cell table:style-name="ce5" office:value-type="float" calcext:value-type="float" office:value="11829">
            <text:p>11829</text:p>
          </table:table-cell>
          <table:table-cell table:number-columns-repeated="1024"/>
        </table:table-row>
        <table:table-row table:style-name="ro64">
          <table:table-cell table:style-name="ce5" office:value-type="float" calcext:value-type="float" office:value="2009">
            <text:p>2009</text:p>
          </table:table-cell>
          <table:table-cell table:style-name="ce14" office:value-type="float" calcext:value-type="float" office:value="1049.248">
            <text:p>1049.248</text:p>
          </table:table-cell>
          <table:table-cell table:style-name="ce8" office:value-type="float" calcext:value-type="float" office:value="611.32714999999996">
            <text:p>611.32714999999996</text:p>
          </table:table-cell>
          <table:table-cell table:style-name="ce21" office:value-type="float" calcext:value-type="float" office:value="58.819499999999998">
            <text:p>58.819499999999998</text:p>
          </table:table-cell>
          <table:table-cell table:style-name="ce9" office:value-type="float" calcext:value-type="float" office:value="773.01520000000005">
            <text:p>773.01520000000005</text:p>
          </table:table-cell>
          <table:table-cell table:style-name="ce14" office:value-type="float" calcext:value-type="float" office:value="9066.0740000000005">
            <text:p>9066.0740000000005</text:p>
          </table:table-cell>
          <table:table-cell table:style-name="ce19" office:value-type="float" calcext:value-type="float" office:value="7232.2299999999996">
            <text:p>7232.2299999999996</text:p>
          </table:table-cell>
          <table:table-cell table:style-name="ce22" office:value-type="float" calcext:value-type="float" office:value="29405.700000000001">
            <text:p>29405.700000000001</text:p>
          </table:table-cell>
          <table:table-cell table:style-name="ce13" office:value-type="float" calcext:value-type="float" office:value="46566.065999999999">
            <text:p>46566.065999999999</text:p>
          </table:table-cell>
          <table:table-cell table:style-name="ce12" office:value-type="float" calcext:value-type="float" office:value="40189.989999999998">
            <text:p>40189.989999999998</text:p>
          </table:table-cell>
          <table:table-cell table:style-name="ce5" office:value-type="float" calcext:value-type="float" office:value="11747">
            <text:p>11747</text:p>
          </table:table-cell>
          <table:table-cell table:number-columns-repeated="1024"/>
        </table:table-row>
        <table:table-row table:style-name="ro65">
          <table:table-cell table:style-name="ce5" office:value-type="float" calcext:value-type="float" office:value="2010">
            <text:p>2010</text:p>
          </table:table-cell>
          <table:table-cell table:style-name="ce10" office:value-type="float" calcext:value-type="float" office:value="1175.8253">
            <text:p>1175.8253</text:p>
          </table:table-cell>
          <table:table-cell table:style-name="ce8" office:value-type="float" calcext:value-type="float" office:value="692.14124000000004">
            <text:p>692.14124000000004</text:p>
          </table:table-cell>
          <table:table-cell table:style-name="ce7" office:value-type="float" calcext:value-type="float" office:value="94.092354">
            <text:p>94.092354</text:p>
          </table:table-cell>
          <table:table-cell table:style-name="ce9" office:value-type="float" calcext:value-type="float" office:value="961.48590000000002">
            <text:p>961.48590000000002</text:p>
          </table:table-cell>
          <table:table-cell table:style-name="ce14" office:value-type="float" calcext:value-type="float" office:value="9520.5429999999997">
            <text:p>9520.5429999999997</text:p>
          </table:table-cell>
          <table:table-cell table:style-name="ce14" office:value-type="float" calcext:value-type="float" office:value="7373.0910000000003">
            <text:p>7373.0910000000003</text:p>
          </table:table-cell>
          <table:table-cell table:style-name="ce12" office:value-type="float" calcext:value-type="float" office:value="31593.82">
            <text:p>31593.82</text:p>
          </table:table-cell>
          <table:table-cell table:style-name="ce12" office:value-type="float" calcext:value-type="float" office:value="48058.230000000003">
            <text:p>48058.230000000003</text:p>
          </table:table-cell>
          <table:table-cell table:style-name="ce13" office:value-type="float" calcext:value-type="float" office:value="41988.311999999998">
            <text:p>41988.311999999998</text:p>
          </table:table-cell>
          <table:table-cell table:style-name="ce5" office:value-type="float" calcext:value-type="float" office:value="11667">
            <text:p>11667</text:p>
          </table:table-cell>
          <table:table-cell table:number-columns-repeated="1024"/>
        </table:table-row>
        <table:table-row table:style-name="ro66">
          <table:table-cell table:style-name="ce5" office:value-type="float" calcext:value-type="float" office:value="2011">
            <text:p>2011</text:p>
          </table:table-cell>
          <table:table-cell table:style-name="ce10" office:value-type="float" calcext:value-type="float" office:value="1235.6885">
            <text:p>1235.6885</text:p>
          </table:table-cell>
          <table:table-cell table:style-name="ce9" office:value-type="float" calcext:value-type="float" office:value="728.77480000000003">
            <text:p>728.77480000000003</text:p>
          </table:table-cell>
          <table:table-cell table:style-name="ce8" office:value-type="float" calcext:value-type="float" office:value="181.25386">
            <text:p>181.25386</text:p>
          </table:table-cell>
          <table:table-cell table:style-name="ce10" office:value-type="float" calcext:value-type="float" office:value="1215.6804999999999">
            <text:p>1215.6804999999999</text:p>
          </table:table-cell>
          <table:table-cell table:style-name="ce14" office:value-type="float" calcext:value-type="float" office:value="9634.8179999999993">
            <text:p>9634.8179999999993</text:p>
          </table:table-cell>
          <table:table-cell table:style-name="ce10" office:value-type="float" calcext:value-type="float" office:value="7021.4862999999996">
            <text:p>7021.4862999999996</text:p>
          </table:table-cell>
          <table:table-cell table:style-name="ce13" office:value-type="float" calcext:value-type="float" office:value="32349.116999999998">
            <text:p>32349.116999999998</text:p>
          </table:table-cell>
          <table:table-cell table:style-name="ce13" office:value-type="float" calcext:value-type="float" office:value="48400.315999999999">
            <text:p>48400.315999999999</text:p>
          </table:table-cell>
          <table:table-cell table:style-name="ce13" office:value-type="float" calcext:value-type="float" office:value="43940.796999999999">
            <text:p>43940.796999999999</text:p>
          </table:table-cell>
          <table:table-cell table:style-name="ce5" office:value-type="float" calcext:value-type="float" office:value="11553">
            <text:p>11553</text:p>
          </table:table-cell>
          <table:table-cell table:number-columns-repeated="1024"/>
        </table:table-row>
        <table:table-row table:style-name="ro67">
          <table:table-cell table:style-name="ce5" office:value-type="float" calcext:value-type="float" office:value="2012">
            <text:p>2012</text:p>
          </table:table-cell>
          <table:table-cell table:style-name="ce10" office:value-type="float" calcext:value-type="float" office:value="1340.7991">
            <text:p>1340.7991</text:p>
          </table:table-cell>
          <table:table-cell table:style-name="ce9" office:value-type="float" calcext:value-type="float" office:value="757.59059999999999">
            <text:p>757.59059999999999</text:p>
          </table:table-cell>
          <table:table-cell table:style-name="ce8" office:value-type="float" calcext:value-type="float" office:value="278.34863000000001">
            <text:p>278.34863000000001</text:p>
          </table:table-cell>
          <table:table-cell table:style-name="ce10" office:value-type="float" calcext:value-type="float" office:value="1454.6155000000001">
            <text:p>1454.6155000000001</text:p>
          </table:table-cell>
          <table:table-cell table:style-name="ce14" office:value-type="float" calcext:value-type="float" office:value="9984.6039999999994">
            <text:p>9984.6039999999994</text:p>
          </table:table-cell>
          <table:table-cell table:style-name="ce10" office:value-type="float" calcext:value-type="float" office:value="6500.3687">
            <text:p>6500.3687</text:p>
          </table:table-cell>
          <table:table-cell table:style-name="ce13" office:value-type="float" calcext:value-type="float" office:value="33203.137000000002">
            <text:p>33203.137000000002</text:p>
          </table:table-cell>
          <table:table-cell table:style-name="ce12" office:value-type="float" calcext:value-type="float" office:value="49164.339999999997">
            <text:p>49164.339999999997</text:p>
          </table:table-cell>
          <table:table-cell table:style-name="ce13" office:value-type="float" calcext:value-type="float" office:value="44060.995999999999">
            <text:p>44060.995999999999</text:p>
          </table:table-cell>
          <table:table-cell table:style-name="ce5" office:value-type="float" calcext:value-type="float" office:value="11441">
            <text:p>11441</text:p>
          </table:table-cell>
          <table:table-cell table:number-columns-repeated="1024"/>
        </table:table-row>
        <table:table-row table:style-name="ro68">
          <table:table-cell table:style-name="ce5" office:value-type="float" calcext:value-type="float" office:value="2013">
            <text:p>2013</text:p>
          </table:table-cell>
          <table:table-cell table:style-name="ce10" office:value-type="float" calcext:value-type="float" office:value="1447.8152">
            <text:p>1447.8152</text:p>
          </table:table-cell>
          <table:table-cell table:style-name="ce9" office:value-type="float" calcext:value-type="float" office:value="820.77629999999999">
            <text:p>820.77629999999999</text:p>
          </table:table-cell>
          <table:table-cell table:style-name="ce9" office:value-type="float" calcext:value-type="float" office:value="377.7912">
            <text:p>377.7912</text:p>
          </table:table-cell>
          <table:table-cell table:style-name="ce10" office:value-type="float" calcext:value-type="float" office:value="1732.0546999999999">
            <text:p>1732.0546999999999</text:p>
          </table:table-cell>
          <table:table-cell table:style-name="ce13" office:value-type="float" calcext:value-type="float" office:value="10323.585999999999">
            <text:p>10323.585999999999</text:p>
          </table:table-cell>
          <table:table-cell table:style-name="ce10" office:value-type="float" calcext:value-type="float" office:value="6512.8065999999999">
            <text:p>6512.8065999999999</text:p>
          </table:table-cell>
          <table:table-cell table:style-name="ce13" office:value-type="float" calcext:value-type="float" office:value="33720.777000000002">
            <text:p>33720.777000000002</text:p>
          </table:table-cell>
          <table:table-cell table:style-name="ce13" office:value-type="float" calcext:value-type="float" office:value="49654.362999999998">
            <text:p>49654.362999999998</text:p>
          </table:table-cell>
          <table:table-cell table:style-name="ce13" office:value-type="float" calcext:value-type="float" office:value="44709.241999999998">
            <text:p>44709.241999999998</text:p>
          </table:table-cell>
          <table:table-cell table:style-name="ce5" office:value-type="float" calcext:value-type="float" office:value="11330">
            <text:p>11330</text:p>
          </table:table-cell>
          <table:table-cell table:number-columns-repeated="1024"/>
        </table:table-row>
        <table:table-row table:style-name="ro69">
          <table:table-cell table:style-name="ce5" office:value-type="float" calcext:value-type="float" office:value="2014">
            <text:p>2014</text:p>
          </table:table-cell>
          <table:table-cell table:style-name="ce10" office:value-type="float" calcext:value-type="float" office:value="1569.6025">
            <text:p>1569.6025</text:p>
          </table:table-cell>
          <table:table-cell table:style-name="ce8" office:value-type="float" calcext:value-type="float" office:value="866.74523999999997">
            <text:p>866.74523999999997</text:p>
          </table:table-cell>
          <table:table-cell table:style-name="ce9" office:value-type="float" calcext:value-type="float" office:value="534.49090000000001">
            <text:p>534.49090000000001</text:p>
          </table:table-cell>
          <table:table-cell table:style-name="ce10" office:value-type="float" calcext:value-type="float" office:value="1912.3323">
            <text:p>1912.3323</text:p>
          </table:table-cell>
          <table:table-cell table:style-name="ce13" office:value-type="float" calcext:value-type="float" office:value="10535.130999999999">
            <text:p>10535.130999999999</text:p>
          </table:table-cell>
          <table:table-cell table:style-name="ce14" office:value-type="float" calcext:value-type="float" office:value="6606.0079999999998">
            <text:p>6606.0079999999998</text:p>
          </table:table-cell>
          <table:table-cell table:style-name="ce22" office:value-type="float" calcext:value-type="float" office:value="33961.699999999997">
            <text:p>33961.699999999997</text:p>
          </table:table-cell>
          <table:table-cell table:style-name="ce12" office:value-type="float" calcext:value-type="float" office:value="50011.830000000002">
            <text:p>50011.830000000002</text:p>
          </table:table-cell>
          <table:table-cell table:style-name="ce12" office:value-type="float" calcext:value-type="float" office:value="44893.169999999998">
            <text:p>44893.169999999998</text:p>
          </table:table-cell>
          <table:table-cell table:style-name="ce5" office:value-type="float" calcext:value-type="float" office:value="11220">
            <text:p>11220</text:p>
          </table:table-cell>
          <table:table-cell table:number-columns-repeated="1024"/>
        </table:table-row>
        <table:table-row table:style-name="ro70">
          <table:table-cell table:style-name="ce5" office:value-type="float" calcext:value-type="float" office:value="2015">
            <text:p>2015</text:p>
          </table:table-cell>
          <table:table-cell table:style-name="ce10" office:value-type="float" calcext:value-type="float" office:value="1696.5197000000001">
            <text:p>1696.5197000000001</text:p>
          </table:table-cell>
          <table:table-cell table:style-name="ce8" office:value-type="float" calcext:value-type="float" office:value="900.52324999999996">
            <text:p>900.52324999999996</text:p>
          </table:table-cell>
          <table:table-cell table:style-name="ce9" office:value-type="float" calcext:value-type="float" office:value="689.42290000000003">
            <text:p>689.42290000000003</text:p>
          </table:table-cell>
          <table:table-cell table:style-name="ce10" office:value-type="float" calcext:value-type="float" office:value="2238.7305000000001">
            <text:p>2238.7305000000001</text:p>
          </table:table-cell>
          <table:table-cell table:style-name="ce13" office:value-type="float" calcext:value-type="float" office:value="10445.364">
            <text:p>10445.364</text:p>
          </table:table-cell>
          <table:table-cell table:style-name="ce14" office:value-type="float" calcext:value-type="float" office:value="6655.1059999999998">
            <text:p>6655.1059999999998</text:p>
          </table:table-cell>
          <table:table-cell table:style-name="ce12" office:value-type="float" calcext:value-type="float" office:value="34752.110000000001">
            <text:p>34752.110000000001</text:p>
          </table:table-cell>
          <table:table-cell table:style-name="ce12" office:value-type="float" calcext:value-type="float" office:value="50977.209999999999">
            <text:p>50977.209999999999</text:p>
          </table:table-cell>
          <table:table-cell table:style-name="ce13" office:value-type="float" calcext:value-type="float" office:value="43680.504000000001">
            <text:p>43680.504000000001</text:p>
          </table:table-cell>
          <table:table-cell table:style-name="ce5" office:value-type="float" calcext:value-type="float" office:value="11111">
            <text:p>11111</text:p>
          </table:table-cell>
          <table:table-cell table:number-columns-repeated="1024"/>
        </table:table-row>
        <table:table-row table:style-name="ro71">
          <table:table-cell table:style-name="ce5" office:value-type="float" calcext:value-type="float" office:value="2016">
            <text:p>2016</text:p>
          </table:table-cell>
          <table:table-cell table:style-name="ce10" office:value-type="float" calcext:value-type="float" office:value="1720.5377000000001">
            <text:p>1720.5377000000001</text:p>
          </table:table-cell>
          <table:table-cell table:style-name="ce9" office:value-type="float" calcext:value-type="float" office:value="941.49090000000001">
            <text:p>941.49090000000001</text:p>
          </table:table-cell>
          <table:table-cell table:style-name="ce9" office:value-type="float" calcext:value-type="float" office:value="879.12540000000001">
            <text:p>879.12540000000001</text:p>
          </table:table-cell>
          <table:table-cell table:style-name="ce10" office:value-type="float" calcext:value-type="float" office:value="2575.6736000000001">
            <text:p>2575.6736000000001</text:p>
          </table:table-cell>
          <table:table-cell table:style-name="ce13" office:value-type="float" calcext:value-type="float" office:value="10749.688">
            <text:p>10749.688</text:p>
          </table:table-cell>
          <table:table-cell table:style-name="ce14" office:value-type="float" calcext:value-type="float" office:value="6714.1549999999997">
            <text:p>6714.1549999999997</text:p>
          </table:table-cell>
          <table:table-cell table:style-name="ce13" office:value-type="float" calcext:value-type="float" office:value="35229.347999999998">
            <text:p>35229.347999999998</text:p>
          </table:table-cell>
          <table:table-cell table:style-name="ce12" office:value-type="float" calcext:value-type="float" office:value="52060.849999999999">
            <text:p>52060.849999999999</text:p>
          </table:table-cell>
          <table:table-cell table:style-name="ce13" office:value-type="float" calcext:value-type="float" office:value="42736.862999999998">
            <text:p>42736.862999999998</text:p>
          </table:table-cell>
          <table:table-cell table:style-name="ce5" office:value-type="float" calcext:value-type="float" office:value="11111">
            <text:p>11111</text:p>
          </table:table-cell>
          <table:table-cell table:number-columns-repeated="1024"/>
        </table:table-row>
        <table:table-row table:style-name="ro72">
          <table:table-cell table:style-name="ce5" office:value-type="float" calcext:value-type="float" office:value="2017">
            <text:p>2017</text:p>
          </table:table-cell>
          <table:table-cell table:style-name="ce10" office:value-type="float" calcext:value-type="float" office:value="1817.4558">
            <text:p>1817.4558</text:p>
          </table:table-cell>
          <table:table-cell table:style-name="ce8" office:value-type="float" calcext:value-type="float" office:value="960.00476000000003">
            <text:p>960.00476000000003</text:p>
          </table:table-cell>
          <table:table-cell table:style-name="ce14" office:value-type="float" calcext:value-type="float" office:value="1185.098">
            <text:p>1185.098</text:p>
          </table:table-cell>
          <table:table-cell table:style-name="ce10" office:value-type="float" calcext:value-type="float" office:value="3038.9753000000001">
            <text:p>3038.9753000000001</text:p>
          </table:table-cell>
          <table:table-cell table:style-name="ce13" office:value-type="float" calcext:value-type="float" office:value="10826.592000000001">
            <text:p>10826.592000000001</text:p>
          </table:table-cell>
          <table:table-cell table:style-name="ce14" office:value-type="float" calcext:value-type="float" office:value="6734.2790000000005">
            <text:p>6734.2790000000005</text:p>
          </table:table-cell>
          <table:table-cell table:style-name="ce12" office:value-type="float" calcext:value-type="float" office:value="36517.57">
            <text:p>36517.57</text:p>
          </table:table-cell>
          <table:table-cell table:style-name="ce22" office:value-type="float" calcext:value-type="float" office:value="52978.800000000003">
            <text:p>52978.800000000003</text:p>
          </table:table-cell>
          <table:table-cell table:style-name="ce12" office:value-type="float" calcext:value-type="float" office:value="43193.279999999999">
            <text:p>43193.279999999999</text:p>
          </table:table-cell>
          <table:table-cell table:style-name="ce5" office:value-type="float" calcext:value-type="float" office:value="11111">
            <text:p>11111</text:p>
          </table:table-cell>
          <table:table-cell table:number-columns-repeated="1024"/>
        </table:table-row>
        <table:table-row table:style-name="ro73">
          <table:table-cell table:style-name="ce5" office:value-type="float" calcext:value-type="float" office:value="2018">
            <text:p>2018</text:p>
          </table:table-cell>
          <table:table-cell table:style-name="ce19" office:value-type="float" calcext:value-type="float" office:value="1964.74">
            <text:p>1964.74</text:p>
          </table:table-cell>
          <table:table-cell table:style-name="ce14" office:value-type="float" calcext:value-type="float" office:value="1039.9459999999999">
            <text:p>1039.9459999999999</text:p>
          </table:table-cell>
          <table:table-cell table:style-name="ce14" office:value-type="float" calcext:value-type="float" office:value="1520.5139999999999">
            <text:p>1520.5139999999999</text:p>
          </table:table-cell>
          <table:table-cell table:style-name="ce10" office:value-type="float" calcext:value-type="float" office:value="3361.3285999999998">
            <text:p>3361.3285999999998</text:p>
          </table:table-cell>
          <table:table-cell table:style-name="ce13" office:value-type="float" calcext:value-type="float" office:value="11080.882">
            <text:p>11080.882</text:p>
          </table:table-cell>
          <table:table-cell table:style-name="ce14" office:value-type="float" calcext:value-type="float" office:value="6855.4080000000004">
            <text:p>6855.4080000000004</text:p>
          </table:table-cell>
          <table:table-cell table:style-name="ce13" office:value-type="float" calcext:value-type="float" office:value="38321.438000000002">
            <text:p>38321.438000000002</text:p>
          </table:table-cell>
          <table:table-cell table:style-name="ce13" office:value-type="float" calcext:value-type="float" office:value="53521.387000000002">
            <text:p>53521.387000000002</text:p>
          </table:table-cell>
          <table:table-cell table:style-name="ce13" office:value-type="float" calcext:value-type="float" office:value="43852.792999999998">
            <text:p>43852.792999999998</text:p>
          </table:table-cell>
          <table:table-cell table:style-name="ce5" office:value-type="float" calcext:value-type="float" office:value="11111">
            <text:p>11111</text:p>
          </table:table-cell>
          <table:table-cell table:number-columns-repeated="1024"/>
        </table:table-row>
        <table:table-row table:style-name="ro74">
          <table:table-cell table:style-name="ce5" office:value-type="float" calcext:value-type="float" office:value="2019">
            <text:p>2019</text:p>
          </table:table-cell>
          <table:table-cell table:style-name="ce10" office:value-type="float" calcext:value-type="float" office:value="2063.5725000000002">
            <text:p>2063.5725000000002</text:p>
          </table:table-cell>
          <table:table-cell table:style-name="ce10" office:value-type="float" calcext:value-type="float" office:value="1119.6278">
            <text:p>1119.6278</text:p>
          </table:table-cell>
          <table:table-cell table:style-name="ce10" office:value-type="float" calcext:value-type="float" office:value="1859.5966000000001">
            <text:p>1859.5966000000001</text:p>
          </table:table-cell>
          <table:table-cell table:style-name="ce10" office:value-type="float" calcext:value-type="float" office:value="3746.7087000000001">
            <text:p>3746.7087000000001</text:p>
          </table:table-cell>
          <table:table-cell table:style-name="ce13" office:value-type="float" calcext:value-type="float" office:value="11184.757">
            <text:p>11184.757</text:p>
          </table:table-cell>
          <table:table-cell table:style-name="ce10" office:value-type="float" calcext:value-type="float" office:value="7071.7816999999995">
            <text:p>7071.7816999999995</text:p>
          </table:table-cell>
          <table:table-cell table:style-name="ce13" office:value-type="float" calcext:value-type="float" office:value="39084.453000000001">
            <text:p>39084.453000000001</text:p>
          </table:table-cell>
          <table:table-cell table:style-name="ce13" office:value-type="float" calcext:value-type="float" office:value="53618.925999999999">
            <text:p>53618.925999999999</text:p>
          </table:table-cell>
          <table:table-cell table:style-name="ce13" office:value-type="float" calcext:value-type="float" office:value="43597.163999999997">
            <text:p>43597.163999999997</text:p>
          </table:table-cell>
          <table:table-cell table:style-name="ce5" office:value-type="float" calcext:value-type="float" office:value="11111">
            <text:p>11111</text:p>
          </table:table-cell>
          <table:table-cell table:number-columns-repeated="1024"/>
        </table:table-row>
        <table:table-row table:style-name="ro75">
          <table:table-cell table:style-name="ce5" office:value-type="float" calcext:value-type="float" office:value="2020">
            <text:p>2020</text:p>
          </table:table-cell>
          <table:table-cell table:style-name="ce10" office:value-type="float" calcext:value-type="float" office:value="2181.6752999999999">
            <text:p>2181.6752999999999</text:p>
          </table:table-cell>
          <table:table-cell table:style-name="ce10" office:value-type="float" calcext:value-type="float" office:value="1070.2726">
            <text:p>1070.2726</text:p>
          </table:table-cell>
          <table:table-cell table:style-name="ce10" office:value-type="float" calcext:value-type="float" office:value="2245.2683000000002">
            <text:p>2245.2683000000002</text:p>
          </table:table-cell>
          <table:table-cell table:style-name="ce14" office:value-type="float" calcext:value-type="float" office:value="4188.1109999999999">
            <text:p>4188.1109999999999</text:p>
          </table:table-cell>
          <table:table-cell table:style-name="ce13" office:value-type="float" calcext:value-type="float" office:value="11449.073">
            <text:p>11449.073</text:p>
          </table:table-cell>
          <table:table-cell table:style-name="ce10" office:value-type="float" calcext:value-type="float" office:value="6776.8657000000003">
            <text:p>6776.8657000000003</text:p>
          </table:table-cell>
          <table:table-cell table:style-name="ce12" office:value-type="float" calcext:value-type="float" office:value="38714.089999999997">
            <text:p>38714.089999999997</text:p>
          </table:table-cell>
          <table:table-cell table:style-name="ce13" office:value-type="float" calcext:value-type="float" office:value="48745.684000000001">
            <text:p>48745.684000000001</text:p>
          </table:table-cell>
          <table:table-cell table:style-name="ce13" office:value-type="float" calcext:value-type="float" office:value="42296.684000000001">
            <text:p>42296.684000000001</text:p>
          </table:table-cell>
          <table:table-cell table:style-name="ce5" office:value-type="float" calcext:value-type="float" office:value="11111">
            <text:p>11111</text:p>
          </table:table-cell>
          <table:table-cell table:number-columns-repeated="1024"/>
        </table:table-row>
        <table:table-row table:style-name="ro76">
          <table:table-cell table:style-name="ce5" office:value-type="float" calcext:value-type="float" office:value="2021">
            <text:p>2021</text:p>
          </table:table-cell>
          <table:table-cell table:style-name="ce14" office:value-type="float" calcext:value-type="float" office:value="2351.194">
            <text:p>2351.194</text:p>
          </table:table-cell>
          <table:table-cell table:style-name="ce10" office:value-type="float" calcext:value-type="float" office:value="1131.0246999999999">
            <text:p>1131.0246999999999</text:p>
          </table:table-cell>
          <table:table-cell table:style-name="ce10" office:value-type="float" calcext:value-type="float" office:value="2751.7534000000001">
            <text:p>2751.7534000000001</text:p>
          </table:table-cell>
          <table:table-cell table:style-name="ce14" office:value-type="float" calcext:value-type="float" office:value="4865.9350000000004">
            <text:p>4865.9350000000004</text:p>
          </table:table-cell>
          <table:table-cell table:style-name="ce13" office:value-type="float" calcext:value-type="float" office:value="11222.464">
            <text:p>11222.464</text:p>
          </table:table-cell>
          <table:table-cell table:style-name="ce19" office:value-type="float" calcext:value-type="float" office:value="7037.0699999999997">
            <text:p>7037.0699999999997</text:p>
          </table:table-cell>
          <table:table-cell table:style-name="ce13" office:value-type="float" calcext:value-type="float" office:value="40239.016000000003">
            <text:p>40239.016000000003</text:p>
          </table:table-cell>
          <table:table-cell table:style-name="ce13" office:value-type="float" calcext:value-type="float" office:value="51530.491999999998">
            <text:p>51530.491999999998</text:p>
          </table:table-cell>
          <table:table-cell table:style-name="ce12" office:value-type="float" calcext:value-type="float" office:value="44600.080000000002">
            <text:p>44600.080000000002</text:p>
          </table:table-cell>
          <table:table-cell table:style-name="ce5" office:value-type="float" calcext:value-type="float" office:value="11111">
            <text:p>11111</text:p>
          </table:table-cell>
          <table:table-cell table:number-columns-repeated="1024"/>
        </table:table-row>
        <table:table-row table:style-name="ro77">
          <table:table-cell table:style-name="ce5" office:value-type="float" calcext:value-type="float" office:value="2022">
            <text:p>2022</text:p>
          </table:table-cell>
          <table:table-cell table:style-name="ce10" office:value-type="float" calcext:value-type="float" office:value="2414.3036999999999">
            <text:p>2414.3036999999999</text:p>
          </table:table-cell>
          <table:table-cell table:style-name="ce10" office:value-type="float" calcext:value-type="float" office:value="1193.2262000000001">
            <text:p>1193.2262000000001</text:p>
          </table:table-cell>
          <table:table-cell table:style-name="ce10" office:value-type="float" calcext:value-type="float" office:value="3446.4074999999998">
            <text:p>3446.4074999999998</text:p>
          </table:table-cell>
          <table:table-cell table:style-name="ce10" office:value-type="float" calcext:value-type="float" office:value="5495.7437">
            <text:p>5495.7437</text:p>
          </table:table-cell>
          <table:table-cell table:style-name="ce13" office:value-type="float" calcext:value-type="float" office:value="11271.806">
            <text:p>11271.806</text:p>
          </table:table-cell>
          <table:table-cell table:style-name="ce14" office:value-type="float" calcext:value-type="float" office:value="6703.8739999999998">
            <text:p>6703.8739999999998</text:p>
          </table:table-cell>
          <table:table-cell table:style-name="ce13" office:value-type="float" calcext:value-type="float" office:value="40086.875">
            <text:p>40086.875</text:p>
          </table:table-cell>
          <table:table-cell table:style-name="ce12" office:value-type="float" calcext:value-type="float" office:value="53226.839999999997">
            <text:p>53226.839999999997</text:p>
          </table:table-cell>
          <table:table-cell table:style-name="ce12" office:value-type="float" calcext:value-type="float" office:value="44869.120000000003">
            <text:p>44869.120000000003</text:p>
          </table:table-cell>
          <table:table-cell table:style-name="ce5" office:value-type="float" calcext:value-type="float" office:value="11111">
            <text:p>11111</text:p>
          </table:table-cell>
          <table:table-cell table:number-columns-repeated="1024"/>
        </table:table-row>
        <table:table-row table:style-name="ro78">
          <table:table-cell table:style-name="ce5" office:value-type="float" calcext:value-type="float" office:value="2023">
            <text:p>2023</text:p>
          </table:table-cell>
          <table:table-cell table:style-name="ce10" office:value-type="float" calcext:value-type="float" office:value="2427.8613">
            <text:p>2427.8613</text:p>
          </table:table-cell>
          <table:table-cell table:style-name="ce10" office:value-type="float" calcext:value-type="float" office:value="1317.6246000000001">
            <text:p>1317.6246000000001</text:p>
          </table:table-cell>
          <table:table-cell table:style-name="ce14" office:value-type="float" calcext:value-type="float" office:value="4264.2610000000004">
            <text:p>4264.2610000000004</text:p>
          </table:table-cell>
          <table:table-cell table:style-name="ce14" office:value-type="float" calcext:value-type="float" office:value="6040.3590000000004">
            <text:p>6040.3590000000004</text:p>
          </table:table-cell>
          <table:table-cell table:style-name="ce13" office:value-type="float" calcext:value-type="float" office:value="11014.117">
            <text:p>11014.117</text:p>
          </table:table-cell>
          <table:table-cell table:style-name="ce10" office:value-type="float" calcext:value-type="float" office:value="6824.1772000000001">
            <text:p>6824.1772000000001</text:p>
          </table:table-cell>
          <table:table-cell table:style-name="ce12" office:value-type="float" calcext:value-type="float" office:value="40101.739999999998">
            <text:p>40101.739999999998</text:p>
          </table:table-cell>
          <table:table-cell table:style-name="ce5" office:value-type="float" calcext:value-type="float" office:value="54564">
            <text:p>54564</text:p>
          </table:table-cell>
          <table:table-cell table:style-name="ce12" office:value-type="float" calcext:value-type="float" office:value="45564.93">
            <text:p>45564.93</text:p>
          </table:table-cell>
          <table:table-cell table:style-name="ce5" office:value-type="float" calcext:value-type="float" office:value="11111">
            <text:p>11111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essed" table:style-name="ta2">
        <table:table-column table:style-name="co14" table:default-cell-style-name="Default"/>
        <table:table-column table:number-columns-repeated="4" table:style-name="co15" table:default-cell-style-name="Default"/>
        <table:table-column table:style-name="co16" table:default-cell-style-name="Default"/>
        <table:table-column table:number-columns-repeated="5" table:style-name="co17" table:default-cell-style-name="Default"/>
        <table:table-column table:style-name="co18" table:default-cell-style-name="Default"/>
        <table:table-column table:number-columns-repeated="1012" table:style-name="co19" table:default-cell-style-name="Default"/>
        <table:table-column table:style-name="co13" table:default-cell-style-name="Default"/>
        <table:table-row table:style-name="ro80">
          <table:table-cell office:value-type="string" calcext:value-type="string">
            <text:p><text:span text:style-name="T15">Années</text:span></text:p>
          </table:table-cell>
          <table:table-cell office:value-type="string" calcext:value-type="string">
            <text:p><text:span text:style-name="T16">Nucléaire.</text:span></text:p>
          </table:table-cell>
          <table:table-cell office:value-type="string" calcext:value-type="string">
            <text:p><text:span text:style-name="T17">Solaire.</text:span></text:p>
          </table:table-cell>
          <table:table-cell office:value-type="string" calcext:value-type="string">
            <text:p><text:span text:style-name="T18">Eolien.</text:span></text:p>
          </table:table-cell>
          <table:table-cell office:value-type="string" calcext:value-type="string">
            <text:p><text:span text:style-name="T19">Hydraulique.</text:span></text:p>
          </table:table-cell>
          <table:table-cell office:value-type="string" calcext:value-type="string">
            <text:p><text:span text:style-name="T20">Autres.Renouvelables.</text:span></text:p>
          </table:table-cell>
          <table:table-cell office:value-type="string" calcext:value-type="string">
            <text:p><text:span text:style-name="T21">Biomasse.</text:span></text:p>
          </table:table-cell>
          <table:table-cell office:value-type="string" calcext:value-type="string">
            <text:p><text:span text:style-name="T22">Charbon.</text:span></text:p>
          </table:table-cell>
          <table:table-cell office:value-type="string" calcext:value-type="string">
            <text:p><text:span text:style-name="T23">Pétrole.</text:span></text:p>
          </table:table-cell>
          <table:table-cell office:value-type="string" calcext:value-type="string">
            <text:p><text:span text:style-name="T24">Gaz.</text:span></text:p>
          </table:table-cell>
          <table:table-cell table:number-columns-repeated="1024"/>
        </table:table-row>
        <table:table-row table:style-name="ro81">
          <table:table-cell office:value-type="float" calcext:value-type="float" office:value="1800">
            <text:p>1800</text:p>
          </table:table-cell>
          <table:table-cell table:formula="of:=[Raw.G2]*[.M$4]/[.M$5]" office:value-type="float" calcext:value-type="float" office:value="0">
            <text:p>0</text:p>
          </table:table-cell>
          <table:table-cell table:formula="of:=[Raw.D2]*[.M$4]/[.M$5]" office:value-type="float" calcext:value-type="float" office:value="0">
            <text:p>0</text:p>
          </table:table-cell>
          <table:table-cell table:formula="of:=[Raw.E2]*[.M$4]/[.M$5]" office:value-type="float" calcext:value-type="float" office:value="0">
            <text:p>0</text:p>
          </table:table-cell>
          <table:table-cell table:formula="of:=[Raw.F2]*[.M$4]/[.M$5]" office:value-type="float" calcext:value-type="float" office:value="0">
            <text:p>0</text:p>
          </table:table-cell>
          <table:table-cell table:formula="of:=[Raw.B2]*[.M$4]/[.M$5]" office:value-type="float" calcext:value-type="float" office:value="0">
            <text:p>0</text:p>
          </table:table-cell>
          <table:table-cell table:formula="of:=([Raw.C2]+[Raw.K2])*[.M$4]/[.M$5]" office:value-type="float" calcext:value-type="float" office:value="0.47781600000000002">
            <text:p>0.47781600000000002</text:p>
          </table:table-cell>
          <table:table-cell table:formula="of:=[Raw.J2]*[.M$4]/[.M$5]" office:value-type="float" calcext:value-type="float" office:value="0.0083420000000000005">
            <text:p>0.0083420000000000005</text:p>
          </table:table-cell>
          <table:table-cell table:formula="of:=[Raw.I2]*[.M$4]/[.M$5]" office:value-type="float" calcext:value-type="float" office:value="0">
            <text:p>0</text:p>
          </table:table-cell>
          <table:table-cell table:formula="of:=[Raw.H2]*[.M$4]/[.M$5]" office:value-type="float" calcext:value-type="float" office:value="0">
            <text:p>0</text:p>
          </table:table-cell>
          <table:table-cell table:number-columns-repeated="1024"/>
        </table:table-row>
        <table:table-row table:style-name="ro82">
          <table:table-cell office:value-type="float" calcext:value-type="float" office:value="1810">
            <text:p>1810</text:p>
          </table:table-cell>
          <table:table-cell table:formula="of:=[Raw.G3]*[.M$4]/[.M$5]" office:value-type="float" calcext:value-type="float" office:value="0">
            <text:p>0</text:p>
          </table:table-cell>
          <table:table-cell table:formula="of:=[Raw.D3]*[.M$4]/[.M$5]" office:value-type="float" calcext:value-type="float" office:value="0">
            <text:p>0</text:p>
          </table:table-cell>
          <table:table-cell table:formula="of:=[Raw.E3]*[.M$4]/[.M$5]" office:value-type="float" calcext:value-type="float" office:value="0">
            <text:p>0</text:p>
          </table:table-cell>
          <table:table-cell table:formula="of:=[Raw.F3]*[.M$4]/[.M$5]" office:value-type="float" calcext:value-type="float" office:value="0">
            <text:p>0</text:p>
          </table:table-cell>
          <table:table-cell table:formula="of:=[Raw.B3]*[.M$4]/[.M$5]" office:value-type="float" calcext:value-type="float" office:value="0">
            <text:p>0</text:p>
          </table:table-cell>
          <table:table-cell table:formula="of:=([Raw.C3]+[Raw.K3])*[.M$4]/[.M$5]" office:value-type="float" calcext:value-type="float" office:value="0.50163800000000003">
            <text:p>0.50163800000000003</text:p>
          </table:table-cell>
          <table:table-cell table:formula="of:=[Raw.J3]*[.M$4]/[.M$5]" office:value-type="float" calcext:value-type="float" office:value="0.011008">
            <text:p>0.011008</text:p>
          </table:table-cell>
          <table:table-cell table:formula="of:=[Raw.I3]*[.M$4]/[.M$5]" office:value-type="float" calcext:value-type="float" office:value="0">
            <text:p>0</text:p>
          </table:table-cell>
          <table:table-cell table:formula="of:=[Raw.H3]*[.M$4]/[.M$5]" office:value-type="float" calcext:value-type="float" office:value="0">
            <text:p>0</text:p>
          </table:table-cell>
          <table:table-cell/>
          <table:table-cell table:style-name="ce23" office:value-type="string" calcext:value-type="string">
            <text:p><text:span text:style-name="T25">Facteurs de Conversion</text:span></text:p>
          </table:table-cell>
          <table:table-cell table:style-name="ce23"/>
          <table:table-cell table:number-columns-repeated="1024"/>
        </table:table-row>
        <table:table-row table:style-name="ro83">
          <table:table-cell office:value-type="float" calcext:value-type="float" office:value="1820">
            <text:p>1820</text:p>
          </table:table-cell>
          <table:table-cell table:formula="of:=[Raw.G4]*[.M$4]/[.M$5]" office:value-type="float" calcext:value-type="float" office:value="0">
            <text:p>0</text:p>
          </table:table-cell>
          <table:table-cell table:formula="of:=[Raw.D4]*[.M$4]/[.M$5]" office:value-type="float" calcext:value-type="float" office:value="0">
            <text:p>0</text:p>
          </table:table-cell>
          <table:table-cell table:formula="of:=[Raw.E4]*[.M$4]/[.M$5]" office:value-type="float" calcext:value-type="float" office:value="0">
            <text:p>0</text:p>
          </table:table-cell>
          <table:table-cell table:formula="of:=[Raw.F4]*[.M$4]/[.M$5]" office:value-type="float" calcext:value-type="float" office:value="0">
            <text:p>0</text:p>
          </table:table-cell>
          <table:table-cell table:formula="of:=[Raw.B4]*[.M$4]/[.M$5]" office:value-type="float" calcext:value-type="float" office:value="0">
            <text:p>0</text:p>
          </table:table-cell>
          <table:table-cell table:formula="of:=([Raw.C4]+[Raw.K4])*[.M$4]/[.M$5]" office:value-type="float" calcext:value-type="float" office:value="0.52554599999999996">
            <text:p>0.52554599999999996</text:p>
          </table:table-cell>
          <table:table-cell table:formula="of:=[Raw.J4]*[.M$4]/[.M$5]" office:value-type="float" calcext:value-type="float" office:value="0.013158">
            <text:p>0.013158</text:p>
          </table:table-cell>
          <table:table-cell table:formula="of:=[Raw.I4]*[.M$4]/[.M$5]" office:value-type="float" calcext:value-type="float" office:value="0">
            <text:p>0</text:p>
          </table:table-cell>
          <table:table-cell table:formula="of:=[Raw.H4]*[.M$4]/[.M$5]" office:value-type="float" calcext:value-type="float" office:value="0">
            <text:p>0</text:p>
          </table:table-cell>
          <table:table-cell/>
          <table:table-cell table:style-name="ce23" office:value-type="string" calcext:value-type="string">
            <text:p><text:span text:style-name="T26">Twh to TEP</text:span></text:p>
          </table:table-cell>
          <table:table-cell table:style-name="ce23" office:value-type="float" calcext:value-type="float" office:value="86000">
            <text:p>86000</text:p>
          </table:table-cell>
          <table:table-cell table:number-columns-repeated="1024"/>
        </table:table-row>
        <table:table-row table:style-name="ro84">
          <table:table-cell office:value-type="float" calcext:value-type="float" office:value="1830">
            <text:p>1830</text:p>
          </table:table-cell>
          <table:table-cell table:formula="of:=[Raw.G5]*[.M$4]/[.M$5]" office:value-type="float" calcext:value-type="float" office:value="0">
            <text:p>0</text:p>
          </table:table-cell>
          <table:table-cell table:formula="of:=[Raw.D5]*[.M$4]/[.M$5]" office:value-type="float" calcext:value-type="float" office:value="0">
            <text:p>0</text:p>
          </table:table-cell>
          <table:table-cell table:formula="of:=[Raw.E5]*[.M$4]/[.M$5]" office:value-type="float" calcext:value-type="float" office:value="0">
            <text:p>0</text:p>
          </table:table-cell>
          <table:table-cell table:formula="of:=[Raw.F5]*[.M$4]/[.M$5]" office:value-type="float" calcext:value-type="float" office:value="0">
            <text:p>0</text:p>
          </table:table-cell>
          <table:table-cell table:formula="of:=[Raw.B5]*[.M$4]/[.M$5]" office:value-type="float" calcext:value-type="float" office:value="0">
            <text:p>0</text:p>
          </table:table-cell>
          <table:table-cell table:formula="of:=([Raw.C5]+[Raw.K5])*[.M$4]/[.M$5]" office:value-type="float" calcext:value-type="float" office:value="0.549454">
            <text:p>0.549454</text:p>
          </table:table-cell>
          <table:table-cell table:formula="of:=[Raw.J5]*[.M$4]/[.M$5]" office:value-type="float" calcext:value-type="float" office:value="0.022703999999999998">
            <text:p>0.022703999999999998</text:p>
          </table:table-cell>
          <table:table-cell table:formula="of:=[Raw.I5]*[.M$4]/[.M$5]" office:value-type="float" calcext:value-type="float" office:value="0">
            <text:p>0</text:p>
          </table:table-cell>
          <table:table-cell table:formula="of:=[Raw.H5]*[.M$4]/[.M$5]" office:value-type="float" calcext:value-type="float" office:value="0">
            <text:p>0</text:p>
          </table:table-cell>
          <table:table-cell/>
          <table:table-cell table:style-name="ce23" office:value-type="string" calcext:value-type="string">
            <text:p><text:span text:style-name="T27">TEP to GTEP</text:span></text:p>
          </table:table-cell>
          <table:table-cell table:style-name="ce23" table:formula="of:=POWER(10;9)" office:value-type="float" calcext:value-type="float" office:value="1000000000">
            <text:p>1000000000</text:p>
          </table:table-cell>
          <table:table-cell table:number-columns-repeated="1024"/>
        </table:table-row>
        <table:table-row table:style-name="ro85">
          <table:table-cell office:value-type="float" calcext:value-type="float" office:value="1840">
            <text:p>1840</text:p>
          </table:table-cell>
          <table:table-cell table:formula="of:=[Raw.G6]*[.M$4]/[.M$5]" office:value-type="float" calcext:value-type="float" office:value="0">
            <text:p>0</text:p>
          </table:table-cell>
          <table:table-cell table:formula="of:=[Raw.D6]*[.M$4]/[.M$5]" office:value-type="float" calcext:value-type="float" office:value="0">
            <text:p>0</text:p>
          </table:table-cell>
          <table:table-cell table:formula="of:=[Raw.E6]*[.M$4]/[.M$5]" office:value-type="float" calcext:value-type="float" office:value="0">
            <text:p>0</text:p>
          </table:table-cell>
          <table:table-cell table:formula="of:=[Raw.F6]*[.M$4]/[.M$5]" office:value-type="float" calcext:value-type="float" office:value="0">
            <text:p>0</text:p>
          </table:table-cell>
          <table:table-cell table:formula="of:=[Raw.B6]*[.M$4]/[.M$5]" office:value-type="float" calcext:value-type="float" office:value="0">
            <text:p>0</text:p>
          </table:table-cell>
          <table:table-cell table:formula="of:=([Raw.C6]+[Raw.K6])*[.M$4]/[.M$5]" office:value-type="float" calcext:value-type="float" office:value="0.59718400000000005">
            <text:p>0.59718400000000005</text:p>
          </table:table-cell>
          <table:table-cell table:formula="of:=[Raw.J6]*[.M$4]/[.M$5]" office:value-type="float" calcext:value-type="float" office:value="0.030616000000000001">
            <text:p>0.030616000000000001</text:p>
          </table:table-cell>
          <table:table-cell table:formula="of:=[Raw.I6]*[.M$4]/[.M$5]" office:value-type="float" calcext:value-type="float" office:value="0">
            <text:p>0</text:p>
          </table:table-cell>
          <table:table-cell table:formula="of:=[Raw.H6]*[.M$4]/[.M$5]" office:value-type="float" calcext:value-type="float" office:value="0">
            <text:p>0</text:p>
          </table:table-cell>
          <table:table-cell table:number-columns-repeated="1024"/>
        </table:table-row>
        <table:table-row table:style-name="ro86">
          <table:table-cell office:value-type="float" calcext:value-type="float" office:value="1850">
            <text:p>1850</text:p>
          </table:table-cell>
          <table:table-cell table:formula="of:=[Raw.G7]*[.M$4]/[.M$5]" office:value-type="float" calcext:value-type="float" office:value="0">
            <text:p>0</text:p>
          </table:table-cell>
          <table:table-cell table:formula="of:=[Raw.D7]*[.M$4]/[.M$5]" office:value-type="float" calcext:value-type="float" office:value="0">
            <text:p>0</text:p>
          </table:table-cell>
          <table:table-cell table:formula="of:=[Raw.E7]*[.M$4]/[.M$5]" office:value-type="float" calcext:value-type="float" office:value="0">
            <text:p>0</text:p>
          </table:table-cell>
          <table:table-cell table:formula="of:=[Raw.F7]*[.M$4]/[.M$5]" office:value-type="float" calcext:value-type="float" office:value="0">
            <text:p>0</text:p>
          </table:table-cell>
          <table:table-cell table:formula="of:=[Raw.B7]*[.M$4]/[.M$5]" office:value-type="float" calcext:value-type="float" office:value="0">
            <text:p>0</text:p>
          </table:table-cell>
          <table:table-cell table:formula="of:=([Raw.C7]+[Raw.K7])*[.M$4]/[.M$5]" office:value-type="float" calcext:value-type="float" office:value="0.62109199999999998">
            <text:p>0.62109199999999998</text:p>
          </table:table-cell>
          <table:table-cell table:formula="of:=[Raw.J7]*[.M$4]/[.M$5]" office:value-type="float" calcext:value-type="float" office:value="0.048933999999999998">
            <text:p>0.048933999999999998</text:p>
          </table:table-cell>
          <table:table-cell table:formula="of:=[Raw.I7]*[.M$4]/[.M$5]" office:value-type="float" calcext:value-type="float" office:value="0">
            <text:p>0</text:p>
          </table:table-cell>
          <table:table-cell table:formula="of:=[Raw.H7]*[.M$4]/[.M$5]" office:value-type="float" calcext:value-type="float" office:value="0">
            <text:p>0</text:p>
          </table:table-cell>
          <table:table-cell table:number-columns-repeated="1024"/>
        </table:table-row>
        <table:table-row table:style-name="ro87">
          <table:table-cell office:value-type="float" calcext:value-type="float" office:value="1860">
            <text:p>1860</text:p>
          </table:table-cell>
          <table:table-cell table:formula="of:=[Raw.G8]*[.M$4]/[.M$5]" office:value-type="float" calcext:value-type="float" office:value="0">
            <text:p>0</text:p>
          </table:table-cell>
          <table:table-cell table:formula="of:=[Raw.D8]*[.M$4]/[.M$5]" office:value-type="float" calcext:value-type="float" office:value="0">
            <text:p>0</text:p>
          </table:table-cell>
          <table:table-cell table:formula="of:=[Raw.E8]*[.M$4]/[.M$5]" office:value-type="float" calcext:value-type="float" office:value="0">
            <text:p>0</text:p>
          </table:table-cell>
          <table:table-cell table:formula="of:=[Raw.F8]*[.M$4]/[.M$5]" office:value-type="float" calcext:value-type="float" office:value="0">
            <text:p>0</text:p>
          </table:table-cell>
          <table:table-cell table:formula="of:=[Raw.B8]*[.M$4]/[.M$5]" office:value-type="float" calcext:value-type="float" office:value="0">
            <text:p>0</text:p>
          </table:table-cell>
          <table:table-cell table:formula="of:=([Raw.C8]+[Raw.K8])*[.M$4]/[.M$5]" office:value-type="float" calcext:value-type="float" office:value="0.59718400000000005">
            <text:p>0.59718400000000005</text:p>
          </table:table-cell>
          <table:table-cell table:formula="of:=[Raw.J8]*[.M$4]/[.M$5]" office:value-type="float" calcext:value-type="float" office:value="0.091245999999999994">
            <text:p>0.091245999999999994</text:p>
          </table:table-cell>
          <table:table-cell table:formula="of:=[Raw.I8]*[.M$4]/[.M$5]" office:value-type="float" calcext:value-type="float" office:value="0">
            <text:p>0</text:p>
          </table:table-cell>
          <table:table-cell table:formula="of:=[Raw.H8]*[.M$4]/[.M$5]" office:value-type="float" calcext:value-type="float" office:value="0">
            <text:p>0</text:p>
          </table:table-cell>
          <table:table-cell table:number-columns-repeated="1024"/>
        </table:table-row>
        <table:table-row table:style-name="ro88">
          <table:table-cell office:value-type="float" calcext:value-type="float" office:value="1870">
            <text:p>1870</text:p>
          </table:table-cell>
          <table:table-cell table:formula="of:=[Raw.G9]*[.M$4]/[.M$5]" office:value-type="float" calcext:value-type="float" office:value="0">
            <text:p>0</text:p>
          </table:table-cell>
          <table:table-cell table:formula="of:=[Raw.D9]*[.M$4]/[.M$5]" office:value-type="float" calcext:value-type="float" office:value="0">
            <text:p>0</text:p>
          </table:table-cell>
          <table:table-cell table:formula="of:=[Raw.E9]*[.M$4]/[.M$5]" office:value-type="float" calcext:value-type="float" office:value="0">
            <text:p>0</text:p>
          </table:table-cell>
          <table:table-cell table:formula="of:=[Raw.F9]*[.M$4]/[.M$5]" office:value-type="float" calcext:value-type="float" office:value="0">
            <text:p>0</text:p>
          </table:table-cell>
          <table:table-cell table:formula="of:=[Raw.B9]*[.M$4]/[.M$5]" office:value-type="float" calcext:value-type="float" office:value="0">
            <text:p>0</text:p>
          </table:table-cell>
          <table:table-cell table:formula="of:=([Raw.C9]+[Raw.K9])*[.M$4]/[.M$5]" office:value-type="float" calcext:value-type="float" office:value="0.59718400000000005">
            <text:p>0.59718400000000005</text:p>
          </table:table-cell>
          <table:table-cell table:formula="of:=[Raw.J9]*[.M$4]/[.M$5]" office:value-type="float" calcext:value-type="float" office:value="0.141212">
            <text:p>0.141212</text:p>
          </table:table-cell>
          <table:table-cell table:formula="of:=[Raw.I9]*[.M$4]/[.M$5]" office:value-type="float" calcext:value-type="float" office:value="0.00051599999999999997">
            <text:p>0.00051599999999999997</text:p>
          </table:table-cell>
          <table:table-cell table:formula="of:=[Raw.H9]*[.M$4]/[.M$5]" office:value-type="float" calcext:value-type="float" office:value="0">
            <text:p>0</text:p>
          </table:table-cell>
          <table:table-cell table:number-columns-repeated="1024"/>
        </table:table-row>
        <table:table-row table:style-name="ro89">
          <table:table-cell office:value-type="float" calcext:value-type="float" office:value="1880">
            <text:p>1880</text:p>
          </table:table-cell>
          <table:table-cell table:formula="of:=[Raw.G10]*[.M$4]/[.M$5]" office:value-type="float" calcext:value-type="float" office:value="0">
            <text:p>0</text:p>
          </table:table-cell>
          <table:table-cell table:formula="of:=[Raw.D10]*[.M$4]/[.M$5]" office:value-type="float" calcext:value-type="float" office:value="0">
            <text:p>0</text:p>
          </table:table-cell>
          <table:table-cell table:formula="of:=[Raw.E10]*[.M$4]/[.M$5]" office:value-type="float" calcext:value-type="float" office:value="0">
            <text:p>0</text:p>
          </table:table-cell>
          <table:table-cell table:formula="of:=[Raw.F10]*[.M$4]/[.M$5]" office:value-type="float" calcext:value-type="float" office:value="0">
            <text:p>0</text:p>
          </table:table-cell>
          <table:table-cell table:formula="of:=[Raw.B10]*[.M$4]/[.M$5]" office:value-type="float" calcext:value-type="float" office:value="0">
            <text:p>0</text:p>
          </table:table-cell>
          <table:table-cell table:formula="of:=([Raw.C10]+[Raw.K10])*[.M$4]/[.M$5]" office:value-type="float" calcext:value-type="float" office:value="0.59718400000000005">
            <text:p>0.59718400000000005</text:p>
          </table:table-cell>
          <table:table-cell table:formula="of:=[Raw.J10]*[.M$4]/[.M$5]" office:value-type="float" calcext:value-type="float" office:value="0.218612">
            <text:p>0.218612</text:p>
          </table:table-cell>
          <table:table-cell table:formula="of:=[Raw.I10]*[.M$4]/[.M$5]" office:value-type="float" calcext:value-type="float" office:value="0.0028379999999999998">
            <text:p>0.0028379999999999998</text:p>
          </table:table-cell>
          <table:table-cell table:formula="of:=[Raw.H10]*[.M$4]/[.M$5]" office:value-type="float" calcext:value-type="float" office:value="0">
            <text:p>0</text:p>
          </table:table-cell>
          <table:table-cell table:number-columns-repeated="1024"/>
        </table:table-row>
        <table:table-row table:style-name="ro90">
          <table:table-cell office:value-type="float" calcext:value-type="float" office:value="1890">
            <text:p>1890</text:p>
          </table:table-cell>
          <table:table-cell table:formula="of:=[Raw.G11]*[.M$4]/[.M$5]" office:value-type="float" calcext:value-type="float" office:value="0">
            <text:p>0</text:p>
          </table:table-cell>
          <table:table-cell table:formula="of:=[Raw.D11]*[.M$4]/[.M$5]" office:value-type="float" calcext:value-type="float" office:value="0">
            <text:p>0</text:p>
          </table:table-cell>
          <table:table-cell table:formula="of:=[Raw.E11]*[.M$4]/[.M$5]" office:value-type="float" calcext:value-type="float" office:value="0">
            <text:p>0</text:p>
          </table:table-cell>
          <table:table-cell table:formula="of:=[Raw.F11]*[.M$4]/[.M$5]" office:value-type="float" calcext:value-type="float" office:value="0.0033444445400000007">
            <text:p>0.0033444445400000007</text:p>
          </table:table-cell>
          <table:table-cell table:formula="of:=[Raw.B11]*[.M$4]/[.M$5]" office:value-type="float" calcext:value-type="float" office:value="0">
            <text:p>0</text:p>
          </table:table-cell>
          <table:table-cell table:formula="of:=([Raw.C11]+[Raw.K11])*[.M$4]/[.M$5]" office:value-type="float" calcext:value-type="float" office:value="0.57336200000000004">
            <text:p>0.57336200000000004</text:p>
          </table:table-cell>
          <table:table-cell table:formula="of:=[Raw.J11]*[.M$4]/[.M$5]" office:value-type="float" calcext:value-type="float" office:value="0.33161600000000002">
            <text:p>0.33161600000000002</text:p>
          </table:table-cell>
          <table:table-cell table:formula="of:=[Raw.I11]*[.M$4]/[.M$5]" office:value-type="float" calcext:value-type="float" office:value="0.0076540000000000002">
            <text:p>0.0076540000000000002</text:p>
          </table:table-cell>
          <table:table-cell table:formula="of:=[Raw.H11]*[.M$4]/[.M$5]" office:value-type="float" calcext:value-type="float" office:value="0.0028379999999999998">
            <text:p>0.0028379999999999998</text:p>
          </table:table-cell>
          <table:table-cell table:number-columns-repeated="1024"/>
        </table:table-row>
        <table:table-row table:style-name="ro91">
          <table:table-cell office:value-type="float" calcext:value-type="float" office:value="1900">
            <text:p>1900</text:p>
          </table:table-cell>
          <table:table-cell table:formula="of:=[Raw.G12]*[.M$4]/[.M$5]" office:value-type="float" calcext:value-type="float" office:value="0">
            <text:p>0</text:p>
          </table:table-cell>
          <table:table-cell table:formula="of:=[Raw.D12]*[.M$4]/[.M$5]" office:value-type="float" calcext:value-type="float" office:value="0">
            <text:p>0</text:p>
          </table:table-cell>
          <table:table-cell table:formula="of:=[Raw.E12]*[.M$4]/[.M$5]" office:value-type="float" calcext:value-type="float" office:value="0">
            <text:p>0</text:p>
          </table:table-cell>
          <table:table-cell table:formula="of:=[Raw.F12]*[.M$4]/[.M$5]" office:value-type="float" calcext:value-type="float" office:value="0.0040611109199999995">
            <text:p>0.0040611109199999995</text:p>
          </table:table-cell>
          <table:table-cell table:formula="of:=[Raw.B12]*[.M$4]/[.M$5]" office:value-type="float" calcext:value-type="float" office:value="0">
            <text:p>0</text:p>
          </table:table-cell>
          <table:table-cell table:formula="of:=([Raw.C12]+[Raw.K12])*[.M$4]/[.M$5]" office:value-type="float" calcext:value-type="float" office:value="0.52554599999999996">
            <text:p>0.52554599999999996</text:p>
          </table:table-cell>
          <table:table-cell table:formula="of:=[Raw.J12]*[.M$4]/[.M$5]" office:value-type="float" calcext:value-type="float" office:value="0.49260799999999999">
            <text:p>0.49260799999999999</text:p>
          </table:table-cell>
          <table:table-cell table:formula="of:=[Raw.I12]*[.M$4]/[.M$5]" office:value-type="float" calcext:value-type="float" office:value="0.015566">
            <text:p>0.015566</text:p>
          </table:table-cell>
          <table:table-cell table:formula="of:=[Raw.H12]*[.M$4]/[.M$5]" office:value-type="float" calcext:value-type="float" office:value="0.0055040000000000002">
            <text:p>0.0055040000000000002</text:p>
          </table:table-cell>
          <table:table-cell table:number-columns-repeated="1024"/>
        </table:table-row>
        <table:table-row table:style-name="ro92">
          <table:table-cell office:value-type="float" calcext:value-type="float" office:value="1910">
            <text:p>1910</text:p>
          </table:table-cell>
          <table:table-cell table:formula="of:=[Raw.G13]*[.M$4]/[.M$5]" office:value-type="float" calcext:value-type="float" office:value="0">
            <text:p>0</text:p>
          </table:table-cell>
          <table:table-cell table:formula="of:=[Raw.D13]*[.M$4]/[.M$5]" office:value-type="float" calcext:value-type="float" office:value="0">
            <text:p>0</text:p>
          </table:table-cell>
          <table:table-cell table:formula="of:=[Raw.E13]*[.M$4]/[.M$5]" office:value-type="float" calcext:value-type="float" office:value="0">
            <text:p>0</text:p>
          </table:table-cell>
          <table:table-cell table:formula="of:=[Raw.F13]*[.M$4]/[.M$5]" office:value-type="float" calcext:value-type="float" office:value="0.0078833331039999989">
            <text:p>0.0078833331039999989</text:p>
          </table:table-cell>
          <table:table-cell table:formula="of:=[Raw.B13]*[.M$4]/[.M$5]" office:value-type="float" calcext:value-type="float" office:value="0">
            <text:p>0</text:p>
          </table:table-cell>
          <table:table-cell table:formula="of:=([Raw.C13]+[Raw.K13])*[.M$4]/[.M$5]" office:value-type="float" calcext:value-type="float" office:value="0.549454">
            <text:p>0.549454</text:p>
          </table:table-cell>
          <table:table-cell table:formula="of:=[Raw.J13]*[.M$4]/[.M$5]" office:value-type="float" calcext:value-type="float" office:value="0.74441599999999997">
            <text:p>0.74441599999999997</text:p>
          </table:table-cell>
          <table:table-cell table:formula="of:=[Raw.I13]*[.M$4]/[.M$5]" office:value-type="float" calcext:value-type="float" office:value="0.034141999999999999">
            <text:p>0.034141999999999999</text:p>
          </table:table-cell>
          <table:table-cell table:formula="of:=[Raw.H13]*[.M$4]/[.M$5]" office:value-type="float" calcext:value-type="float" office:value="0.012212000000000001">
            <text:p>0.012212000000000001</text:p>
          </table:table-cell>
          <table:table-cell table:number-columns-repeated="1024"/>
        </table:table-row>
        <table:table-row table:style-name="ro93">
          <table:table-cell office:value-type="float" calcext:value-type="float" office:value="1920">
            <text:p>1920</text:p>
          </table:table-cell>
          <table:table-cell table:formula="of:=[Raw.G14]*[.M$4]/[.M$5]" office:value-type="float" calcext:value-type="float" office:value="0">
            <text:p>0</text:p>
          </table:table-cell>
          <table:table-cell table:formula="of:=[Raw.D14]*[.M$4]/[.M$5]" office:value-type="float" calcext:value-type="float" office:value="0">
            <text:p>0</text:p>
          </table:table-cell>
          <table:table-cell table:formula="of:=[Raw.E14]*[.M$4]/[.M$5]" office:value-type="float" calcext:value-type="float" office:value="0">
            <text:p>0</text:p>
          </table:table-cell>
          <table:table-cell table:formula="of:=[Raw.F14]*[.M$4]/[.M$5]" office:value-type="float" calcext:value-type="float" office:value="0.015288888220000001">
            <text:p>0.015288888220000001</text:p>
          </table:table-cell>
          <table:table-cell table:formula="of:=[Raw.B14]*[.M$4]/[.M$5]" office:value-type="float" calcext:value-type="float" office:value="0">
            <text:p>0</text:p>
          </table:table-cell>
          <table:table-cell table:formula="of:=([Raw.C14]+[Raw.K14])*[.M$4]/[.M$5]" office:value-type="float" calcext:value-type="float" office:value="0.59718400000000005">
            <text:p>0.59718400000000005</text:p>
          </table:table-cell>
          <table:table-cell table:formula="of:=[Raw.J14]*[.M$4]/[.M$5]" office:value-type="float" calcext:value-type="float" office:value="0.845638">
            <text:p>0.845638</text:p>
          </table:table-cell>
          <table:table-cell table:formula="of:=[Raw.I14]*[.M$4]/[.M$5]" office:value-type="float" calcext:value-type="float" office:value="0.076453999999999994">
            <text:p>0.076453999999999994</text:p>
          </table:table-cell>
          <table:table-cell table:formula="of:=[Raw.H14]*[.M$4]/[.M$5]" office:value-type="float" calcext:value-type="float" office:value="0.020038">
            <text:p>0.020038</text:p>
          </table:table-cell>
          <table:table-cell table:number-columns-repeated="1024"/>
        </table:table-row>
        <table:table-row table:style-name="ro94">
          <table:table-cell office:value-type="float" calcext:value-type="float" office:value="1930">
            <text:p>1930</text:p>
          </table:table-cell>
          <table:table-cell table:formula="of:=[Raw.G15]*[.M$4]/[.M$5]" office:value-type="float" calcext:value-type="float" office:value="0">
            <text:p>0</text:p>
          </table:table-cell>
          <table:table-cell table:formula="of:=[Raw.D15]*[.M$4]/[.M$5]" office:value-type="float" calcext:value-type="float" office:value="0">
            <text:p>0</text:p>
          </table:table-cell>
          <table:table-cell table:formula="of:=[Raw.E15]*[.M$4]/[.M$5]" office:value-type="float" calcext:value-type="float" office:value="0">
            <text:p>0</text:p>
          </table:table-cell>
          <table:table-cell table:formula="of:=[Raw.F15]*[.M$4]/[.M$5]" office:value-type="float" calcext:value-type="float" office:value="0.031294445399999996">
            <text:p>0.031294445399999996</text:p>
          </table:table-cell>
          <table:table-cell table:formula="of:=[Raw.B15]*[.M$4]/[.M$5]" office:value-type="float" calcext:value-type="float" office:value="0">
            <text:p>0</text:p>
          </table:table-cell>
          <table:table-cell table:formula="of:=([Raw.C15]+[Raw.K15])*[.M$4]/[.M$5]" office:value-type="float" calcext:value-type="float" office:value="0.62109199999999998">
            <text:p>0.62109199999999998</text:p>
          </table:table-cell>
          <table:table-cell table:formula="of:=[Raw.J15]*[.M$4]/[.M$5]" office:value-type="float" calcext:value-type="float" office:value="0.87075000000000002">
            <text:p>0.87075000000000002</text:p>
          </table:table-cell>
          <table:table-cell table:formula="of:=[Raw.I15]*[.M$4]/[.M$5]" office:value-type="float" calcext:value-type="float" office:value="0.15101600000000001">
            <text:p>0.15101600000000001</text:p>
          </table:table-cell>
          <table:table-cell table:formula="of:=[Raw.H15]*[.M$4]/[.M$5]" office:value-type="float" calcext:value-type="float" office:value="0.051858000000000001">
            <text:p>0.051858000000000001</text:p>
          </table:table-cell>
          <table:table-cell table:number-columns-repeated="1024"/>
        </table:table-row>
        <table:table-row table:style-name="ro95">
          <table:table-cell office:value-type="float" calcext:value-type="float" office:value="1940">
            <text:p>1940</text:p>
          </table:table-cell>
          <table:table-cell table:formula="of:=[Raw.G16]*[.M$4]/[.M$5]" office:value-type="float" calcext:value-type="float" office:value="0">
            <text:p>0</text:p>
          </table:table-cell>
          <table:table-cell table:formula="of:=[Raw.D16]*[.M$4]/[.M$5]" office:value-type="float" calcext:value-type="float" office:value="0">
            <text:p>0</text:p>
          </table:table-cell>
          <table:table-cell table:formula="of:=[Raw.E16]*[.M$4]/[.M$5]" office:value-type="float" calcext:value-type="float" office:value="0">
            <text:p>0</text:p>
          </table:table-cell>
          <table:table-cell table:formula="of:=[Raw.F16]*[.M$4]/[.M$5]" office:value-type="float" calcext:value-type="float" office:value="0.045866663799999999">
            <text:p>0.045866663799999999</text:p>
          </table:table-cell>
          <table:table-cell table:formula="of:=[Raw.B16]*[.M$4]/[.M$5]" office:value-type="float" calcext:value-type="float" office:value="0">
            <text:p>0</text:p>
          </table:table-cell>
          <table:table-cell table:formula="of:=([Raw.C16]+[Raw.K16])*[.M$4]/[.M$5]" office:value-type="float" calcext:value-type="float" office:value="0.62109199999999998">
            <text:p>0.62109199999999998</text:p>
          </table:table-cell>
          <table:table-cell table:formula="of:=[Raw.J16]*[.M$4]/[.M$5]" office:value-type="float" calcext:value-type="float" office:value="0.99639599999999995">
            <text:p>0.99639599999999995</text:p>
          </table:table-cell>
          <table:table-cell table:formula="of:=[Raw.I16]*[.M$4]/[.M$5]" office:value-type="float" calcext:value-type="float" office:value="0.228158">
            <text:p>0.228158</text:p>
          </table:table-cell>
          <table:table-cell table:formula="of:=[Raw.H16]*[.M$4]/[.M$5]" office:value-type="float" calcext:value-type="float" office:value="0.075249999999999997">
            <text:p>0.075249999999999997</text:p>
          </table:table-cell>
          <table:table-cell table:number-columns-repeated="1024"/>
        </table:table-row>
        <table:table-row table:style-name="ro96">
          <table:table-cell office:value-type="float" calcext:value-type="float" office:value="1950">
            <text:p>1950</text:p>
          </table:table-cell>
          <table:table-cell table:formula="of:=[Raw.G17]*[.M$4]/[.M$5]" office:value-type="float" calcext:value-type="float" office:value="0">
            <text:p>0</text:p>
          </table:table-cell>
          <table:table-cell table:formula="of:=[Raw.D17]*[.M$4]/[.M$5]" office:value-type="float" calcext:value-type="float" office:value="0">
            <text:p>0</text:p>
          </table:table-cell>
          <table:table-cell table:formula="of:=[Raw.E17]*[.M$4]/[.M$5]" office:value-type="float" calcext:value-type="float" office:value="0">
            <text:p>0</text:p>
          </table:table-cell>
          <table:table-cell table:formula="of:=[Raw.F17]*[.M$4]/[.M$5]" office:value-type="float" calcext:value-type="float" office:value="0.079549999999999996">
            <text:p>0.079549999999999996</text:p>
          </table:table-cell>
          <table:table-cell table:formula="of:=[Raw.B17]*[.M$4]/[.M$5]" office:value-type="float" calcext:value-type="float" office:value="0">
            <text:p>0</text:p>
          </table:table-cell>
          <table:table-cell table:formula="of:=([Raw.C17]+[Raw.K17])*[.M$4]/[.M$5]" office:value-type="float" calcext:value-type="float" office:value="0.64500000000000002">
            <text:p>0.64500000000000002</text:p>
          </table:table-cell>
          <table:table-cell table:formula="of:=[Raw.J17]*[.M$4]/[.M$5]" office:value-type="float" calcext:value-type="float" office:value="1.083858">
            <text:p>1.083858</text:p>
          </table:table-cell>
          <table:table-cell table:formula="of:=[Raw.I17]*[.M$4]/[.M$5]" office:value-type="float" calcext:value-type="float" office:value="0.46818399999999999">
            <text:p>0.46818399999999999</text:p>
          </table:table-cell>
          <table:table-cell table:formula="of:=[Raw.H17]*[.M$4]/[.M$5]" office:value-type="float" calcext:value-type="float" office:value="0.17991199999999999">
            <text:p>0.17991199999999999</text:p>
          </table:table-cell>
          <table:table-cell table:number-columns-repeated="1024"/>
        </table:table-row>
        <table:table-row table:style-name="ro97">
          <table:table-cell office:value-type="float" calcext:value-type="float" office:value="1960">
            <text:p>1960</text:p>
          </table:table-cell>
          <table:table-cell table:formula="of:=[Raw.G18]*[.M$4]/[.M$5]" office:value-type="float" calcext:value-type="float" office:value="0">
            <text:p>0</text:p>
          </table:table-cell>
          <table:table-cell table:formula="of:=[Raw.D18]*[.M$4]/[.M$5]" office:value-type="float" calcext:value-type="float" office:value="0">
            <text:p>0</text:p>
          </table:table-cell>
          <table:table-cell table:formula="of:=[Raw.E18]*[.M$4]/[.M$5]" office:value-type="float" calcext:value-type="float" office:value="0">
            <text:p>0</text:p>
          </table:table-cell>
          <table:table-cell table:formula="of:=[Raw.F18]*[.M$4]/[.M$5]" office:value-type="float" calcext:value-type="float" office:value="0.16459444540000001">
            <text:p>0.16459444540000001</text:p>
          </table:table-cell>
          <table:table-cell table:formula="of:=[Raw.B18]*[.M$4]/[.M$5]" office:value-type="float" calcext:value-type="float" office:value="0">
            <text:p>0</text:p>
          </table:table-cell>
          <table:table-cell table:formula="of:=([Raw.C18]+[Raw.K18])*[.M$4]/[.M$5]" office:value-type="float" calcext:value-type="float" office:value="0.76445399999999997">
            <text:p>0.76445399999999997</text:p>
          </table:table-cell>
          <table:table-cell table:formula="of:=[Raw.J18]*[.M$4]/[.M$5]" office:value-type="float" calcext:value-type="float" office:value="1.328012">
            <text:p>1.328012</text:p>
          </table:table-cell>
          <table:table-cell table:formula="of:=[Raw.I18]*[.M$4]/[.M$5]" office:value-type="float" calcext:value-type="float" office:value="0.95434200000000002">
            <text:p>0.95434200000000002</text:p>
          </table:table-cell>
          <table:table-cell table:formula="of:=[Raw.H18]*[.M$4]/[.M$5]" office:value-type="float" calcext:value-type="float" office:value="0.38459199999999999">
            <text:p>0.38459199999999999</text:p>
          </table:table-cell>
          <table:table-cell table:number-columns-repeated="1024"/>
        </table:table-row>
        <table:table-row table:style-name="ro98">
          <table:table-cell office:value-type="float" calcext:value-type="float" office:value="1965">
            <text:p>1965</text:p>
          </table:table-cell>
          <table:table-cell table:formula="of:=[Raw.G19]*[.M$4]/[.M$5]" office:value-type="float" calcext:value-type="float" office:value="0.0062323636700000002">
            <text:p>0.0062323636700000002</text:p>
          </table:table-cell>
          <table:table-cell table:formula="of:=[Raw.D19]*[.M$4]/[.M$5]" office:value-type="float" calcext:value-type="float" office:value="0">
            <text:p>0</text:p>
          </table:table-cell>
          <table:table-cell table:formula="of:=[Raw.E19]*[.M$4]/[.M$5]" office:value-type="float" calcext:value-type="float" office:value="0">
            <text:p>0</text:p>
          </table:table-cell>
          <table:table-cell table:formula="of:=[Raw.F19]*[.M$4]/[.M$5]" office:value-type="float" calcext:value-type="float" office:value="0.23477023899999999">
            <text:p>0.23477023899999999</text:p>
          </table:table-cell>
          <table:table-cell table:formula="of:=[Raw.B19]*[.M$4]/[.M$5]" office:value-type="float" calcext:value-type="float" office:value="0.0048116213099999999">
            <text:p>0.0048116213099999999</text:p>
          </table:table-cell>
          <table:table-cell table:formula="of:=([Raw.C19]+[Raw.K19])*[.M$4]/[.M$5]" office:value-type="float" calcext:value-type="float" office:value="0.78870856804600009">
            <text:p>0.78870856804600009</text:p>
          </table:table-cell>
          <table:table-cell table:formula="of:=[Raw.J19]*[.M$4]/[.M$5]" office:value-type="float" calcext:value-type="float" office:value="1.391281684">
            <text:p>1.391281684</text:p>
          </table:table-cell>
          <table:table-cell table:formula="of:=[Raw.I19]*[.M$4]/[.M$5]" office:value-type="float" calcext:value-type="float" office:value="1.54907672">
            <text:p>1.54907672</text:p>
          </table:table-cell>
          <table:table-cell table:formula="of:=[Raw.H19]*[.M$4]/[.M$5]" office:value-type="float" calcext:value-type="float" office:value="0.54212854580000003">
            <text:p>0.54212854580000003</text:p>
          </table:table-cell>
          <table:table-cell table:number-columns-repeated="1024"/>
        </table:table-row>
        <table:table-row table:style-name="ro99">
          <table:table-cell office:value-type="float" calcext:value-type="float" office:value="1966">
            <text:p>1966</text:p>
          </table:table-cell>
          <table:table-cell table:formula="of:=[Raw.G20]*[.M$4]/[.M$5]" office:value-type="float" calcext:value-type="float" office:value="0.0084026274199999994">
            <text:p>0.0084026274199999994</text:p>
          </table:table-cell>
          <table:table-cell table:formula="of:=[Raw.D20]*[.M$4]/[.M$5]" office:value-type="float" calcext:value-type="float" office:value="0">
            <text:p>0</text:p>
          </table:table-cell>
          <table:table-cell table:formula="of:=[Raw.E20]*[.M$4]/[.M$5]" office:value-type="float" calcext:value-type="float" office:value="0">
            <text:p>0</text:p>
          </table:table-cell>
          <table:table-cell table:formula="of:=[Raw.F20]*[.M$4]/[.M$5]" office:value-type="float" calcext:value-type="float" office:value="0.25018569600000001">
            <text:p>0.25018569600000001</text:p>
          </table:table-cell>
          <table:table-cell table:formula="of:=[Raw.B20]*[.M$4]/[.M$5]" office:value-type="float" calcext:value-type="float" office:value="0.0053094341160000004">
            <text:p>0.0053094341160000004</text:p>
          </table:table-cell>
          <table:table-cell table:formula="of:=([Raw.C20]+[Raw.K20])*[.M$4]/[.M$5]" office:value-type="float" calcext:value-type="float" office:value="0.79354004658400012">
            <text:p>0.79354004658400012</text:p>
          </table:table-cell>
          <table:table-cell table:formula="of:=[Raw.J20]*[.M$4]/[.M$5]" office:value-type="float" calcext:value-type="float" office:value="1.4069110659999999">
            <text:p>1.4069110659999999</text:p>
          </table:table-cell>
          <table:table-cell table:formula="of:=[Raw.I20]*[.M$4]/[.M$5]" office:value-type="float" calcext:value-type="float" office:value="1.6707562279999999">
            <text:p>1.6707562279999999</text:p>
          </table:table-cell>
          <table:table-cell table:formula="of:=[Raw.H20]*[.M$4]/[.M$5]" office:value-type="float" calcext:value-type="float" office:value="0.59071800399999996">
            <text:p>0.59071800399999996</text:p>
          </table:table-cell>
          <table:table-cell table:number-columns-repeated="1024"/>
        </table:table-row>
        <table:table-row table:style-name="ro100">
          <table:table-cell office:value-type="float" calcext:value-type="float" office:value="1967">
            <text:p>1967</text:p>
          </table:table-cell>
          <table:table-cell table:formula="of:=[Raw.G21]*[.M$4]/[.M$5]" office:value-type="float" calcext:value-type="float" office:value="0.010006544619999998">
            <text:p>0.010006544619999998</text:p>
          </table:table-cell>
          <table:table-cell table:formula="of:=[Raw.D21]*[.M$4]/[.M$5]" office:value-type="float" calcext:value-type="float" office:value="0">
            <text:p>0</text:p>
          </table:table-cell>
          <table:table-cell table:formula="of:=[Raw.E21]*[.M$4]/[.M$5]" office:value-type="float" calcext:value-type="float" office:value="0">
            <text:p>0</text:p>
          </table:table-cell>
          <table:table-cell table:formula="of:=[Raw.F21]*[.M$4]/[.M$5]" office:value-type="float" calcext:value-type="float" office:value="0.25576135119999999">
            <text:p>0.25576135119999999</text:p>
          </table:table-cell>
          <table:table-cell table:formula="of:=[Raw.B21]*[.M$4]/[.M$5]" office:value-type="float" calcext:value-type="float" office:value="0.0053623906799999997">
            <text:p>0.0053623906799999997</text:p>
          </table:table-cell>
          <table:table-cell table:formula="of:=([Raw.C21]+[Raw.K21])*[.M$4]/[.M$5]" office:value-type="float" calcext:value-type="float" office:value="0.798370999576">
            <text:p>0.798370999576</text:p>
          </table:table-cell>
          <table:table-cell table:formula="of:=[Raw.J21]*[.M$4]/[.M$5]" office:value-type="float" calcext:value-type="float" office:value="1.3842144620000001">
            <text:p>1.3842144620000001</text:p>
          </table:table-cell>
          <table:table-cell table:formula="of:=[Raw.I21]*[.M$4]/[.M$5]" office:value-type="float" calcext:value-type="float" office:value="1.787065208">
            <text:p>1.787065208</text:p>
          </table:table-cell>
          <table:table-cell table:formula="of:=[Raw.H21]*[.M$4]/[.M$5]" office:value-type="float" calcext:value-type="float" office:value="0.63416898799999999">
            <text:p>0.63416898799999999</text:p>
          </table:table-cell>
          <table:table-cell table:number-columns-repeated="1024"/>
        </table:table-row>
        <table:table-row table:style-name="ro101">
          <table:table-cell office:value-type="float" calcext:value-type="float" office:value="1968">
            <text:p>1968</text:p>
          </table:table-cell>
          <table:table-cell table:formula="of:=[Raw.G22]*[.M$4]/[.M$5]" office:value-type="float" calcext:value-type="float" office:value="0.012716982540000001">
            <text:p>0.012716982540000001</text:p>
          </table:table-cell>
          <table:table-cell table:formula="of:=[Raw.D22]*[.M$4]/[.M$5]" office:value-type="float" calcext:value-type="float" office:value="0">
            <text:p>0</text:p>
          </table:table-cell>
          <table:table-cell table:formula="of:=[Raw.E22]*[.M$4]/[.M$5]" office:value-type="float" calcext:value-type="float" office:value="0">
            <text:p>0</text:p>
          </table:table-cell>
          <table:table-cell table:formula="of:=[Raw.F22]*[.M$4]/[.M$5]" office:value-type="float" calcext:value-type="float" office:value="0.26937824719999998">
            <text:p>0.26937824719999998</text:p>
          </table:table-cell>
          <table:table-cell table:formula="of:=[Raw.B22]*[.M$4]/[.M$5]" office:value-type="float" calcext:value-type="float" office:value="0.0059367442599999997">
            <text:p>0.0059367442599999997</text:p>
          </table:table-cell>
          <table:table-cell table:formula="of:=([Raw.C22]+[Raw.K22])*[.M$4]/[.M$5]" office:value-type="float" calcext:value-type="float" office:value="0.80328762679999999">
            <text:p>0.80328762679999999</text:p>
          </table:table-cell>
          <table:table-cell table:formula="of:=[Raw.J22]*[.M$4]/[.M$5]" office:value-type="float" calcext:value-type="float" office:value="1.404650298">
            <text:p>1.404650298</text:p>
          </table:table-cell>
          <table:table-cell table:formula="of:=[Raw.I22]*[.M$4]/[.M$5]" office:value-type="float" calcext:value-type="float" office:value="1.93597051">
            <text:p>1.93597051</text:p>
          </table:table-cell>
          <table:table-cell table:formula="of:=[Raw.H22]*[.M$4]/[.M$5]" office:value-type="float" calcext:value-type="float" office:value="0.69181390220000005">
            <text:p>0.69181390220000005</text:p>
          </table:table-cell>
          <table:table-cell table:number-columns-repeated="1024"/>
        </table:table-row>
        <table:table-row table:style-name="ro102">
          <table:table-cell office:value-type="float" calcext:value-type="float" office:value="1969">
            <text:p>1969</text:p>
          </table:table-cell>
          <table:table-cell table:formula="of:=[Raw.G23]*[.M$4]/[.M$5]" office:value-type="float" calcext:value-type="float" office:value="0.01507677524">
            <text:p>0.01507677524</text:p>
          </table:table-cell>
          <table:table-cell table:formula="of:=[Raw.D23]*[.M$4]/[.M$5]" office:value-type="float" calcext:value-type="float" office:value="0">
            <text:p>0</text:p>
          </table:table-cell>
          <table:table-cell table:formula="of:=[Raw.E23]*[.M$4]/[.M$5]" office:value-type="float" calcext:value-type="float" office:value="0">
            <text:p>0</text:p>
          </table:table-cell>
          <table:table-cell table:formula="of:=[Raw.F23]*[.M$4]/[.M$5]" office:value-type="float" calcext:value-type="float" office:value="0.28526032299999998">
            <text:p>0.28526032299999998</text:p>
          </table:table-cell>
          <table:table-cell table:formula="of:=[Raw.B23]*[.M$4]/[.M$5]" office:value-type="float" calcext:value-type="float" office:value="0.0062400495760000004">
            <text:p>0.0062400495760000004</text:p>
          </table:table-cell>
          <table:table-cell table:formula="of:=([Raw.C23]+[Raw.K23])*[.M$4]/[.M$5]" office:value-type="float" calcext:value-type="float" office:value="0.80811826236599993">
            <text:p>0.80811826236599993</text:p>
          </table:table-cell>
          <table:table-cell table:formula="of:=[Raw.J23]*[.M$4]/[.M$5]" office:value-type="float" calcext:value-type="float" office:value="1.448842">
            <text:p>1.448842</text:p>
          </table:table-cell>
          <table:table-cell table:formula="of:=[Raw.I23]*[.M$4]/[.M$5]" office:value-type="float" calcext:value-type="float" office:value="2.1023709639999999">
            <text:p>2.1023709639999999</text:p>
          </table:table-cell>
          <table:table-cell table:formula="of:=[Raw.H23]*[.M$4]/[.M$5]" office:value-type="float" calcext:value-type="float" office:value="0.75967532399999993">
            <text:p>0.75967532399999993</text:p>
          </table:table-cell>
          <table:table-cell table:number-columns-repeated="1024"/>
        </table:table-row>
        <table:table-row table:style-name="ro103">
          <table:table-cell office:value-type="float" calcext:value-type="float" office:value="1970">
            <text:p>1970</text:p>
          </table:table-cell>
          <table:table-cell table:formula="of:=[Raw.G24]*[.M$4]/[.M$5]" office:value-type="float" calcext:value-type="float" office:value="0.019247488859999998">
            <text:p>0.019247488859999998</text:p>
          </table:table-cell>
          <table:table-cell table:formula="of:=[Raw.D24]*[.M$4]/[.M$5]" office:value-type="float" calcext:value-type="float" office:value="0">
            <text:p>0</text:p>
          </table:table-cell>
          <table:table-cell table:formula="of:=[Raw.E24]*[.M$4]/[.M$5]" office:value-type="float" calcext:value-type="float" office:value="0">
            <text:p>0</text:p>
          </table:table-cell>
          <table:table-cell table:formula="of:=[Raw.F24]*[.M$4]/[.M$5]" office:value-type="float" calcext:value-type="float" office:value="0.29871467899999998">
            <text:p>0.29871467899999998</text:p>
          </table:table-cell>
          <table:table-cell table:formula="of:=[Raw.B24]*[.M$4]/[.M$5]" office:value-type="float" calcext:value-type="float" office:value="0.0069090636999999998">
            <text:p>0.0069090636999999998</text:p>
          </table:table-cell>
          <table:table-cell table:formula="of:=([Raw.C24]+[Raw.K24])*[.M$4]/[.M$5]" office:value-type="float" calcext:value-type="float" office:value="0.81334512848399998">
            <text:p>0.81334512848399998</text:p>
          </table:table-cell>
          <table:table-cell table:formula="of:=[Raw.J24]*[.M$4]/[.M$5]" office:value-type="float" calcext:value-type="float" office:value="1.469482344">
            <text:p>1.469482344</text:p>
          </table:table-cell>
          <table:table-cell table:formula="of:=[Raw.I24]*[.M$4]/[.M$5]" office:value-type="float" calcext:value-type="float" office:value="2.293853318">
            <text:p>2.293853318</text:p>
          </table:table-cell>
          <table:table-cell table:formula="of:=[Raw.H24]*[.M$4]/[.M$5]" office:value-type="float" calcext:value-type="float" office:value="0.82687357399999983">
            <text:p>0.82687357399999983</text:p>
          </table:table-cell>
          <table:table-cell table:number-columns-repeated="1024"/>
        </table:table-row>
        <table:table-row table:style-name="ro104">
          <table:table-cell office:value-type="float" calcext:value-type="float" office:value="1971">
            <text:p>1971</text:p>
          </table:table-cell>
          <table:table-cell table:formula="of:=[Raw.G25]*[.M$4]/[.M$5]" office:value-type="float" calcext:value-type="float" office:value="0.02677070178">
            <text:p>0.02677070178</text:p>
          </table:table-cell>
          <table:table-cell table:formula="of:=[Raw.D25]*[.M$4]/[.M$5]" office:value-type="float" calcext:value-type="float" office:value="0">
            <text:p>0</text:p>
          </table:table-cell>
          <table:table-cell table:formula="of:=[Raw.E25]*[.M$4]/[.M$5]" office:value-type="float" calcext:value-type="float" office:value="0">
            <text:p>0</text:p>
          </table:table-cell>
          <table:table-cell table:formula="of:=[Raw.F25]*[.M$4]/[.M$5]" office:value-type="float" calcext:value-type="float" office:value="0.312089012">
            <text:p>0.312089012</text:p>
          </table:table-cell>
          <table:table-cell table:formula="of:=[Raw.B25]*[.M$4]/[.M$5]" office:value-type="float" calcext:value-type="float" office:value="0.0075111596759999998">
            <text:p>0.0075111596759999998</text:p>
          </table:table-cell>
          <table:table-cell table:formula="of:=([Raw.C25]+[Raw.K25])*[.M$4]/[.M$5]" office:value-type="float" calcext:value-type="float" office:value="0.81808034455599998">
            <text:p>0.81808034455599998</text:p>
          </table:table-cell>
          <table:table-cell table:formula="of:=[Raw.J25]*[.M$4]/[.M$5]" office:value-type="float" calcext:value-type="float" office:value="1.460829282">
            <text:p>1.460829282</text:p>
          </table:table-cell>
          <table:table-cell table:formula="of:=[Raw.I25]*[.M$4]/[.M$5]" office:value-type="float" calcext:value-type="float" office:value="2.4181400879999999">
            <text:p>2.4181400879999999</text:p>
          </table:table-cell>
          <table:table-cell table:formula="of:=[Raw.H25]*[.M$4]/[.M$5]" office:value-type="float" calcext:value-type="float" office:value="0.88521433999999999">
            <text:p>0.88521433999999999</text:p>
          </table:table-cell>
          <table:table-cell table:number-columns-repeated="1024"/>
        </table:table-row>
        <table:table-row table:style-name="ro105">
          <table:table-cell office:value-type="float" calcext:value-type="float" office:value="1972">
            <text:p>1972</text:p>
          </table:table-cell>
          <table:table-cell table:formula="of:=[Raw.G26]*[.M$4]/[.M$5]" office:value-type="float" calcext:value-type="float" office:value="0.037134736359999997">
            <text:p>0.037134736359999997</text:p>
          </table:table-cell>
          <table:table-cell table:formula="of:=[Raw.D26]*[.M$4]/[.M$5]" office:value-type="float" calcext:value-type="float" office:value="0">
            <text:p>0</text:p>
          </table:table-cell>
          <table:table-cell table:formula="of:=[Raw.E26]*[.M$4]/[.M$5]" office:value-type="float" calcext:value-type="float" office:value="0">
            <text:p>0</text:p>
          </table:table-cell>
          <table:table-cell table:formula="of:=[Raw.F26]*[.M$4]/[.M$5]" office:value-type="float" calcext:value-type="float" office:value="0.32668252399999997">
            <text:p>0.32668252399999997</text:p>
          </table:table-cell>
          <table:table-cell table:formula="of:=[Raw.B26]*[.M$4]/[.M$5]" office:value-type="float" calcext:value-type="float" office:value="0.00803257372">
            <text:p>0.00803257372</text:p>
          </table:table-cell>
          <table:table-cell table:formula="of:=([Raw.C26]+[Raw.K26])*[.M$4]/[.M$5]" office:value-type="float" calcext:value-type="float" office:value="0.82283278745999988">
            <text:p>0.82283278745999988</text:p>
          </table:table-cell>
          <table:table-cell table:formula="of:=[Raw.J26]*[.M$4]/[.M$5]" office:value-type="float" calcext:value-type="float" office:value="1.4764675220000001">
            <text:p>1.4764675220000001</text:p>
          </table:table-cell>
          <table:table-cell table:formula="of:=[Raw.I26]*[.M$4]/[.M$5]" office:value-type="float" calcext:value-type="float" office:value="2.6084982499999998">
            <text:p>2.6084982499999998</text:p>
          </table:table-cell>
          <table:table-cell table:formula="of:=[Raw.H26]*[.M$4]/[.M$5]" office:value-type="float" calcext:value-type="float" office:value="0.93410731800000002">
            <text:p>0.93410731800000002</text:p>
          </table:table-cell>
          <table:table-cell table:number-columns-repeated="1024"/>
        </table:table-row>
        <table:table-row table:style-name="ro106">
          <table:table-cell office:value-type="float" calcext:value-type="float" office:value="1973">
            <text:p>1973</text:p>
          </table:table-cell>
          <table:table-cell table:formula="of:=[Raw.G27]*[.M$4]/[.M$5]" office:value-type="float" calcext:value-type="float" office:value="0.049757338200000001">
            <text:p>0.049757338200000001</text:p>
          </table:table-cell>
          <table:table-cell table:formula="of:=[Raw.D27]*[.M$4]/[.M$5]" office:value-type="float" calcext:value-type="float" office:value="0">
            <text:p>0</text:p>
          </table:table-cell>
          <table:table-cell table:formula="of:=[Raw.E27]*[.M$4]/[.M$5]" office:value-type="float" calcext:value-type="float" office:value="0">
            <text:p>0</text:p>
          </table:table-cell>
          <table:table-cell table:formula="of:=[Raw.F27]*[.M$4]/[.M$5]" office:value-type="float" calcext:value-type="float" office:value="0.33135756999999999">
            <text:p>0.33135756999999999</text:p>
          </table:table-cell>
          <table:table-cell table:formula="of:=[Raw.B27]*[.M$4]/[.M$5]" office:value-type="float" calcext:value-type="float" office:value="0.0086211826600000006">
            <text:p>0.0086211826600000006</text:p>
          </table:table-cell>
          <table:table-cell table:formula="of:=([Raw.C27]+[Raw.K27])*[.M$4]/[.M$5]" office:value-type="float" calcext:value-type="float" office:value="0.82751354790199994">
            <text:p>0.82751354790199994</text:p>
          </table:table-cell>
          <table:table-cell table:formula="of:=[Raw.J27]*[.M$4]/[.M$5]" office:value-type="float" calcext:value-type="float" office:value="1.520786848">
            <text:p>1.520786848</text:p>
          </table:table-cell>
          <table:table-cell table:formula="of:=[Raw.I27]*[.M$4]/[.M$5]" office:value-type="float" calcext:value-type="float" office:value="2.8141036100000001">
            <text:p>2.8141036100000001</text:p>
          </table:table-cell>
          <table:table-cell table:formula="of:=[Raw.H27]*[.M$4]/[.M$5]" office:value-type="float" calcext:value-type="float" office:value="0.97849355199999999">
            <text:p>0.97849355199999999</text:p>
          </table:table-cell>
          <table:table-cell table:number-columns-repeated="1024"/>
        </table:table-row>
        <table:table-row table:style-name="ro107">
          <table:table-cell office:value-type="float" calcext:value-type="float" office:value="1974">
            <text:p>1974</text:p>
          </table:table-cell>
          <table:table-cell table:formula="of:=[Raw.G28]*[.M$4]/[.M$5]" office:value-type="float" calcext:value-type="float" office:value="0.065057430499999999">
            <text:p>0.065057430499999999</text:p>
          </table:table-cell>
          <table:table-cell table:formula="of:=[Raw.D28]*[.M$4]/[.M$5]" office:value-type="float" calcext:value-type="float" office:value="0">
            <text:p>0</text:p>
          </table:table-cell>
          <table:table-cell table:formula="of:=[Raw.E28]*[.M$4]/[.M$5]" office:value-type="float" calcext:value-type="float" office:value="0">
            <text:p>0</text:p>
          </table:table-cell>
          <table:table-cell table:formula="of:=[Raw.F28]*[.M$4]/[.M$5]" office:value-type="float" calcext:value-type="float" office:value="0.36396375619999999">
            <text:p>0.36396375619999999</text:p>
          </table:table-cell>
          <table:table-cell table:formula="of:=[Raw.B28]*[.M$4]/[.M$5]" office:value-type="float" calcext:value-type="float" office:value="0.00919107456">
            <text:p>0.00919107456</text:p>
          </table:table-cell>
          <table:table-cell table:formula="of:=([Raw.C28]+[Raw.K28])*[.M$4]/[.M$5]" office:value-type="float" calcext:value-type="float" office:value="0.83225078557599996">
            <text:p>0.83225078557599996</text:p>
          </table:table-cell>
          <table:table-cell table:formula="of:=[Raw.J28]*[.M$4]/[.M$5]" office:value-type="float" calcext:value-type="float" office:value="1.5218931520000001">
            <text:p>1.5218931520000001</text:p>
          </table:table-cell>
          <table:table-cell table:formula="of:=[Raw.I28]*[.M$4]/[.M$5]" office:value-type="float" calcext:value-type="float" office:value="2.7713197279999999">
            <text:p>2.7713197279999999</text:p>
          </table:table-cell>
          <table:table-cell table:formula="of:=[Raw.H28]*[.M$4]/[.M$5]" office:value-type="float" calcext:value-type="float" office:value="1.002747874">
            <text:p>1.002747874</text:p>
          </table:table-cell>
          <table:table-cell table:number-columns-repeated="1024"/>
        </table:table-row>
        <table:table-row table:style-name="ro108">
          <table:table-cell office:value-type="float" calcext:value-type="float" office:value="1975">
            <text:p>1975</text:p>
          </table:table-cell>
          <table:table-cell table:formula="of:=[Raw.G29]*[.M$4]/[.M$5]" office:value-type="float" calcext:value-type="float" office:value="0.090252674199999994">
            <text:p>0.090252674199999994</text:p>
          </table:table-cell>
          <table:table-cell table:formula="of:=[Raw.D29]*[.M$4]/[.M$5]" office:value-type="float" calcext:value-type="float" office:value="0">
            <text:p>0</text:p>
          </table:table-cell>
          <table:table-cell table:formula="of:=[Raw.E29]*[.M$4]/[.M$5]" office:value-type="float" calcext:value-type="float" office:value="0">
            <text:p>0</text:p>
          </table:table-cell>
          <table:table-cell table:formula="of:=[Raw.F29]*[.M$4]/[.M$5]" office:value-type="float" calcext:value-type="float" office:value="0.36845259500000005">
            <text:p>0.36845259500000005</text:p>
          </table:table-cell>
          <table:table-cell table:formula="of:=[Raw.B29]*[.M$4]/[.M$5]" office:value-type="float" calcext:value-type="float" office:value="0.0093006591999999985">
            <text:p>0.0093006591999999985</text:p>
          </table:table-cell>
          <table:table-cell table:formula="of:=([Raw.C29]+[Raw.K29])*[.M$4]/[.M$5]" office:value-type="float" calcext:value-type="float" office:value="0.83692520171200002">
            <text:p>0.83692520171200002</text:p>
          </table:table-cell>
          <table:table-cell table:formula="of:=[Raw.J29]*[.M$4]/[.M$5]" office:value-type="float" calcext:value-type="float" office:value="1.5519074960000003">
            <text:p>1.5519074960000003</text:p>
          </table:table-cell>
          <table:table-cell table:formula="of:=[Raw.I29]*[.M$4]/[.M$5]" office:value-type="float" calcext:value-type="float" office:value="2.751341756">
            <text:p>2.751341756</text:p>
          </table:table-cell>
          <table:table-cell table:formula="of:=[Raw.H29]*[.M$4]/[.M$5]" office:value-type="float" calcext:value-type="float" office:value="1.0027372960000001">
            <text:p>1.0027372960000001</text:p>
          </table:table-cell>
          <table:table-cell table:number-columns-repeated="1024"/>
        </table:table-row>
        <table:table-row table:style-name="ro109">
          <table:table-cell office:value-type="float" calcext:value-type="float" office:value="1976">
            <text:p>1976</text:p>
          </table:table-cell>
          <table:table-cell table:formula="of:=[Raw.G30]*[.M$4]/[.M$5]" office:value-type="float" calcext:value-type="float" office:value="0.10558318899999998">
            <text:p>0.10558318899999998</text:p>
          </table:table-cell>
          <table:table-cell table:formula="of:=[Raw.D30]*[.M$4]/[.M$5]" office:value-type="float" calcext:value-type="float" office:value="0">
            <text:p>0</text:p>
          </table:table-cell>
          <table:table-cell table:formula="of:=[Raw.E30]*[.M$4]/[.M$5]" office:value-type="float" calcext:value-type="float" office:value="0">
            <text:p>0</text:p>
          </table:table-cell>
          <table:table-cell table:formula="of:=[Raw.F30]*[.M$4]/[.M$5]" office:value-type="float" calcext:value-type="float" office:value="0.3669911884">
            <text:p>0.3669911884</text:p>
          </table:table-cell>
          <table:table-cell table:formula="of:=[Raw.B30]*[.M$4]/[.M$5]" office:value-type="float" calcext:value-type="float" office:value="0.01036911116">
            <text:p>0.01036911116</text:p>
          </table:table-cell>
          <table:table-cell table:formula="of:=([Raw.C30]+[Raw.K30])*[.M$4]/[.M$5]" office:value-type="float" calcext:value-type="float" office:value="0.84174660225400011">
            <text:p>0.84174660225400011</text:p>
          </table:table-cell>
          <table:table-cell table:formula="of:=[Raw.J30]*[.M$4]/[.M$5]" office:value-type="float" calcext:value-type="float" office:value="1.6081815100000001">
            <text:p>1.6081815100000001</text:p>
          </table:table-cell>
          <table:table-cell table:formula="of:=[Raw.I30]*[.M$4]/[.M$5]" office:value-type="float" calcext:value-type="float" office:value="2.9291559579999999">
            <text:p>2.9291559579999999</text:p>
          </table:table-cell>
          <table:table-cell table:formula="of:=[Raw.H30]*[.M$4]/[.M$5]" office:value-type="float" calcext:value-type="float" office:value="1.0624559539999998">
            <text:p>1.0624559539999998</text:p>
          </table:table-cell>
          <table:table-cell table:number-columns-repeated="1024"/>
        </table:table-row>
        <table:table-row table:style-name="ro110">
          <table:table-cell office:value-type="float" calcext:value-type="float" office:value="1977">
            <text:p>1977</text:p>
          </table:table-cell>
          <table:table-cell table:formula="of:=[Raw.G31]*[.M$4]/[.M$5]" office:value-type="float" calcext:value-type="float" office:value="0.13141982499999999">
            <text:p>0.13141982499999999</text:p>
          </table:table-cell>
          <table:table-cell table:formula="of:=[Raw.D31]*[.M$4]/[.M$5]" office:value-type="float" calcext:value-type="float" office:value="0">
            <text:p>0</text:p>
          </table:table-cell>
          <table:table-cell table:formula="of:=[Raw.E31]*[.M$4]/[.M$5]" office:value-type="float" calcext:value-type="float" office:value="0">
            <text:p>0</text:p>
          </table:table-cell>
          <table:table-cell table:formula="of:=[Raw.F31]*[.M$4]/[.M$5]" office:value-type="float" calcext:value-type="float" office:value="0.37933387400000007">
            <text:p>0.37933387400000007</text:p>
          </table:table-cell>
          <table:table-cell table:formula="of:=[Raw.B31]*[.M$4]/[.M$5]" office:value-type="float" calcext:value-type="float" office:value="0.010944929663999998">
            <text:p>0.010944929663999998</text:p>
          </table:table-cell>
          <table:table-cell table:formula="of:=([Raw.C31]+[Raw.K31])*[.M$4]/[.M$5]" office:value-type="float" calcext:value-type="float" office:value="0.84695539400999997">
            <text:p>0.84695539400999997</text:p>
          </table:table-cell>
          <table:table-cell table:formula="of:=[Raw.J31]*[.M$4]/[.M$5]" office:value-type="float" calcext:value-type="float" office:value="1.656997432">
            <text:p>1.656997432</text:p>
          </table:table-cell>
          <table:table-cell table:formula="of:=[Raw.I31]*[.M$4]/[.M$5]" office:value-type="float" calcext:value-type="float" office:value="3.0263171239999993">
            <text:p>3.0263171239999993</text:p>
          </table:table-cell>
          <table:table-cell table:formula="of:=[Raw.H31]*[.M$4]/[.M$5]" office:value-type="float" calcext:value-type="float" office:value="1.097346068">
            <text:p>1.097346068</text:p>
          </table:table-cell>
          <table:table-cell table:number-columns-repeated="1024"/>
        </table:table-row>
        <table:table-row table:style-name="ro111">
          <table:table-cell office:value-type="float" calcext:value-type="float" office:value="1978">
            <text:p>1978</text:p>
          </table:table-cell>
          <table:table-cell table:formula="of:=[Raw.G32]*[.M$4]/[.M$5]" office:value-type="float" calcext:value-type="float" office:value="0.15271027740000001">
            <text:p>0.15271027740000001</text:p>
          </table:table-cell>
          <table:table-cell table:formula="of:=[Raw.D32]*[.M$4]/[.M$5]" office:value-type="float" calcext:value-type="float" office:value="0">
            <text:p>0</text:p>
          </table:table-cell>
          <table:table-cell table:formula="of:=[Raw.E32]*[.M$4]/[.M$5]" office:value-type="float" calcext:value-type="float" office:value="7.6290600000000009e-07">
            <text:p>7.6290600000000009e-07</text:p>
          </table:table-cell>
          <table:table-cell table:formula="of:=[Raw.F32]*[.M$4]/[.M$5]" office:value-type="float" calcext:value-type="float" office:value="0.41053914600000002">
            <text:p>0.41053914600000002</text:p>
          </table:table-cell>
          <table:table-cell table:formula="of:=[Raw.B32]*[.M$4]/[.M$5]" office:value-type="float" calcext:value-type="float" office:value="0.011612306519999999">
            <text:p>0.011612306519999999</text:p>
          </table:table-cell>
          <table:table-cell table:formula="of:=([Raw.C32]+[Raw.K32])*[.M$4]/[.M$5]" office:value-type="float" calcext:value-type="float" office:value="0.85218937456400001">
            <text:p>0.85218937456400001</text:p>
          </table:table-cell>
          <table:table-cell table:formula="of:=[Raw.J32]*[.M$4]/[.M$5]" office:value-type="float" calcext:value-type="float" office:value="1.6742041400000003">
            <text:p>1.6742041400000003</text:p>
          </table:table-cell>
          <table:table-cell table:formula="of:=[Raw.I32]*[.M$4]/[.M$5]" office:value-type="float" calcext:value-type="float" office:value="3.1565422800000005">
            <text:p>3.1565422800000005</text:p>
          </table:table-cell>
          <table:table-cell table:formula="of:=[Raw.H32]*[.M$4]/[.M$5]" office:value-type="float" calcext:value-type="float" office:value="1.1432794420000001">
            <text:p>1.1432794420000001</text:p>
          </table:table-cell>
          <table:table-cell table:number-columns-repeated="1024"/>
        </table:table-row>
        <table:table-row table:style-name="ro112">
          <table:table-cell office:value-type="float" calcext:value-type="float" office:value="1979">
            <text:p>1979</text:p>
          </table:table-cell>
          <table:table-cell table:formula="of:=[Raw.G33]*[.M$4]/[.M$5]" office:value-type="float" calcext:value-type="float" office:value="0.15882691560000001">
            <text:p>0.15882691560000001</text:p>
          </table:table-cell>
          <table:table-cell table:formula="of:=[Raw.D33]*[.M$4]/[.M$5]" office:value-type="float" calcext:value-type="float" office:value="0">
            <text:p>0</text:p>
          </table:table-cell>
          <table:table-cell table:formula="of:=[Raw.E33]*[.M$4]/[.M$5]" office:value-type="float" calcext:value-type="float" office:value="1.5258120000000002e-06">
            <text:p>1.5258120000000002e-06</text:p>
          </table:table-cell>
          <table:table-cell table:formula="of:=[Raw.F33]*[.M$4]/[.M$5]" office:value-type="float" calcext:value-type="float" office:value="0.43108764199999999">
            <text:p>0.43108764199999999</text:p>
          </table:table-cell>
          <table:table-cell table:formula="of:=[Raw.B33]*[.M$4]/[.M$5]" office:value-type="float" calcext:value-type="float" office:value="0.01242833472">
            <text:p>0.01242833472</text:p>
          </table:table-cell>
          <table:table-cell table:formula="of:=([Raw.C33]+[Raw.K33])*[.M$4]/[.M$5]" office:value-type="float" calcext:value-type="float" office:value="0.85750799640399999">
            <text:p>0.85750799640399999</text:p>
          </table:table-cell>
          <table:table-cell table:formula="of:=[Raw.J33]*[.M$4]/[.M$5]" office:value-type="float" calcext:value-type="float" office:value="1.7518697080000001">
            <text:p>1.7518697080000001</text:p>
          </table:table-cell>
          <table:table-cell table:formula="of:=[Raw.I33]*[.M$4]/[.M$5]" office:value-type="float" calcext:value-type="float" office:value="3.1976748760000007">
            <text:p>3.1976748760000007</text:p>
          </table:table-cell>
          <table:table-cell table:formula="of:=[Raw.H33]*[.M$4]/[.M$5]" office:value-type="float" calcext:value-type="float" office:value="1.2141504940000001">
            <text:p>1.2141504940000001</text:p>
          </table:table-cell>
          <table:table-cell table:number-columns-repeated="1024"/>
        </table:table-row>
        <table:table-row table:style-name="ro113">
          <table:table-cell office:value-type="float" calcext:value-type="float" office:value="1980">
            <text:p>1980</text:p>
          </table:table-cell>
          <table:table-cell table:formula="of:=[Raw.G34]*[.M$4]/[.M$5]" office:value-type="float" calcext:value-type="float" office:value="0.17372822160000001">
            <text:p>0.17372822160000001</text:p>
          </table:table-cell>
          <table:table-cell table:formula="of:=[Raw.D34]*[.M$4]/[.M$5]" office:value-type="float" calcext:value-type="float" office:value="0">
            <text:p>0</text:p>
          </table:table-cell>
          <table:table-cell table:formula="of:=[Raw.E34]*[.M$4]/[.M$5]" office:value-type="float" calcext:value-type="float" office:value="2.670128e-06">
            <text:p>2.670128e-06</text:p>
          </table:table-cell>
          <table:table-cell table:formula="of:=[Raw.F34]*[.M$4]/[.M$5]" office:value-type="float" calcext:value-type="float" office:value="0.44036031679999993">
            <text:p>0.44036031679999993</text:p>
          </table:table-cell>
          <table:table-cell table:formula="of:=[Raw.B34]*[.M$4]/[.M$5]" office:value-type="float" calcext:value-type="float" office:value="0.013225817019999999">
            <text:p>0.013225817019999999</text:p>
          </table:table-cell>
          <table:table-cell table:formula="of:=([Raw.C34]+[Raw.K34])*[.M$4]/[.M$5]" office:value-type="float" calcext:value-type="float" office:value="0.8628196063200001">
            <text:p>0.8628196063200001</text:p>
          </table:table-cell>
          <table:table-cell table:formula="of:=[Raw.J34]*[.M$4]/[.M$5]" office:value-type="float" calcext:value-type="float" office:value="1.7954893380000001">
            <text:p>1.7954893380000001</text:p>
          </table:table-cell>
          <table:table-cell table:formula="of:=[Raw.I34]*[.M$4]/[.M$5]" office:value-type="float" calcext:value-type="float" office:value="3.0582745519999999">
            <text:p>3.0582745519999999</text:p>
          </table:table-cell>
          <table:table-cell table:formula="of:=[Raw.H34]*[.M$4]/[.M$5]" office:value-type="float" calcext:value-type="float" office:value="1.2243786459999999">
            <text:p>1.2243786459999999</text:p>
          </table:table-cell>
          <table:table-cell table:number-columns-repeated="1024"/>
        </table:table-row>
        <table:table-row table:style-name="ro114">
          <table:table-cell office:value-type="float" calcext:value-type="float" office:value="1981">
            <text:p>1981</text:p>
          </table:table-cell>
          <table:table-cell table:formula="of:=[Raw.G35]*[.M$4]/[.M$5]" office:value-type="float" calcext:value-type="float" office:value="0.20516528080000002">
            <text:p>0.20516528080000002</text:p>
          </table:table-cell>
          <table:table-cell table:formula="of:=[Raw.D35]*[.M$4]/[.M$5]" office:value-type="float" calcext:value-type="float" office:value="0">
            <text:p>0</text:p>
          </table:table-cell>
          <table:table-cell table:formula="of:=[Raw.E35]*[.M$4]/[.M$5]" office:value-type="float" calcext:value-type="float" office:value="2.670128e-06">
            <text:p>2.670128e-06</text:p>
          </table:table-cell>
          <table:table-cell table:formula="of:=[Raw.F35]*[.M$4]/[.M$5]" office:value-type="float" calcext:value-type="float" office:value="0.44983404239999997">
            <text:p>0.44983404239999997</text:p>
          </table:table-cell>
          <table:table-cell table:formula="of:=[Raw.B35]*[.M$4]/[.M$5]" office:value-type="float" calcext:value-type="float" office:value="0.014182053599999999">
            <text:p>0.014182053599999999</text:p>
          </table:table-cell>
          <table:table-cell table:formula="of:=([Raw.C35]+[Raw.K35])*[.M$4]/[.M$5]" office:value-type="float" calcext:value-type="float" office:value="0.87167432137800005">
            <text:p>0.87167432137800005</text:p>
          </table:table-cell>
          <table:table-cell table:formula="of:=[Raw.J35]*[.M$4]/[.M$5]" office:value-type="float" calcext:value-type="float" office:value="1.819588172">
            <text:p>1.819588172</text:p>
          </table:table-cell>
          <table:table-cell table:formula="of:=[Raw.I35]*[.M$4]/[.M$5]" office:value-type="float" calcext:value-type="float" office:value="2.9494304580000001">
            <text:p>2.9494304580000001</text:p>
          </table:table-cell>
          <table:table-cell table:formula="of:=[Raw.H35]*[.M$4]/[.M$5]" office:value-type="float" calcext:value-type="float" office:value="1.2380450780000001">
            <text:p>1.2380450780000001</text:p>
          </table:table-cell>
          <table:table-cell table:number-columns-repeated="1024"/>
        </table:table-row>
        <table:table-row table:style-name="ro115">
          <table:table-cell office:value-type="float" calcext:value-type="float" office:value="1982">
            <text:p>1982</text:p>
          </table:table-cell>
          <table:table-cell table:formula="of:=[Raw.G36]*[.M$4]/[.M$5]" office:value-type="float" calcext:value-type="float" office:value="0.2225952964">
            <text:p>0.2225952964</text:p>
          </table:table-cell>
          <table:table-cell table:formula="of:=[Raw.D36]*[.M$4]/[.M$5]" office:value-type="float" calcext:value-type="float" office:value="0">
            <text:p>0</text:p>
          </table:table-cell>
          <table:table-cell table:formula="of:=[Raw.E36]*[.M$4]/[.M$5]" office:value-type="float" calcext:value-type="float" office:value="4.704544e-06">
            <text:p>4.704544e-06</text:p>
          </table:table-cell>
          <table:table-cell table:formula="of:=[Raw.F36]*[.M$4]/[.M$5]" office:value-type="float" calcext:value-type="float" office:value="0.45797284159999996">
            <text:p>0.45797284159999996</text:p>
          </table:table-cell>
          <table:table-cell table:formula="of:=[Raw.B36]*[.M$4]/[.M$5]" office:value-type="float" calcext:value-type="float" office:value="0.016446029399999999">
            <text:p>0.016446029399999999</text:p>
          </table:table-cell>
          <table:table-cell table:formula="of:=([Raw.C36]+[Raw.K36])*[.M$4]/[.M$5]" office:value-type="float" calcext:value-type="float" office:value="0.88154783698399997">
            <text:p>0.88154783698399997</text:p>
          </table:table-cell>
          <table:table-cell table:formula="of:=[Raw.J36]*[.M$4]/[.M$5]" office:value-type="float" calcext:value-type="float" office:value="1.840006636">
            <text:p>1.840006636</text:p>
          </table:table-cell>
          <table:table-cell table:formula="of:=[Raw.I36]*[.M$4]/[.M$5]" office:value-type="float" calcext:value-type="float" office:value="2.8612720300000003">
            <text:p>2.8612720300000003</text:p>
          </table:table-cell>
          <table:table-cell table:formula="of:=[Raw.H36]*[.M$4]/[.M$5]" office:value-type="float" calcext:value-type="float" office:value="1.244396866">
            <text:p>1.244396866</text:p>
          </table:table-cell>
          <table:table-cell table:number-columns-repeated="1024"/>
        </table:table-row>
        <table:table-row table:style-name="ro116">
          <table:table-cell office:value-type="float" calcext:value-type="float" office:value="1983">
            <text:p>1983</text:p>
          </table:table-cell>
          <table:table-cell table:formula="of:=[Raw.G37]*[.M$4]/[.M$5]" office:value-type="float" calcext:value-type="float" office:value="0.252277474">
            <text:p>0.252277474</text:p>
          </table:table-cell>
          <table:table-cell table:formula="of:=[Raw.D37]*[.M$4]/[.M$5]" office:value-type="float" calcext:value-type="float" office:value="7.6290600000000009e-07">
            <text:p>7.6290600000000009e-07</text:p>
          </table:table-cell>
          <table:table-cell table:formula="of:=[Raw.E37]*[.M$4]/[.M$5]" office:value-type="float" calcext:value-type="float" office:value="8.3397640000000009e-06">
            <text:p>8.3397640000000009e-06</text:p>
          </table:table-cell>
          <table:table-cell table:formula="of:=[Raw.F37]*[.M$4]/[.M$5]" office:value-type="float" calcext:value-type="float" office:value="0.47751865499999996">
            <text:p>0.47751865499999996</text:p>
          </table:table-cell>
          <table:table-cell table:formula="of:=[Raw.B37]*[.M$4]/[.M$5]" office:value-type="float" calcext:value-type="float" office:value="0.01821226988">
            <text:p>0.01821226988</text:p>
          </table:table-cell>
          <table:table-cell table:formula="of:=([Raw.C37]+[Raw.K37])*[.M$4]/[.M$5]" office:value-type="float" calcext:value-type="float" office:value="0.89182165463999996">
            <text:p>0.89182165463999996</text:p>
          </table:table-cell>
          <table:table-cell table:formula="of:=[Raw.J37]*[.M$4]/[.M$5]" office:value-type="float" calcext:value-type="float" office:value="1.89638342">
            <text:p>1.89638342</text:p>
          </table:table-cell>
          <table:table-cell table:formula="of:=[Raw.I37]*[.M$4]/[.M$5]" office:value-type="float" calcext:value-type="float" office:value="2.8465791880000002">
            <text:p>2.8465791880000002</text:p>
          </table:table-cell>
          <table:table-cell table:formula="of:=[Raw.H37]*[.M$4]/[.M$5]" office:value-type="float" calcext:value-type="float" office:value="1.2645290360000001">
            <text:p>1.2645290360000001</text:p>
          </table:table-cell>
          <table:table-cell table:number-columns-repeated="1024"/>
        </table:table-row>
        <table:table-row table:style-name="ro117">
          <table:table-cell office:value-type="float" calcext:value-type="float" office:value="1984">
            <text:p>1984</text:p>
          </table:table-cell>
          <table:table-cell table:formula="of:=[Raw.G38]*[.M$4]/[.M$5]" office:value-type="float" calcext:value-type="float" office:value="0.3061476762">
            <text:p>0.3061476762</text:p>
          </table:table-cell>
          <table:table-cell table:formula="of:=[Raw.D38]*[.M$4]/[.M$5]" office:value-type="float" calcext:value-type="float" office:value="1.6049320000000001e-06">
            <text:p>1.6049320000000001e-06</text:p>
          </table:table-cell>
          <table:table-cell table:formula="of:=[Raw.E38]*[.M$4]/[.M$5]" office:value-type="float" calcext:value-type="float" office:value="1.1381411999999999e-05">
            <text:p>1.1381411999999999e-05</text:p>
          </table:table-cell>
          <table:table-cell table:formula="of:=[Raw.F38]*[.M$4]/[.M$5]" office:value-type="float" calcext:value-type="float" office:value="0.49369331999999999">
            <text:p>0.49369331999999999</text:p>
          </table:table-cell>
          <table:table-cell table:formula="of:=[Raw.B38]*[.M$4]/[.M$5]" office:value-type="float" calcext:value-type="float" office:value="0.020323575899999998">
            <text:p>0.020323575899999998</text:p>
          </table:table-cell>
          <table:table-cell table:formula="of:=([Raw.C38]+[Raw.K38])*[.M$4]/[.M$5]" office:value-type="float" calcext:value-type="float" office:value="0.90195135237800006">
            <text:p>0.90195135237800006</text:p>
          </table:table-cell>
          <table:table-cell table:formula="of:=[Raw.J38]*[.M$4]/[.M$5]" office:value-type="float" calcext:value-type="float" office:value="1.9787258400000001">
            <text:p>1.9787258400000001</text:p>
          </table:table-cell>
          <table:table-cell table:formula="of:=[Raw.I38]*[.M$4]/[.M$5]" office:value-type="float" calcext:value-type="float" office:value="2.8916955620000002">
            <text:p>2.8916955620000002</text:p>
          </table:table-cell>
          <table:table-cell table:formula="of:=[Raw.H38]*[.M$4]/[.M$5]" office:value-type="float" calcext:value-type="float" office:value="1.3676301360000001">
            <text:p>1.3676301360000001</text:p>
          </table:table-cell>
          <table:table-cell table:number-columns-repeated="1024"/>
        </table:table-row>
        <table:table-row table:style-name="ro118">
          <table:table-cell office:value-type="float" calcext:value-type="float" office:value="1985">
            <text:p>1985</text:p>
          </table:table-cell>
          <table:table-cell table:formula="of:=[Raw.G39]*[.M$4]/[.M$5]" office:value-type="float" calcext:value-type="float" office:value="0.36333601640000002">
            <text:p>0.36333601640000002</text:p>
          </table:table-cell>
          <table:table-cell table:formula="of:=[Raw.D39]*[.M$4]/[.M$5]" office:value-type="float" calcext:value-type="float" office:value="2.9873819999999995e-06">
            <text:p>2.9873819999999995e-06</text:p>
          </table:table-cell>
          <table:table-cell table:formula="of:=[Raw.E39]*[.M$4]/[.M$5]" office:value-type="float" calcext:value-type="float" office:value="1.6331228e-05">
            <text:p>1.6331228e-05</text:p>
          </table:table-cell>
          <table:table-cell table:formula="of:=[Raw.F39]*[.M$4]/[.M$5]" office:value-type="float" calcext:value-type="float" office:value="0.503323772">
            <text:p>0.503323772</text:p>
          </table:table-cell>
          <table:table-cell table:formula="of:=[Raw.B39]*[.M$4]/[.M$5]" office:value-type="float" calcext:value-type="float" office:value="0.0209132478">
            <text:p>0.0209132478</text:p>
          </table:table-cell>
          <table:table-cell table:formula="of:=([Raw.C39]+[Raw.K39])*[.M$4]/[.M$5]" office:value-type="float" calcext:value-type="float" office:value="0.91240926773999986">
            <text:p>0.91240926773999986</text:p>
          </table:table-cell>
          <table:table-cell table:formula="of:=[Raw.J39]*[.M$4]/[.M$5]" office:value-type="float" calcext:value-type="float" office:value="2.0637194679999999">
            <text:p>2.0637194679999999</text:p>
          </table:table-cell>
          <table:table-cell table:formula="of:=[Raw.I39]*[.M$4]/[.M$5]" office:value-type="float" calcext:value-type="float" office:value="2.8970228320000002">
            <text:p>2.8970228320000002</text:p>
          </table:table-cell>
          <table:table-cell table:formula="of:=[Raw.H39]*[.M$4]/[.M$5]" office:value-type="float" calcext:value-type="float" office:value="1.3985506620000001">
            <text:p>1.3985506620000001</text:p>
          </table:table-cell>
          <table:table-cell table:number-columns-repeated="1024"/>
        </table:table-row>
        <table:table-row table:style-name="ro119">
          <table:table-cell office:value-type="float" calcext:value-type="float" office:value="1986">
            <text:p>1986</text:p>
          </table:table-cell>
          <table:table-cell table:formula="of:=[Raw.G40]*[.M$4]/[.M$5]" office:value-type="float" calcext:value-type="float" office:value="0.38915743040000006">
            <text:p>0.38915743040000006</text:p>
          </table:table-cell>
          <table:table-cell table:formula="of:=[Raw.D40]*[.M$4]/[.M$5]" office:value-type="float" calcext:value-type="float" office:value="3.8612280000000003e-06">
            <text:p>3.8612280000000003e-06</text:p>
          </table:table-cell>
          <table:table-cell table:formula="of:=[Raw.E40]*[.M$4]/[.M$5]" office:value-type="float" calcext:value-type="float" office:value="3.5304978000000001e-05">
            <text:p>3.5304978000000001e-05</text:p>
          </table:table-cell>
          <table:table-cell table:formula="of:=[Raw.F40]*[.M$4]/[.M$5]" office:value-type="float" calcext:value-type="float" office:value="0.51014649599999995">
            <text:p>0.51014649599999995</text:p>
          </table:table-cell>
          <table:table-cell table:formula="of:=[Raw.B40]*[.M$4]/[.M$5]" office:value-type="float" calcext:value-type="float" office:value="0.022678043479999997">
            <text:p>0.022678043479999997</text:p>
          </table:table-cell>
          <table:table-cell table:formula="of:=([Raw.C40]+[Raw.K40])*[.M$4]/[.M$5]" office:value-type="float" calcext:value-type="float" office:value="0.92339945713999994">
            <text:p>0.92339945713999994</text:p>
          </table:table-cell>
          <table:table-cell table:formula="of:=[Raw.J40]*[.M$4]/[.M$5]" office:value-type="float" calcext:value-type="float" office:value="2.086688348">
            <text:p>2.086688348</text:p>
          </table:table-cell>
          <table:table-cell table:formula="of:=[Raw.I40]*[.M$4]/[.M$5]" office:value-type="float" calcext:value-type="float" office:value="2.9857411200000001">
            <text:p>2.9857411200000001</text:p>
          </table:table-cell>
          <table:table-cell table:formula="of:=[Raw.H40]*[.M$4]/[.M$5]" office:value-type="float" calcext:value-type="float" office:value="1.4122152020000001">
            <text:p>1.4122152020000001</text:p>
          </table:table-cell>
          <table:table-cell table:number-columns-repeated="1024"/>
        </table:table-row>
        <table:table-row table:style-name="ro120">
          <table:table-cell office:value-type="float" calcext:value-type="float" office:value="1987">
            <text:p>1987</text:p>
          </table:table-cell>
          <table:table-cell table:formula="of:=[Raw.G41]*[.M$4]/[.M$5]" office:value-type="float" calcext:value-type="float" office:value="0.42332046600000001">
            <text:p>0.42332046600000001</text:p>
          </table:table-cell>
          <table:table-cell table:formula="of:=[Raw.D41]*[.M$4]/[.M$5]" office:value-type="float" calcext:value-type="float" office:value="2.6963579999999998e-06">
            <text:p>2.6963579999999998e-06</text:p>
          </table:table-cell>
          <table:table-cell table:formula="of:=[Raw.E41]*[.M$4]/[.M$5]" office:value-type="float" calcext:value-type="float" office:value="4.9684521999999995e-05">
            <text:p>4.9684521999999995e-05</text:p>
          </table:table-cell>
          <table:table-cell table:formula="of:=[Raw.F41]*[.M$4]/[.M$5]" office:value-type="float" calcext:value-type="float" office:value="0.51704300800000003">
            <text:p>0.51704300800000003</text:p>
          </table:table-cell>
          <table:table-cell table:formula="of:=[Raw.B41]*[.M$4]/[.M$5]" office:value-type="float" calcext:value-type="float" office:value="0.024291768979999996">
            <text:p>0.024291768979999996</text:p>
          </table:table-cell>
          <table:table-cell table:formula="of:=([Raw.C41]+[Raw.K41])*[.M$4]/[.M$5]" office:value-type="float" calcext:value-type="float" office:value="0.93312839032000006">
            <text:p>0.93312839032000006</text:p>
          </table:table-cell>
          <table:table-cell table:formula="of:=[Raw.J41]*[.M$4]/[.M$5]" office:value-type="float" calcext:value-type="float" office:value="2.1696497959999999">
            <text:p>2.1696497959999999</text:p>
          </table:table-cell>
          <table:table-cell table:formula="of:=[Raw.I41]*[.M$4]/[.M$5]" office:value-type="float" calcext:value-type="float" office:value="3.0541220419999999">
            <text:p>3.0541220419999999</text:p>
          </table:table-cell>
          <table:table-cell table:formula="of:=[Raw.H41]*[.M$4]/[.M$5]" office:value-type="float" calcext:value-type="float" office:value="1.4862427979999999">
            <text:p>1.4862427979999999</text:p>
          </table:table-cell>
          <table:table-cell table:number-columns-repeated="1024"/>
        </table:table-row>
        <table:table-row table:style-name="ro121">
          <table:table-cell office:value-type="float" calcext:value-type="float" office:value="1988">
            <text:p>1988</text:p>
          </table:table-cell>
          <table:table-cell table:formula="of:=[Raw.G42]*[.M$4]/[.M$5]" office:value-type="float" calcext:value-type="float" office:value="0.46151452799999998">
            <text:p>0.46151452799999998</text:p>
          </table:table-cell>
          <table:table-cell table:formula="of:=[Raw.D42]*[.M$4]/[.M$5]" office:value-type="float" calcext:value-type="float" office:value="2.5928139999999999e-06">
            <text:p>2.5928139999999999e-06</text:p>
          </table:table-cell>
          <table:table-cell table:formula="of:=[Raw.E42]*[.M$4]/[.M$5]" office:value-type="float" calcext:value-type="float" office:value="8.4321107999999997e-05">
            <text:p>8.4321107999999997e-05</text:p>
          </table:table-cell>
          <table:table-cell table:formula="of:=[Raw.F42]*[.M$4]/[.M$5]" office:value-type="float" calcext:value-type="float" office:value="0.53361231840000001">
            <text:p>0.53361231840000001</text:p>
          </table:table-cell>
          <table:table-cell table:formula="of:=[Raw.B42]*[.M$4]/[.M$5]" office:value-type="float" calcext:value-type="float" office:value="0.025015961219999997">
            <text:p>0.025015961219999997</text:p>
          </table:table-cell>
          <table:table-cell table:formula="of:=([Raw.C42]+[Raw.K42])*[.M$4]/[.M$5]" office:value-type="float" calcext:value-type="float" office:value="0.94329617685600009">
            <text:p>0.94329617685600009</text:p>
          </table:table-cell>
          <table:table-cell table:formula="of:=[Raw.J42]*[.M$4]/[.M$5]" office:value-type="float" calcext:value-type="float" office:value="2.234544708">
            <text:p>2.234544708</text:p>
          </table:table-cell>
          <table:table-cell table:formula="of:=[Raw.I42]*[.M$4]/[.M$5]" office:value-type="float" calcext:value-type="float" office:value="3.1500866039999997">
            <text:p>3.1500866039999997</text:p>
          </table:table-cell>
          <table:table-cell table:formula="of:=[Raw.H42]*[.M$4]/[.M$5]" office:value-type="float" calcext:value-type="float" office:value="1.555640412">
            <text:p>1.555640412</text:p>
          </table:table-cell>
          <table:table-cell table:number-columns-repeated="1024"/>
        </table:table-row>
        <table:table-row table:style-name="ro122">
          <table:table-cell office:value-type="float" calcext:value-type="float" office:value="1989">
            <text:p>1989</text:p>
          </table:table-cell>
          <table:table-cell table:formula="of:=[Raw.G43]*[.M$4]/[.M$5]" office:value-type="float" calcext:value-type="float" office:value="0.47463365600000001">
            <text:p>0.47463365600000001</text:p>
          </table:table-cell>
          <table:table-cell table:formula="of:=[Raw.D43]*[.M$4]/[.M$5]" office:value-type="float" calcext:value-type="float" office:value="6.6683626000000004e-05">
            <text:p>6.6683626000000004e-05</text:p>
          </table:table-cell>
          <table:table-cell table:formula="of:=[Raw.E43]*[.M$4]/[.M$5]" office:value-type="float" calcext:value-type="float" office:value="0.00067384104599999993">
            <text:p>0.00067384104599999993</text:p>
          </table:table-cell>
          <table:table-cell table:formula="of:=[Raw.F43]*[.M$4]/[.M$5]" office:value-type="float" calcext:value-type="float" office:value="0.53087559200000001">
            <text:p>0.53087559200000001</text:p>
          </table:table-cell>
          <table:table-cell table:formula="of:=[Raw.B43]*[.M$4]/[.M$5]" office:value-type="float" calcext:value-type="float" office:value="0.02772405822">
            <text:p>0.02772405822</text:p>
          </table:table-cell>
          <table:table-cell table:formula="of:=([Raw.C43]+[Raw.K43])*[.M$4]/[.M$5]" office:value-type="float" calcext:value-type="float" office:value="0.95379927464000003">
            <text:p>0.95379927464000003</text:p>
          </table:table-cell>
          <table:table-cell table:formula="of:=[Raw.J43]*[.M$4]/[.M$5]" office:value-type="float" calcext:value-type="float" office:value="2.2558702140000002">
            <text:p>2.2558702140000002</text:p>
          </table:table-cell>
          <table:table-cell table:formula="of:=[Raw.I43]*[.M$4]/[.M$5]" office:value-type="float" calcext:value-type="float" office:value="3.2000055619999999">
            <text:p>3.2000055619999999</text:p>
          </table:table-cell>
          <table:table-cell table:formula="of:=[Raw.H43]*[.M$4]/[.M$5]" office:value-type="float" calcext:value-type="float" office:value="1.624423728">
            <text:p>1.624423728</text:p>
          </table:table-cell>
          <table:table-cell table:number-columns-repeated="1024"/>
        </table:table-row>
        <table:table-row table:style-name="ro123">
          <table:table-cell office:value-type="float" calcext:value-type="float" office:value="1990">
            <text:p>1990</text:p>
          </table:table-cell>
          <table:table-cell table:formula="of:=[Raw.G44]*[.M$4]/[.M$5]" office:value-type="float" calcext:value-type="float" office:value="0.48819798019999999">
            <text:p>0.48819798019999999</text:p>
          </table:table-cell>
          <table:table-cell table:formula="of:=[Raw.D44]*[.M$4]/[.M$5]" office:value-type="float" calcext:value-type="float" office:value="9.8757756000000005e-05">
            <text:p>9.8757756000000005e-05</text:p>
          </table:table-cell>
          <table:table-cell table:formula="of:=[Raw.E44]*[.M$4]/[.M$5]" office:value-type="float" calcext:value-type="float" office:value="0.00092374113599999995">
            <text:p>0.00092374113599999995</text:p>
          </table:table-cell>
          <table:table-cell table:formula="of:=[Raw.F44]*[.M$4]/[.M$5]" office:value-type="float" calcext:value-type="float" office:value="0.54893909220000003">
            <text:p>0.54893909220000003</text:p>
          </table:table-cell>
          <table:table-cell table:formula="of:=[Raw.B44]*[.M$4]/[.M$5]" office:value-type="float" calcext:value-type="float" office:value="0.031064378200000003">
            <text:p>0.031064378200000003</text:p>
          </table:table-cell>
          <table:table-cell table:formula="of:=([Raw.C44]+[Raw.K44])*[.M$4]/[.M$5]" office:value-type="float" calcext:value-type="float" office:value="0.96471094346000008">
            <text:p>0.96471094346000008</text:p>
          </table:table-cell>
          <table:table-cell table:formula="of:=[Raw.J44]*[.M$4]/[.M$5]" office:value-type="float" calcext:value-type="float" office:value="2.2287936300000002">
            <text:p>2.2287936300000002</text:p>
          </table:table-cell>
          <table:table-cell table:formula="of:=[Raw.I44]*[.M$4]/[.M$5]" office:value-type="float" calcext:value-type="float" office:value="3.2342879999999998">
            <text:p>3.2342879999999998</text:p>
          </table:table-cell>
          <table:table-cell table:formula="of:=[Raw.H44]*[.M$4]/[.M$5]" office:value-type="float" calcext:value-type="float" office:value="1.6753789000000003">
            <text:p>1.6753789000000003</text:p>
          </table:table-cell>
          <table:table-cell table:number-columns-repeated="1024"/>
        </table:table-row>
        <table:table-row table:style-name="ro124">
          <table:table-cell office:value-type="float" calcext:value-type="float" office:value="1991">
            <text:p>1991</text:p>
          </table:table-cell>
          <table:table-cell table:formula="of:=[Raw.G45]*[.M$4]/[.M$5]" office:value-type="float" calcext:value-type="float" office:value="0.51155474599999995">
            <text:p>0.51155474599999995</text:p>
          </table:table-cell>
          <table:table-cell table:formula="of:=[Raw.D45]*[.M$4]/[.M$5]" office:value-type="float" calcext:value-type="float" office:value="0.00012850412400000001">
            <text:p>0.00012850412400000001</text:p>
          </table:table-cell>
          <table:table-cell table:formula="of:=[Raw.E45]*[.M$4]/[.M$5]" office:value-type="float" calcext:value-type="float" office:value="0.0010391012780000001">
            <text:p>0.0010391012780000001</text:p>
          </table:table-cell>
          <table:table-cell table:formula="of:=[Raw.F45]*[.M$4]/[.M$5]" office:value-type="float" calcext:value-type="float" office:value="0.56163452400000002">
            <text:p>0.56163452400000002</text:p>
          </table:table-cell>
          <table:table-cell table:formula="of:=[Raw.B45]*[.M$4]/[.M$5]" office:value-type="float" calcext:value-type="float" office:value="0.032408355239999999">
            <text:p>0.032408355239999999</text:p>
          </table:table-cell>
          <table:table-cell table:formula="of:=([Raw.C45]+[Raw.K45])*[.M$4]/[.M$5]" office:value-type="float" calcext:value-type="float" office:value="0.97641362651999997">
            <text:p>0.97641362651999997</text:p>
          </table:table-cell>
          <table:table-cell table:formula="of:=[Raw.J45]*[.M$4]/[.M$5]" office:value-type="float" calcext:value-type="float" office:value="2.207396916">
            <text:p>2.207396916</text:p>
          </table:table-cell>
          <table:table-cell table:formula="of:=[Raw.I45]*[.M$4]/[.M$5]" office:value-type="float" calcext:value-type="float" office:value="3.2412217499999998">
            <text:p>3.2412217499999998</text:p>
          </table:table-cell>
          <table:table-cell table:formula="of:=[Raw.H45]*[.M$4]/[.M$5]" office:value-type="float" calcext:value-type="float" office:value="1.7176638959999999">
            <text:p>1.7176638959999999</text:p>
          </table:table-cell>
          <table:table-cell table:number-columns-repeated="1024"/>
        </table:table-row>
        <table:table-row table:style-name="ro125">
          <table:table-cell office:value-type="float" calcext:value-type="float" office:value="1992">
            <text:p>1992</text:p>
          </table:table-cell>
          <table:table-cell table:formula="of:=[Raw.G46]*[.M$4]/[.M$5]" office:value-type="float" calcext:value-type="float" office:value="0.51543785239999995">
            <text:p>0.51543785239999995</text:p>
          </table:table-cell>
          <table:table-cell table:formula="of:=[Raw.D46]*[.M$4]/[.M$5]" office:value-type="float" calcext:value-type="float" office:value="0.00011867699">
            <text:p>0.00011867699</text:p>
          </table:table-cell>
          <table:table-cell table:formula="of:=[Raw.E46]*[.M$4]/[.M$5]" office:value-type="float" calcext:value-type="float" office:value="0.0012035591639999999">
            <text:p>0.0012035591639999999</text:p>
          </table:table-cell>
          <table:table-cell table:formula="of:=[Raw.F46]*[.M$4]/[.M$5]" office:value-type="float" calcext:value-type="float" office:value="0.56157664600000001">
            <text:p>0.56157664600000001</text:p>
          </table:table-cell>
          <table:table-cell table:formula="of:=[Raw.B46]*[.M$4]/[.M$5]" office:value-type="float" calcext:value-type="float" office:value="0.03481392488">
            <text:p>0.03481392488</text:p>
          </table:table-cell>
          <table:table-cell table:formula="of:=([Raw.C46]+[Raw.K46])*[.M$4]/[.M$5]" office:value-type="float" calcext:value-type="float" office:value="0.98768468461000003">
            <text:p>0.98768468461000003</text:p>
          </table:table-cell>
          <table:table-cell table:formula="of:=[Raw.J46]*[.M$4]/[.M$5]" office:value-type="float" calcext:value-type="float" office:value="2.1987861660000001">
            <text:p>2.1987861660000001</text:p>
          </table:table-cell>
          <table:table-cell table:formula="of:=[Raw.I46]*[.M$4]/[.M$5]" office:value-type="float" calcext:value-type="float" office:value="3.2845868199999999">
            <text:p>3.2845868199999999</text:p>
          </table:table-cell>
          <table:table-cell table:formula="of:=[Raw.H46]*[.M$4]/[.M$5]" office:value-type="float" calcext:value-type="float" office:value="1.7254594519999999">
            <text:p>1.7254594519999999</text:p>
          </table:table-cell>
          <table:table-cell table:number-columns-repeated="1024"/>
        </table:table-row>
        <table:table-row table:style-name="ro126">
          <table:table-cell office:value-type="float" calcext:value-type="float" office:value="1993">
            <text:p>1993</text:p>
          </table:table-cell>
          <table:table-cell table:formula="of:=[Raw.G47]*[.M$4]/[.M$5]" office:value-type="float" calcext:value-type="float" office:value="0.53318878560000005">
            <text:p>0.53318878560000005</text:p>
          </table:table-cell>
          <table:table-cell table:formula="of:=[Raw.D47]*[.M$4]/[.M$5]" office:value-type="float" calcext:value-type="float" office:value="0.00014156365399999997">
            <text:p>0.00014156365399999997</text:p>
          </table:table-cell>
          <table:table-cell table:formula="of:=[Raw.E47]*[.M$4]/[.M$5]" office:value-type="float" calcext:value-type="float" office:value="0.00145057619">
            <text:p>0.00145057619</text:p>
          </table:table-cell>
          <table:table-cell table:formula="of:=[Raw.F47]*[.M$4]/[.M$5]" office:value-type="float" calcext:value-type="float" office:value="0.59540004179999995">
            <text:p>0.59540004179999995</text:p>
          </table:table-cell>
          <table:table-cell table:formula="of:=[Raw.B47]*[.M$4]/[.M$5]" office:value-type="float" calcext:value-type="float" office:value="0.035970985220000001">
            <text:p>0.035970985220000001</text:p>
          </table:table-cell>
          <table:table-cell table:formula="of:=([Raw.C47]+[Raw.K47])*[.M$4]/[.M$5]" office:value-type="float" calcext:value-type="float" office:value="0.99977924430000009">
            <text:p>0.99977924430000009</text:p>
          </table:table-cell>
          <table:table-cell table:formula="of:=[Raw.J47]*[.M$4]/[.M$5]" office:value-type="float" calcext:value-type="float" office:value="2.20933527">
            <text:p>2.20933527</text:p>
          </table:table-cell>
          <table:table-cell table:formula="of:=[Raw.I47]*[.M$4]/[.M$5]" office:value-type="float" calcext:value-type="float" office:value="3.2701130200000001">
            <text:p>3.2701130200000001</text:p>
          </table:table-cell>
          <table:table-cell table:formula="of:=[Raw.H47]*[.M$4]/[.M$5]" office:value-type="float" calcext:value-type="float" office:value="1.7428312800000001">
            <text:p>1.7428312800000001</text:p>
          </table:table-cell>
          <table:table-cell table:number-columns-repeated="1024"/>
        </table:table-row>
        <table:table-row table:style-name="ro127">
          <table:table-cell office:value-type="float" calcext:value-type="float" office:value="1994">
            <text:p>1994</text:p>
          </table:table-cell>
          <table:table-cell table:formula="of:=[Raw.G48]*[.M$4]/[.M$5]" office:value-type="float" calcext:value-type="float" office:value="0.54319732799999998">
            <text:p>0.54319732799999998</text:p>
          </table:table-cell>
          <table:table-cell table:formula="of:=[Raw.D48]*[.M$4]/[.M$5]" office:value-type="float" calcext:value-type="float" office:value="0.000151813392">
            <text:p>0.000151813392</text:p>
          </table:table-cell>
          <table:table-cell table:formula="of:=[Raw.E48]*[.M$4]/[.M$5]" office:value-type="float" calcext:value-type="float" office:value="0.001813606528">
            <text:p>0.001813606528</text:p>
          </table:table-cell>
          <table:table-cell table:formula="of:=[Raw.F48]*[.M$4]/[.M$5]" office:value-type="float" calcext:value-type="float" office:value="0.59910911">
            <text:p>0.59910911</text:p>
          </table:table-cell>
          <table:table-cell table:formula="of:=[Raw.B48]*[.M$4]/[.M$5]" office:value-type="float" calcext:value-type="float" office:value="0.0373826004">
            <text:p>0.0373826004</text:p>
          </table:table-cell>
          <table:table-cell table:formula="of:=([Raw.C48]+[Raw.K48])*[.M$4]/[.M$5]" office:value-type="float" calcext:value-type="float" office:value="1.0123147527359999">
            <text:p>1.0123147527359999</text:p>
          </table:table-cell>
          <table:table-cell table:formula="of:=[Raw.J48]*[.M$4]/[.M$5]" office:value-type="float" calcext:value-type="float" office:value="2.2180492200000002">
            <text:p>2.2180492200000002</text:p>
          </table:table-cell>
          <table:table-cell table:formula="of:=[Raw.I48]*[.M$4]/[.M$5]" office:value-type="float" calcext:value-type="float" office:value="3.3412995200000002">
            <text:p>3.3412995200000002</text:p>
          </table:table-cell>
          <table:table-cell table:formula="of:=[Raw.H48]*[.M$4]/[.M$5]" office:value-type="float" calcext:value-type="float" office:value="1.7535067179999999">
            <text:p>1.7535067179999999</text:p>
          </table:table-cell>
          <table:table-cell table:number-columns-repeated="1024"/>
        </table:table-row>
        <table:table-row table:style-name="ro128">
          <table:table-cell office:value-type="float" calcext:value-type="float" office:value="1995">
            <text:p>1995</text:p>
          </table:table-cell>
          <table:table-cell table:formula="of:=[Raw.G49]*[.M$4]/[.M$5]" office:value-type="float" calcext:value-type="float" office:value="0.56675831799999998">
            <text:p>0.56675831799999998</text:p>
          </table:table-cell>
          <table:table-cell table:formula="of:=[Raw.D49]*[.M$4]/[.M$5]" office:value-type="float" calcext:value-type="float" office:value="0.00016246853400000001">
            <text:p>0.00016246853400000001</text:p>
          </table:table-cell>
          <table:table-cell table:formula="of:=[Raw.E49]*[.M$4]/[.M$5]" office:value-type="float" calcext:value-type="float" office:value="0.0021036098799999997">
            <text:p>0.0021036098799999997</text:p>
          </table:table-cell>
          <table:table-cell table:formula="of:=[Raw.F49]*[.M$4]/[.M$5]" office:value-type="float" calcext:value-type="float" office:value="0.63152823759999999">
            <text:p>0.63152823759999999</text:p>
          </table:table-cell>
          <table:table-cell table:formula="of:=[Raw.B49]*[.M$4]/[.M$5]" office:value-type="float" calcext:value-type="float" office:value="0.039068933119999996">
            <text:p>0.039068933119999996</text:p>
          </table:table-cell>
          <table:table-cell table:formula="of:=([Raw.C49]+[Raw.K49])*[.M$4]/[.M$5]" office:value-type="float" calcext:value-type="float" office:value="1.0247820544000001">
            <text:p>1.0247820544000001</text:p>
          </table:table-cell>
          <table:table-cell table:formula="of:=[Raw.J49]*[.M$4]/[.M$5]" office:value-type="float" calcext:value-type="float" office:value="2.233914328">
            <text:p>2.233914328</text:p>
          </table:table-cell>
          <table:table-cell table:formula="of:=[Raw.I49]*[.M$4]/[.M$5]" office:value-type="float" calcext:value-type="float" office:value="3.3911429699999993">
            <text:p>3.3911429699999993</text:p>
          </table:table-cell>
          <table:table-cell table:formula="of:=[Raw.H49]*[.M$4]/[.M$5]" office:value-type="float" calcext:value-type="float" office:value="1.8149863119999998">
            <text:p>1.8149863119999998</text:p>
          </table:table-cell>
          <table:table-cell table:number-columns-repeated="1024"/>
        </table:table-row>
        <table:table-row table:style-name="ro129">
          <table:table-cell office:value-type="float" calcext:value-type="float" office:value="1996">
            <text:p>1996</text:p>
          </table:table-cell>
          <table:table-cell table:formula="of:=[Raw.G50]*[.M$4]/[.M$5]" office:value-type="float" calcext:value-type="float" office:value="0.58727729020000008">
            <text:p>0.58727729020000008</text:p>
          </table:table-cell>
          <table:table-cell table:formula="of:=[Raw.D50]*[.M$4]/[.M$5]" office:value-type="float" calcext:value-type="float" office:value="0.00017781497600000002">
            <text:p>0.00017781497600000002</text:p>
          </table:table-cell>
          <table:table-cell table:formula="of:=[Raw.E50]*[.M$4]/[.M$5]" office:value-type="float" calcext:value-type="float" office:value="0.0023435370660000003">
            <text:p>0.0023435370660000003</text:p>
          </table:table-cell>
          <table:table-cell table:formula="of:=[Raw.F50]*[.M$4]/[.M$5]" office:value-type="float" calcext:value-type="float" office:value="0.64002870979999993">
            <text:p>0.64002870979999993</text:p>
          </table:table-cell>
          <table:table-cell table:formula="of:=[Raw.B50]*[.M$4]/[.M$5]" office:value-type="float" calcext:value-type="float" office:value="0.040107341840000005">
            <text:p>0.040107341840000005</text:p>
          </table:table-cell>
          <table:table-cell table:formula="of:=([Raw.C50]+[Raw.K50])*[.M$4]/[.M$5]" office:value-type="float" calcext:value-type="float" office:value="1.0363674682899999">
            <text:p>1.0363674682899999</text:p>
          </table:table-cell>
          <table:table-cell table:formula="of:=[Raw.J50]*[.M$4]/[.M$5]" office:value-type="float" calcext:value-type="float" office:value="2.2869462280000001">
            <text:p>2.2869462280000001</text:p>
          </table:table-cell>
          <table:table-cell table:formula="of:=[Raw.I50]*[.M$4]/[.M$5]" office:value-type="float" calcext:value-type="float" office:value="3.4680887180000002">
            <text:p>3.4680887180000002</text:p>
          </table:table-cell>
          <table:table-cell table:formula="of:=[Raw.H50]*[.M$4]/[.M$5]" office:value-type="float" calcext:value-type="float" office:value="1.905695844">
            <text:p>1.905695844</text:p>
          </table:table-cell>
          <table:table-cell table:number-columns-repeated="1024"/>
        </table:table-row>
        <table:table-row table:style-name="ro130">
          <table:table-cell office:value-type="float" calcext:value-type="float" office:value="1997">
            <text:p>1997</text:p>
          </table:table-cell>
          <table:table-cell table:formula="of:=[Raw.G51]*[.M$4]/[.M$5]" office:value-type="float" calcext:value-type="float" office:value="0.58323849800000005">
            <text:p>0.58323849800000005</text:p>
          </table:table-cell>
          <table:table-cell table:formula="of:=[Raw.D51]*[.M$4]/[.M$5]" office:value-type="float" calcext:value-type="float" office:value="0.00019063826400000003">
            <text:p>0.00019063826400000003</text:p>
          </table:table-cell>
          <table:table-cell table:formula="of:=[Raw.E51]*[.M$4]/[.M$5]" office:value-type="float" calcext:value-type="float" office:value="0.0030587884019999999">
            <text:p>0.0030587884019999999</text:p>
          </table:table-cell>
          <table:table-cell table:formula="of:=[Raw.F51]*[.M$4]/[.M$5]" office:value-type="float" calcext:value-type="float" office:value="0.65135557200000005">
            <text:p>0.65135557200000005</text:p>
          </table:table-cell>
          <table:table-cell table:formula="of:=[Raw.B51]*[.M$4]/[.M$5]" office:value-type="float" calcext:value-type="float" office:value="0.0429980134">
            <text:p>0.0429980134</text:p>
          </table:table-cell>
          <table:table-cell table:formula="of:=([Raw.C51]+[Raw.K51])*[.M$4]/[.M$5]" office:value-type="float" calcext:value-type="float" office:value="1.0488586359000001">
            <text:p>1.0488586359000001</text:p>
          </table:table-cell>
          <table:table-cell table:formula="of:=[Raw.J51]*[.M$4]/[.M$5]" office:value-type="float" calcext:value-type="float" office:value="2.2830658220000002">
            <text:p>2.2830658220000002</text:p>
          </table:table-cell>
          <table:table-cell table:formula="of:=[Raw.I51]*[.M$4]/[.M$5]" office:value-type="float" calcext:value-type="float" office:value="3.5622988800000002">
            <text:p>3.5622988800000002</text:p>
          </table:table-cell>
          <table:table-cell table:formula="of:=[Raw.H51]*[.M$4]/[.M$5]" office:value-type="float" calcext:value-type="float" office:value="1.8946135399999999">
            <text:p>1.8946135399999999</text:p>
          </table:table-cell>
          <table:table-cell table:number-columns-repeated="1024"/>
        </table:table-row>
        <table:table-row table:style-name="ro131">
          <table:table-cell office:value-type="float" calcext:value-type="float" office:value="1998">
            <text:p>1998</text:p>
          </table:table-cell>
          <table:table-cell table:formula="of:=[Raw.G52]*[.M$4]/[.M$5]" office:value-type="float" calcext:value-type="float" office:value="0.59327547199999997">
            <text:p>0.59327547199999997</text:p>
          </table:table-cell>
          <table:table-cell table:formula="of:=[Raw.D52]*[.M$4]/[.M$5]" office:value-type="float" calcext:value-type="float" office:value="0.00020645486799999999">
            <text:p>0.00020645486799999999</text:p>
          </table:table-cell>
          <table:table-cell table:formula="of:=[Raw.E52]*[.M$4]/[.M$5]" office:value-type="float" calcext:value-type="float" office:value="0.0040508278999999998">
            <text:p>0.0040508278999999998</text:p>
          </table:table-cell>
          <table:table-cell table:formula="of:=[Raw.F52]*[.M$4]/[.M$5]" office:value-type="float" calcext:value-type="float" office:value="0.65633419800000004">
            <text:p>0.65633419800000004</text:p>
          </table:table-cell>
          <table:table-cell table:formula="of:=[Raw.B52]*[.M$4]/[.M$5]" office:value-type="float" calcext:value-type="float" office:value="0.044770318600000004">
            <text:p>0.044770318600000004</text:p>
          </table:table-cell>
          <table:table-cell table:formula="of:=([Raw.C52]+[Raw.K52])*[.M$4]/[.M$5]" office:value-type="float" calcext:value-type="float" office:value="1.0614450205599999">
            <text:p>1.0614450205599999</text:p>
          </table:table-cell>
          <table:table-cell table:formula="of:=[Raw.J52]*[.M$4]/[.M$5]" office:value-type="float" calcext:value-type="float" office:value="2.2686911799999998">
            <text:p>2.2686911799999998</text:p>
          </table:table-cell>
          <table:table-cell table:formula="of:=[Raw.I52]*[.M$4]/[.M$5]" office:value-type="float" calcext:value-type="float" office:value="3.5762095519999999">
            <text:p>3.5762095519999999</text:p>
          </table:table-cell>
          <table:table-cell table:formula="of:=[Raw.H52]*[.M$4]/[.M$5]" office:value-type="float" calcext:value-type="float" office:value="1.929323828">
            <text:p>1.929323828</text:p>
          </table:table-cell>
          <table:table-cell table:number-columns-repeated="1024"/>
        </table:table-row>
        <table:table-row table:style-name="ro132">
          <table:table-cell office:value-type="float" calcext:value-type="float" office:value="1999">
            <text:p>1999</text:p>
          </table:table-cell>
          <table:table-cell table:formula="of:=[Raw.G53]*[.M$4]/[.M$5]" office:value-type="float" calcext:value-type="float" office:value="0.61585048920000007">
            <text:p>0.61585048920000007</text:p>
          </table:table-cell>
          <table:table-cell table:formula="of:=[Raw.D53]*[.M$4]/[.M$5]" office:value-type="float" calcext:value-type="float" office:value="0.00023021572200000002">
            <text:p>0.00023021572200000002</text:p>
          </table:table-cell>
          <table:table-cell table:formula="of:=[Raw.E53]*[.M$4]/[.M$5]" office:value-type="float" calcext:value-type="float" office:value="0.0053980228880000005">
            <text:p>0.0053980228880000005</text:p>
          </table:table-cell>
          <table:table-cell table:formula="of:=[Raw.F53]*[.M$4]/[.M$5]" office:value-type="float" calcext:value-type="float" office:value="0.66130195359999999">
            <text:p>0.66130195359999999</text:p>
          </table:table-cell>
          <table:table-cell table:formula="of:=[Raw.B53]*[.M$4]/[.M$5]" office:value-type="float" calcext:value-type="float" office:value="0.046971867">
            <text:p>0.046971867</text:p>
          </table:table-cell>
          <table:table-cell table:formula="of:=([Raw.C53]+[Raw.K53])*[.M$4]/[.M$5]" office:value-type="float" calcext:value-type="float" office:value="1.0792352729600001">
            <text:p>1.0792352729600001</text:p>
          </table:table-cell>
          <table:table-cell table:formula="of:=[Raw.J53]*[.M$4]/[.M$5]" office:value-type="float" calcext:value-type="float" office:value="2.2783514739999999">
            <text:p>2.2783514739999999</text:p>
          </table:table-cell>
          <table:table-cell table:formula="of:=[Raw.I53]*[.M$4]/[.M$5]" office:value-type="float" calcext:value-type="float" office:value="3.6349428220000002">
            <text:p>3.6349428220000002</text:p>
          </table:table-cell>
          <table:table-cell table:formula="of:=[Raw.H53]*[.M$4]/[.M$5]" office:value-type="float" calcext:value-type="float" office:value="1.9841835719999998">
            <text:p>1.9841835719999998</text:p>
          </table:table-cell>
          <table:table-cell table:number-columns-repeated="1024"/>
        </table:table-row>
        <table:table-row table:style-name="ro133">
          <table:table-cell office:value-type="float" calcext:value-type="float" office:value="2000">
            <text:p>2000</text:p>
          </table:table-cell>
          <table:table-cell table:formula="of:=[Raw.G54]*[.M$4]/[.M$5]" office:value-type="float" calcext:value-type="float" office:value="0.62975070360000007">
            <text:p>0.62975070360000007</text:p>
          </table:table-cell>
          <table:table-cell table:formula="of:=[Raw.D54]*[.M$4]/[.M$5]" office:value-type="float" calcext:value-type="float" office:value="0.000269083852">
            <text:p>0.000269083852</text:p>
          </table:table-cell>
          <table:table-cell table:formula="of:=[Raw.E54]*[.M$4]/[.M$5]" office:value-type="float" calcext:value-type="float" office:value="0.0079874813399999998">
            <text:p>0.0079874813399999998</text:p>
          </table:table-cell>
          <table:table-cell table:formula="of:=[Raw.F54]*[.M$4]/[.M$5]" office:value-type="float" calcext:value-type="float" office:value="0.67304348199999997">
            <text:p>0.67304348199999997</text:p>
          </table:table-cell>
          <table:table-cell table:formula="of:=[Raw.B54]*[.M$4]/[.M$5]" office:value-type="float" calcext:value-type="float" office:value="0.049157157099999994">
            <text:p>0.049157157099999994</text:p>
          </table:table-cell>
          <table:table-cell table:formula="of:=([Raw.C54]+[Raw.K54])*[.M$4]/[.M$5]" office:value-type="float" calcext:value-type="float" office:value="1.0863957559400002">
            <text:p>1.0863957559400002</text:p>
          </table:table-cell>
          <table:table-cell table:formula="of:=[Raw.J54]*[.M$4]/[.M$5]" office:value-type="float" calcext:value-type="float" office:value="2.3599679679999999">
            <text:p>2.3599679679999999</text:p>
          </table:table-cell>
          <table:table-cell table:formula="of:=[Raw.I54]*[.M$4]/[.M$5]" office:value-type="float" calcext:value-type="float" office:value="3.6965749799999998">
            <text:p>3.6965749799999998</text:p>
          </table:table-cell>
          <table:table-cell table:formula="of:=[Raw.H54]*[.M$4]/[.M$5]" office:value-type="float" calcext:value-type="float" office:value="2.0635060159999998">
            <text:p>2.0635060159999998</text:p>
          </table:table-cell>
          <table:table-cell table:number-columns-repeated="1024"/>
        </table:table-row>
        <table:table-row table:style-name="ro134">
          <table:table-cell office:value-type="float" calcext:value-type="float" office:value="2001">
            <text:p>2001</text:p>
          </table:table-cell>
          <table:table-cell table:formula="of:=[Raw.G55]*[.M$4]/[.M$5]" office:value-type="float" calcext:value-type="float" office:value="0.64332790200000001">
            <text:p>0.64332790200000001</text:p>
          </table:table-cell>
          <table:table-cell table:formula="of:=[Raw.D55]*[.M$4]/[.M$5]" office:value-type="float" calcext:value-type="float" office:value="0.00035931333199999997">
            <text:p>0.00035931333199999997</text:p>
          </table:table-cell>
          <table:table-cell table:formula="of:=[Raw.E55]*[.M$4]/[.M$5]" office:value-type="float" calcext:value-type="float" office:value="0.0096966995199999993">
            <text:p>0.0096966995199999993</text:p>
          </table:table-cell>
          <table:table-cell table:formula="of:=[Raw.F55]*[.M$4]/[.M$5]" office:value-type="float" calcext:value-type="float" office:value="0.65147562800000003">
            <text:p>0.65147562800000003</text:p>
          </table:table-cell>
          <table:table-cell table:formula="of:=[Raw.B55]*[.M$4]/[.M$5]" office:value-type="float" calcext:value-type="float" office:value="0.051053693599999998">
            <text:p>0.051053693599999998</text:p>
          </table:table-cell>
          <table:table-cell table:formula="of:=([Raw.C55]+[Raw.K55])*[.M$4]/[.M$5]" office:value-type="float" calcext:value-type="float" office:value="1.0863025474200001">
            <text:p>1.0863025474200001</text:p>
          </table:table-cell>
          <table:table-cell table:formula="of:=[Raw.J55]*[.M$4]/[.M$5]" office:value-type="float" calcext:value-type="float" office:value="2.396365662">
            <text:p>2.396365662</text:p>
          </table:table-cell>
          <table:table-cell table:formula="of:=[Raw.I55]*[.M$4]/[.M$5]" office:value-type="float" calcext:value-type="float" office:value="3.7294897600000003">
            <text:p>3.7294897600000003</text:p>
          </table:table-cell>
          <table:table-cell table:formula="of:=[Raw.H55]*[.M$4]/[.M$5]" office:value-type="float" calcext:value-type="float" office:value="2.0912475519999996">
            <text:p>2.0912475519999996</text:p>
          </table:table-cell>
          <table:table-cell table:number-columns-repeated="1024"/>
        </table:table-row>
        <table:table-row table:style-name="ro135">
          <table:table-cell office:value-type="float" calcext:value-type="float" office:value="2002">
            <text:p>2002</text:p>
          </table:table-cell>
          <table:table-cell table:formula="of:=[Raw.G56]*[.M$4]/[.M$5]" office:value-type="float" calcext:value-type="float" office:value="0.64939259619999989">
            <text:p>0.64939259619999989</text:p>
          </table:table-cell>
          <table:table-cell table:formula="of:=[Raw.D56]*[.M$4]/[.M$5]" office:value-type="float" calcext:value-type="float" office:value="0.00045115066800000003">
            <text:p>0.00045115066800000003</text:p>
          </table:table-cell>
          <table:table-cell table:formula="of:=[Raw.E56]*[.M$4]/[.M$5]" office:value-type="float" calcext:value-type="float" office:value="0.013148864219999999">
            <text:p>0.013148864219999999</text:p>
          </table:table-cell>
          <table:table-cell table:formula="of:=[Raw.F56]*[.M$4]/[.M$5]" office:value-type="float" calcext:value-type="float" office:value="0.65920530799999999">
            <text:p>0.65920530799999999</text:p>
          </table:table-cell>
          <table:table-cell table:formula="of:=[Raw.B56]*[.M$4]/[.M$5]" office:value-type="float" calcext:value-type="float" office:value="0.054968203760000001">
            <text:p>0.054968203760000001</text:p>
          </table:table-cell>
          <table:table-cell table:formula="of:=([Raw.C56]+[Raw.K56])*[.M$4]/[.M$5]" office:value-type="float" calcext:value-type="float" office:value="1.0852610418399999">
            <text:p>1.0852610418399999</text:p>
          </table:table-cell>
          <table:table-cell table:formula="of:=[Raw.J56]*[.M$4]/[.M$5]" office:value-type="float" calcext:value-type="float" office:value="2.4912129119999999">
            <text:p>2.4912129119999999</text:p>
          </table:table-cell>
          <table:table-cell table:formula="of:=[Raw.I56]*[.M$4]/[.M$5]" office:value-type="float" calcext:value-type="float" office:value="3.7539631239999993">
            <text:p>3.7539631239999993</text:p>
          </table:table-cell>
          <table:table-cell table:formula="of:=[Raw.H56]*[.M$4]/[.M$5]" office:value-type="float" calcext:value-type="float" office:value="2.1524325100000001">
            <text:p>2.1524325100000001</text:p>
          </table:table-cell>
          <table:table-cell table:number-columns-repeated="1024"/>
        </table:table-row>
        <table:table-row table:style-name="ro136">
          <table:table-cell office:value-type="float" calcext:value-type="float" office:value="2003">
            <text:p>2003</text:p>
          </table:table-cell>
          <table:table-cell table:formula="of:=[Raw.G57]*[.M$4]/[.M$5]" office:value-type="float" calcext:value-type="float" office:value="0.63215643320000003">
            <text:p>0.63215643320000003</text:p>
          </table:table-cell>
          <table:table-cell table:formula="of:=[Raw.D57]*[.M$4]/[.M$5]" office:value-type="float" calcext:value-type="float" office:value="0.0005619189260000001">
            <text:p>0.0005619189260000001</text:p>
          </table:table-cell>
          <table:table-cell table:formula="of:=[Raw.E57]*[.M$4]/[.M$5]" office:value-type="float" calcext:value-type="float" office:value="0.01578385778">
            <text:p>0.01578385778</text:p>
          </table:table-cell>
          <table:table-cell table:formula="of:=[Raw.F57]*[.M$4]/[.M$5]" office:value-type="float" calcext:value-type="float" office:value="0.65417886599999997">
            <text:p>0.65417886599999997</text:p>
          </table:table-cell>
          <table:table-cell table:formula="of:=[Raw.B57]*[.M$4]/[.M$5]" office:value-type="float" calcext:value-type="float" office:value="0.058025610399999997">
            <text:p>0.058025610399999997</text:p>
          </table:table-cell>
          <table:table-cell table:formula="of:=([Raw.C57]+[Raw.K57])*[.M$4]/[.M$5]" office:value-type="float" calcext:value-type="float" office:value="1.0748220642799999">
            <text:p>1.0748220642799999</text:p>
          </table:table-cell>
          <table:table-cell table:formula="of:=[Raw.J57]*[.M$4]/[.M$5]" office:value-type="float" calcext:value-type="float" office:value="2.7099743799999998">
            <text:p>2.7099743799999998</text:p>
          </table:table-cell>
          <table:table-cell table:formula="of:=[Raw.I57]*[.M$4]/[.M$5]" office:value-type="float" calcext:value-type="float" office:value="3.8338843000000007">
            <text:p>3.8338843000000007</text:p>
          </table:table-cell>
          <table:table-cell table:formula="of:=[Raw.H57]*[.M$4]/[.M$5]" office:value-type="float" calcext:value-type="float" office:value="2.2125847799999998">
            <text:p>2.2125847799999998</text:p>
          </table:table-cell>
          <table:table-cell table:number-columns-repeated="1024"/>
        </table:table-row>
        <table:table-row table:style-name="ro137">
          <table:table-cell office:value-type="float" calcext:value-type="float" office:value="2004">
            <text:p>2004</text:p>
          </table:table-cell>
          <table:table-cell table:formula="of:=[Raw.G58]*[.M$4]/[.M$5]" office:value-type="float" calcext:value-type="float" office:value="0.65667617700000003">
            <text:p>0.65667617700000003</text:p>
          </table:table-cell>
          <table:table-cell table:formula="of:=[Raw.D58]*[.M$4]/[.M$5]" office:value-type="float" calcext:value-type="float" office:value="0.00073571821799999989">
            <text:p>0.00073571821799999989</text:p>
          </table:table-cell>
          <table:table-cell table:formula="of:=[Raw.E58]*[.M$4]/[.M$5]" office:value-type="float" calcext:value-type="float" office:value="0.021218127259999997">
            <text:p>0.021218127259999997</text:p>
          </table:table-cell>
          <table:table-cell table:formula="of:=[Raw.F58]*[.M$4]/[.M$5]" office:value-type="float" calcext:value-type="float" office:value="0.69799821380000004">
            <text:p>0.69799821380000004</text:p>
          </table:table-cell>
          <table:table-cell table:formula="of:=[Raw.B58]*[.M$4]/[.M$5]" office:value-type="float" calcext:value-type="float" office:value="0.062722337000000003">
            <text:p>0.062722337000000003</text:p>
          </table:table-cell>
          <table:table-cell table:formula="of:=([Raw.C58]+[Raw.K58])*[.M$4]/[.M$5]" office:value-type="float" calcext:value-type="float" office:value="1.0630528885999999">
            <text:p>1.0630528885999999</text:p>
          </table:table-cell>
          <table:table-cell table:formula="of:=[Raw.J58]*[.M$4]/[.M$5]" office:value-type="float" calcext:value-type="float" office:value="2.8973258960000003">
            <text:p>2.8973258960000003</text:p>
          </table:table-cell>
          <table:table-cell table:formula="of:=[Raw.I58]*[.M$4]/[.M$5]" office:value-type="float" calcext:value-type="float" office:value="3.9875740400000002">
            <text:p>3.9875740400000002</text:p>
          </table:table-cell>
          <table:table-cell table:formula="of:=[Raw.H58]*[.M$4]/[.M$5]" office:value-type="float" calcext:value-type="float" office:value="2.2991474780000001">
            <text:p>2.2991474780000001</text:p>
          </table:table-cell>
          <table:table-cell table:number-columns-repeated="1024"/>
        </table:table-row>
        <table:table-row table:style-name="ro138">
          <table:table-cell office:value-type="float" calcext:value-type="float" office:value="2005">
            <text:p>2005</text:p>
          </table:table-cell>
          <table:table-cell table:formula="of:=[Raw.G59]*[.M$4]/[.M$5]" office:value-type="float" calcext:value-type="float" office:value="0.65423240100000002">
            <text:p>0.65423240100000002</text:p>
          </table:table-cell>
          <table:table-cell table:formula="of:=[Raw.D59]*[.M$4]/[.M$5]" office:value-type="float" calcext:value-type="float" office:value="0.001030147474">
            <text:p>0.001030147474</text:p>
          </table:table-cell>
          <table:table-cell table:formula="of:=[Raw.E59]*[.M$4]/[.M$5]" office:value-type="float" calcext:value-type="float" office:value="0.025764837180000003">
            <text:p>0.025764837180000003</text:p>
          </table:table-cell>
          <table:table-cell table:formula="of:=[Raw.F59]*[.M$4]/[.M$5]" office:value-type="float" calcext:value-type="float" office:value="0.71690717999999987">
            <text:p>0.71690717999999987</text:p>
          </table:table-cell>
          <table:table-cell table:formula="of:=[Raw.B59]*[.M$4]/[.M$5]" office:value-type="float" calcext:value-type="float" office:value="0.067941611639999996">
            <text:p>0.067941611639999996</text:p>
          </table:table-cell>
          <table:table-cell table:formula="of:=([Raw.C59]+[Raw.K59])*[.M$4]/[.M$5]" office:value-type="float" calcext:value-type="float" office:value="1.05870371122">
            <text:p>1.05870371122</text:p>
          </table:table-cell>
          <table:table-cell table:formula="of:=[Raw.J59]*[.M$4]/[.M$5]" office:value-type="float" calcext:value-type="float" office:value="3.1124058760000004">
            <text:p>3.1124058760000004</text:p>
          </table:table-cell>
          <table:table-cell table:formula="of:=[Raw.I59]*[.M$4]/[.M$5]" office:value-type="float" calcext:value-type="float" office:value="4.0390373000000004">
            <text:p>4.0390373000000004</text:p>
          </table:table-cell>
          <table:table-cell table:formula="of:=[Raw.H59]*[.M$4]/[.M$5]" office:value-type="float" calcext:value-type="float" office:value="2.3597524519999999">
            <text:p>2.3597524519999999</text:p>
          </table:table-cell>
          <table:table-cell table:number-columns-repeated="1024"/>
        </table:table-row>
        <table:table-row table:style-name="ro139">
          <table:table-cell office:value-type="float" calcext:value-type="float" office:value="2006">
            <text:p>2006</text:p>
          </table:table-cell>
          <table:table-cell table:formula="of:=[Raw.G60]*[.M$4]/[.M$5]" office:value-type="float" calcext:value-type="float" office:value="0.65822006620000006">
            <text:p>0.65822006620000006</text:p>
          </table:table-cell>
          <table:table-cell table:formula="of:=[Raw.D60]*[.M$4]/[.M$5]" office:value-type="float" calcext:value-type="float" office:value="0.0014085956339999998">
            <text:p>0.0014085956339999998</text:p>
          </table:table-cell>
          <table:table-cell table:formula="of:=[Raw.E60]*[.M$4]/[.M$5]" office:value-type="float" calcext:value-type="float" office:value="0.032668783020000002">
            <text:p>0.032668783020000002</text:p>
          </table:table-cell>
          <table:table-cell table:formula="of:=[Raw.F60]*[.M$4]/[.M$5]" office:value-type="float" calcext:value-type="float" office:value="0.73955502200000012">
            <text:p>0.73955502200000012</text:p>
          </table:table-cell>
          <table:table-cell table:formula="of:=[Raw.B60]*[.M$4]/[.M$5]" office:value-type="float" calcext:value-type="float" office:value="0.072353640400000002">
            <text:p>0.072353640400000002</text:p>
          </table:table-cell>
          <table:table-cell table:formula="of:=([Raw.C60]+[Raw.K60])*[.M$4]/[.M$5]" office:value-type="float" calcext:value-type="float" office:value="1.0567342828399999">
            <text:p>1.0567342828399999</text:p>
          </table:table-cell>
          <table:table-cell table:formula="of:=[Raw.J60]*[.M$4]/[.M$5]" office:value-type="float" calcext:value-type="float" office:value="3.2742921039999997">
            <text:p>3.2742921039999997</text:p>
          </table:table-cell>
          <table:table-cell table:formula="of:=[Raw.I60]*[.M$4]/[.M$5]" office:value-type="float" calcext:value-type="float" office:value="4.0823138760000006">
            <text:p>4.0823138760000006</text:p>
          </table:table-cell>
          <table:table-cell table:formula="of:=[Raw.H60]*[.M$4]/[.M$5]" office:value-type="float" calcext:value-type="float" office:value="2.4218794539999999">
            <text:p>2.4218794539999999</text:p>
          </table:table-cell>
          <table:table-cell table:number-columns-repeated="1024"/>
        </table:table-row>
        <table:table-row table:style-name="ro140">
          <table:table-cell office:value-type="float" calcext:value-type="float" office:value="2007">
            <text:p>2007</text:p>
          </table:table-cell>
          <table:table-cell table:formula="of:=[Raw.G61]*[.M$4]/[.M$5]" office:value-type="float" calcext:value-type="float" office:value="0.64077189599999995">
            <text:p>0.64077189599999995</text:p>
          </table:table-cell>
          <table:table-cell table:formula="of:=[Raw.D61]*[.M$4]/[.M$5]" office:value-type="float" calcext:value-type="float" office:value="0.0018985927599999999">
            <text:p>0.0018985927599999999</text:p>
          </table:table-cell>
          <table:table-cell table:formula="of:=[Raw.E61]*[.M$4]/[.M$5]" office:value-type="float" calcext:value-type="float" office:value="0.041705622599999999">
            <text:p>0.041705622599999999</text:p>
          </table:table-cell>
          <table:table-cell table:formula="of:=[Raw.F61]*[.M$4]/[.M$5]" office:value-type="float" calcext:value-type="float" office:value="0.74713454600000007">
            <text:p>0.74713454600000007</text:p>
          </table:table-cell>
          <table:table-cell table:formula="of:=[Raw.B61]*[.M$4]/[.M$5]" office:value-type="float" calcext:value-type="float" office:value="0.078533904840000002">
            <text:p>0.078533904840000002</text:p>
          </table:table-cell>
          <table:table-cell table:formula="of:=([Raw.C61]+[Raw.K61])*[.M$4]/[.M$5]" office:value-type="float" calcext:value-type="float" office:value="1.0580210802000001">
            <text:p>1.0580210802000001</text:p>
          </table:table-cell>
          <table:table-cell table:formula="of:=[Raw.J61]*[.M$4]/[.M$5]" office:value-type="float" calcext:value-type="float" office:value="3.4601155719999999">
            <text:p>3.4601155719999999</text:p>
          </table:table-cell>
          <table:table-cell table:formula="of:=[Raw.I61]*[.M$4]/[.M$5]" office:value-type="float" calcext:value-type="float" office:value="4.1299573599999997">
            <text:p>4.1299573599999997</text:p>
          </table:table-cell>
          <table:table-cell table:formula="of:=[Raw.H61]*[.M$4]/[.M$5]" office:value-type="float" calcext:value-type="float" office:value="2.5211504580000001">
            <text:p>2.5211504580000001</text:p>
          </table:table-cell>
          <table:table-cell table:number-columns-repeated="1024"/>
        </table:table-row>
        <table:table-row table:style-name="ro141">
          <table:table-cell office:value-type="float" calcext:value-type="float" office:value="2008">
            <text:p>2008</text:p>
          </table:table-cell>
          <table:table-cell table:formula="of:=[Raw.G62]*[.M$4]/[.M$5]" office:value-type="float" calcext:value-type="float" office:value="0.63481773760000004">
            <text:p>0.63481773760000004</text:p>
          </table:table-cell>
          <table:table-cell table:formula="of:=[Raw.D62]*[.M$4]/[.M$5]" office:value-type="float" calcext:value-type="float" office:value="0.0030649887439999999">
            <text:p>0.0030649887439999999</text:p>
          </table:table-cell>
          <table:table-cell table:formula="of:=[Raw.E62]*[.M$4]/[.M$5]" office:value-type="float" calcext:value-type="float" office:value="0.053507634799999995">
            <text:p>0.053507634799999995</text:p>
          </table:table-cell>
          <table:table-cell table:formula="of:=[Raw.F62]*[.M$4]/[.M$5]" office:value-type="float" calcext:value-type="float" office:value="0.78579902800000001">
            <text:p>0.78579902800000001</text:p>
          </table:table-cell>
          <table:table-cell table:formula="of:=[Raw.B62]*[.M$4]/[.M$5]" office:value-type="float" calcext:value-type="float" office:value="0.083992721300000003">
            <text:p>0.083992721300000003</text:p>
          </table:table-cell>
          <table:table-cell table:formula="of:=([Raw.C62]+[Raw.K62])*[.M$4]/[.M$5]" office:value-type="float" calcext:value-type="float" office:value="1.06336563964">
            <text:p>1.06336563964</text:p>
          </table:table-cell>
          <table:table-cell table:formula="of:=[Raw.J62]*[.M$4]/[.M$5]" office:value-type="float" calcext:value-type="float" office:value="3.507600042">
            <text:p>3.507600042</text:p>
          </table:table-cell>
          <table:table-cell table:formula="of:=[Raw.I62]*[.M$4]/[.M$5]" office:value-type="float" calcext:value-type="float" office:value="4.0960933119999998">
            <text:p>4.0960933119999998</text:p>
          </table:table-cell>
          <table:table-cell table:formula="of:=[Raw.H62]*[.M$4]/[.M$5]" office:value-type="float" calcext:value-type="float" office:value="2.5822951679999999">
            <text:p>2.5822951679999999</text:p>
          </table:table-cell>
          <table:table-cell table:number-columns-repeated="1024"/>
        </table:table-row>
        <table:table-row table:style-name="ro142">
          <table:table-cell office:value-type="float" calcext:value-type="float" office:value="2009">
            <text:p>2009</text:p>
          </table:table-cell>
          <table:table-cell table:formula="of:=[Raw.G63]*[.M$4]/[.M$5]" office:value-type="float" calcext:value-type="float" office:value="0.62197177999999997">
            <text:p>0.62197177999999997</text:p>
          </table:table-cell>
          <table:table-cell table:formula="of:=[Raw.D63]*[.M$4]/[.M$5]" office:value-type="float" calcext:value-type="float" office:value="0.0050584769999999996">
            <text:p>0.0050584769999999996</text:p>
          </table:table-cell>
          <table:table-cell table:formula="of:=[Raw.E63]*[.M$4]/[.M$5]" office:value-type="float" calcext:value-type="float" office:value="0.066479307200000004">
            <text:p>0.066479307200000004</text:p>
          </table:table-cell>
          <table:table-cell table:formula="of:=[Raw.F63]*[.M$4]/[.M$5]" office:value-type="float" calcext:value-type="float" office:value="0.77968236400000002">
            <text:p>0.77968236400000002</text:p>
          </table:table-cell>
          <table:table-cell table:formula="of:=[Raw.B63]*[.M$4]/[.M$5]" office:value-type="float" calcext:value-type="float" office:value="0.090235328000000004">
            <text:p>0.090235328000000004</text:p>
          </table:table-cell>
          <table:table-cell table:formula="of:=([Raw.C63]+[Raw.K63])*[.M$4]/[.M$5]" office:value-type="float" calcext:value-type="float" office:value="1.0628161349">
            <text:p>1.0628161349</text:p>
          </table:table-cell>
          <table:table-cell table:formula="of:=[Raw.J63]*[.M$4]/[.M$5]" office:value-type="float" calcext:value-type="float" office:value="3.4563391399999999">
            <text:p>3.4563391399999999</text:p>
          </table:table-cell>
          <table:table-cell table:formula="of:=[Raw.I63]*[.M$4]/[.M$5]" office:value-type="float" calcext:value-type="float" office:value="4.0046816759999997">
            <text:p>4.0046816759999997</text:p>
          </table:table-cell>
          <table:table-cell table:formula="of:=[Raw.H63]*[.M$4]/[.M$5]" office:value-type="float" calcext:value-type="float" office:value="2.5288902000000002">
            <text:p>2.5288902000000002</text:p>
          </table:table-cell>
          <table:table-cell table:number-columns-repeated="1024"/>
        </table:table-row>
        <table:table-row table:style-name="ro143">
          <table:table-cell office:value-type="float" calcext:value-type="float" office:value="2010">
            <text:p>2010</text:p>
          </table:table-cell>
          <table:table-cell table:formula="of:=[Raw.G64]*[.M$4]/[.M$5]" office:value-type="float" calcext:value-type="float" office:value="0.63408582599999996">
            <text:p>0.63408582599999996</text:p>
          </table:table-cell>
          <table:table-cell table:formula="of:=[Raw.D64]*[.M$4]/[.M$5]" office:value-type="float" calcext:value-type="float" office:value="0.0080919424439999995">
            <text:p>0.0080919424439999995</text:p>
          </table:table-cell>
          <table:table-cell table:formula="of:=[Raw.E64]*[.M$4]/[.M$5]" office:value-type="float" calcext:value-type="float" office:value="0.082687787400000004">
            <text:p>0.082687787400000004</text:p>
          </table:table-cell>
          <table:table-cell table:formula="of:=[Raw.F64]*[.M$4]/[.M$5]" office:value-type="float" calcext:value-type="float" office:value="0.81876669800000001">
            <text:p>0.81876669800000001</text:p>
          </table:table-cell>
          <table:table-cell table:formula="of:=[Raw.B64]*[.M$4]/[.M$5]" office:value-type="float" calcext:value-type="float" office:value="0.1011209758">
            <text:p>0.1011209758</text:p>
          </table:table-cell>
          <table:table-cell table:formula="of:=([Raw.C64]+[Raw.K64])*[.M$4]/[.M$5]" office:value-type="float" calcext:value-type="float" office:value="1.0628861466400001">
            <text:p>1.0628861466400001</text:p>
          </table:table-cell>
          <table:table-cell table:formula="of:=[Raw.J64]*[.M$4]/[.M$5]" office:value-type="float" calcext:value-type="float" office:value="3.6109948319999998">
            <text:p>3.6109948319999998</text:p>
          </table:table-cell>
          <table:table-cell table:formula="of:=[Raw.I64]*[.M$4]/[.M$5]" office:value-type="float" calcext:value-type="float" office:value="4.1330077800000007">
            <text:p>4.1330077800000007</text:p>
          </table:table-cell>
          <table:table-cell table:formula="of:=[Raw.H64]*[.M$4]/[.M$5]" office:value-type="float" calcext:value-type="float" office:value="2.7170685200000002">
            <text:p>2.7170685200000002</text:p>
          </table:table-cell>
          <table:table-cell table:number-columns-repeated="1024"/>
        </table:table-row>
        <table:table-row table:style-name="ro144">
          <table:table-cell office:value-type="float" calcext:value-type="float" office:value="2011">
            <text:p>2011</text:p>
          </table:table-cell>
          <table:table-cell table:formula="of:=[Raw.G65]*[.M$4]/[.M$5]" office:value-type="float" calcext:value-type="float" office:value="0.60384782179999996">
            <text:p>0.60384782179999996</text:p>
          </table:table-cell>
          <table:table-cell table:formula="of:=[Raw.D65]*[.M$4]/[.M$5]" office:value-type="float" calcext:value-type="float" office:value="0.015587831960000001">
            <text:p>0.015587831960000001</text:p>
          </table:table-cell>
          <table:table-cell table:formula="of:=[Raw.E65]*[.M$4]/[.M$5]" office:value-type="float" calcext:value-type="float" office:value="0.104548523">
            <text:p>0.104548523</text:p>
          </table:table-cell>
          <table:table-cell table:formula="of:=[Raw.F65]*[.M$4]/[.M$5]" office:value-type="float" calcext:value-type="float" office:value="0.82859434799999987">
            <text:p>0.82859434799999987</text:p>
          </table:table-cell>
          <table:table-cell table:formula="of:=[Raw.B65]*[.M$4]/[.M$5]" office:value-type="float" calcext:value-type="float" office:value="0.106269211">
            <text:p>0.106269211</text:p>
          </table:table-cell>
          <table:table-cell table:formula="of:=([Raw.C65]+[Raw.K65])*[.M$4]/[.M$5]" office:value-type="float" calcext:value-type="float" office:value="1.0562326328">
            <text:p>1.0562326328</text:p>
          </table:table-cell>
          <table:table-cell table:formula="of:=[Raw.J65]*[.M$4]/[.M$5]" office:value-type="float" calcext:value-type="float" office:value="3.7789085419999999">
            <text:p>3.7789085419999999</text:p>
          </table:table-cell>
          <table:table-cell table:formula="of:=[Raw.I65]*[.M$4]/[.M$5]" office:value-type="float" calcext:value-type="float" office:value="4.1624271759999996">
            <text:p>4.1624271759999996</text:p>
          </table:table-cell>
          <table:table-cell table:formula="of:=[Raw.H65]*[.M$4]/[.M$5]" office:value-type="float" calcext:value-type="float" office:value="2.7820240620000001">
            <text:p>2.7820240620000001</text:p>
          </table:table-cell>
          <table:table-cell table:number-columns-repeated="1024"/>
        </table:table-row>
        <table:table-row table:style-name="ro145">
          <table:table-cell office:value-type="float" calcext:value-type="float" office:value="2012">
            <text:p>2012</text:p>
          </table:table-cell>
          <table:table-cell table:formula="of:=[Raw.G66]*[.M$4]/[.M$5]" office:value-type="float" calcext:value-type="float" office:value="0.55903170820000003">
            <text:p>0.55903170820000003</text:p>
          </table:table-cell>
          <table:table-cell table:formula="of:=[Raw.D66]*[.M$4]/[.M$5]" office:value-type="float" calcext:value-type="float" office:value="0.023937982180000001">
            <text:p>0.023937982180000001</text:p>
          </table:table-cell>
          <table:table-cell table:formula="of:=[Raw.E66]*[.M$4]/[.M$5]" office:value-type="float" calcext:value-type="float" office:value="0.12509693300000002">
            <text:p>0.12509693300000002</text:p>
          </table:table-cell>
          <table:table-cell table:formula="of:=[Raw.F66]*[.M$4]/[.M$5]" office:value-type="float" calcext:value-type="float" office:value="0.85867594400000002">
            <text:p>0.85867594400000002</text:p>
          </table:table-cell>
          <table:table-cell table:formula="of:=[Raw.B66]*[.M$4]/[.M$5]" office:value-type="float" calcext:value-type="float" office:value="0.1153087226">
            <text:p>0.1153087226</text:p>
          </table:table-cell>
          <table:table-cell table:formula="of:=([Raw.C66]+[Raw.K66])*[.M$4]/[.M$5]" office:value-type="float" calcext:value-type="float" office:value="1.0490787915999999">
            <text:p>1.0490787915999999</text:p>
          </table:table-cell>
          <table:table-cell table:formula="of:=[Raw.J66]*[.M$4]/[.M$5]" office:value-type="float" calcext:value-type="float" office:value="3.7892456559999999">
            <text:p>3.7892456559999999</text:p>
          </table:table-cell>
          <table:table-cell table:formula="of:=[Raw.I66]*[.M$4]/[.M$5]" office:value-type="float" calcext:value-type="float" office:value="4.2281332399999991">
            <text:p>4.2281332399999991</text:p>
          </table:table-cell>
          <table:table-cell table:formula="of:=[Raw.H66]*[.M$4]/[.M$5]" office:value-type="float" calcext:value-type="float" office:value="2.8554697820000001">
            <text:p>2.8554697820000001</text:p>
          </table:table-cell>
          <table:table-cell table:number-columns-repeated="1024"/>
        </table:table-row>
        <table:table-row table:style-name="ro146">
          <table:table-cell office:value-type="float" calcext:value-type="float" office:value="2013">
            <text:p>2013</text:p>
          </table:table-cell>
          <table:table-cell table:formula="of:=[Raw.G67]*[.M$4]/[.M$5]" office:value-type="float" calcext:value-type="float" office:value="0.56010136760000007">
            <text:p>0.56010136760000007</text:p>
          </table:table-cell>
          <table:table-cell table:formula="of:=[Raw.D67]*[.M$4]/[.M$5]" office:value-type="float" calcext:value-type="float" office:value="0.032490043199999999">
            <text:p>0.032490043199999999</text:p>
          </table:table-cell>
          <table:table-cell table:formula="of:=[Raw.E67]*[.M$4]/[.M$5]" office:value-type="float" calcext:value-type="float" office:value="0.14895670419999998">
            <text:p>0.14895670419999998</text:p>
          </table:table-cell>
          <table:table-cell table:formula="of:=[Raw.F67]*[.M$4]/[.M$5]" office:value-type="float" calcext:value-type="float" office:value="0.88782839599999996">
            <text:p>0.88782839599999996</text:p>
          </table:table-cell>
          <table:table-cell table:formula="of:=[Raw.B67]*[.M$4]/[.M$5]" office:value-type="float" calcext:value-type="float" office:value="0.1245121072">
            <text:p>0.1245121072</text:p>
          </table:table-cell>
          <table:table-cell table:formula="of:=([Raw.C67]+[Raw.K67])*[.M$4]/[.M$5]" office:value-type="float" calcext:value-type="float" office:value="1.0449667618">
            <text:p>1.0449667618</text:p>
          </table:table-cell>
          <table:table-cell table:formula="of:=[Raw.J67]*[.M$4]/[.M$5]" office:value-type="float" calcext:value-type="float" office:value="3.8449948119999999">
            <text:p>3.8449948119999999</text:p>
          </table:table-cell>
          <table:table-cell table:formula="of:=[Raw.I67]*[.M$4]/[.M$5]" office:value-type="float" calcext:value-type="float" office:value="4.2702752180000001">
            <text:p>4.2702752180000001</text:p>
          </table:table-cell>
          <table:table-cell table:formula="of:=[Raw.H67]*[.M$4]/[.M$5]" office:value-type="float" calcext:value-type="float" office:value="2.8999868219999998">
            <text:p>2.8999868219999998</text:p>
          </table:table-cell>
          <table:table-cell table:number-columns-repeated="1024"/>
        </table:table-row>
        <table:table-row table:style-name="ro147">
          <table:table-cell office:value-type="float" calcext:value-type="float" office:value="2014">
            <text:p>2014</text:p>
          </table:table-cell>
          <table:table-cell table:formula="of:=[Raw.G68]*[.M$4]/[.M$5]" office:value-type="float" calcext:value-type="float" office:value="0.56811668800000004">
            <text:p>0.56811668800000004</text:p>
          </table:table-cell>
          <table:table-cell table:formula="of:=[Raw.D68]*[.M$4]/[.M$5]" office:value-type="float" calcext:value-type="float" office:value="0.045966217399999995">
            <text:p>0.045966217399999995</text:p>
          </table:table-cell>
          <table:table-cell table:formula="of:=[Raw.E68]*[.M$4]/[.M$5]" office:value-type="float" calcext:value-type="float" office:value="0.16446057780000001">
            <text:p>0.16446057780000001</text:p>
          </table:table-cell>
          <table:table-cell table:formula="of:=[Raw.F68]*[.M$4]/[.M$5]" office:value-type="float" calcext:value-type="float" office:value="0.90602126599999999">
            <text:p>0.90602126599999999</text:p>
          </table:table-cell>
          <table:table-cell table:formula="of:=[Raw.B68]*[.M$4]/[.M$5]" office:value-type="float" calcext:value-type="float" office:value="0.13498581500000001">
            <text:p>0.13498581500000001</text:p>
          </table:table-cell>
          <table:table-cell table:formula="of:=([Raw.C68]+[Raw.K68])*[.M$4]/[.M$5]" office:value-type="float" calcext:value-type="float" office:value="1.03946009064">
            <text:p>1.03946009064</text:p>
          </table:table-cell>
          <table:table-cell table:formula="of:=[Raw.J68]*[.M$4]/[.M$5]" office:value-type="float" calcext:value-type="float" office:value="3.8608126199999999">
            <text:p>3.8608126199999999</text:p>
          </table:table-cell>
          <table:table-cell table:formula="of:=[Raw.I68]*[.M$4]/[.M$5]" office:value-type="float" calcext:value-type="float" office:value="4.3010173800000002">
            <text:p>4.3010173800000002</text:p>
          </table:table-cell>
          <table:table-cell table:formula="of:=[Raw.H68]*[.M$4]/[.M$5]" office:value-type="float" calcext:value-type="float" office:value="2.9207061999999997">
            <text:p>2.9207061999999997</text:p>
          </table:table-cell>
          <table:table-cell table:number-columns-repeated="1024"/>
        </table:table-row>
        <table:table-row table:style-name="ro148">
          <table:table-cell office:value-type="float" calcext:value-type="float" office:value="2015">
            <text:p>2015</text:p>
          </table:table-cell>
          <table:table-cell table:formula="of:=[Raw.G69]*[.M$4]/[.M$5]" office:value-type="float" calcext:value-type="float" office:value="0.57233911599999998">
            <text:p>0.57233911599999998</text:p>
          </table:table-cell>
          <table:table-cell table:formula="of:=[Raw.D69]*[.M$4]/[.M$5]" office:value-type="float" calcext:value-type="float" office:value="0.059290369400000008">
            <text:p>0.059290369400000008</text:p>
          </table:table-cell>
          <table:table-cell table:formula="of:=[Raw.E69]*[.M$4]/[.M$5]" office:value-type="float" calcext:value-type="float" office:value="0.19253082299999999">
            <text:p>0.19253082299999999</text:p>
          </table:table-cell>
          <table:table-cell table:formula="of:=[Raw.F69]*[.M$4]/[.M$5]" office:value-type="float" calcext:value-type="float" office:value="0.89830130399999997">
            <text:p>0.89830130399999997</text:p>
          </table:table-cell>
          <table:table-cell table:formula="of:=[Raw.B69]*[.M$4]/[.M$5]" office:value-type="float" calcext:value-type="float" office:value="0.14590069420000001">
            <text:p>0.14590069420000001</text:p>
          </table:table-cell>
          <table:table-cell table:formula="of:=([Raw.C69]+[Raw.K69])*[.M$4]/[.M$5]" office:value-type="float" calcext:value-type="float" office:value="1.0329909995">
            <text:p>1.0329909995</text:p>
          </table:table-cell>
          <table:table-cell table:formula="of:=[Raw.J69]*[.M$4]/[.M$5]" office:value-type="float" calcext:value-type="float" office:value="3.7565233440000001">
            <text:p>3.7565233440000001</text:p>
          </table:table-cell>
          <table:table-cell table:formula="of:=[Raw.I69]*[.M$4]/[.M$5]" office:value-type="float" calcext:value-type="float" office:value="4.3840400600000002">
            <text:p>4.3840400600000002</text:p>
          </table:table-cell>
          <table:table-cell table:formula="of:=[Raw.H69]*[.M$4]/[.M$5]" office:value-type="float" calcext:value-type="float" office:value="2.98868146">
            <text:p>2.98868146</text:p>
          </table:table-cell>
          <table:table-cell table:number-columns-repeated="1024"/>
        </table:table-row>
        <table:table-row table:style-name="ro149">
          <table:table-cell office:value-type="float" calcext:value-type="float" office:value="2016">
            <text:p>2016</text:p>
          </table:table-cell>
          <table:table-cell table:formula="of:=[Raw.G70]*[.M$4]/[.M$5]" office:value-type="float" calcext:value-type="float" office:value="0.57741732999999995">
            <text:p>0.57741732999999995</text:p>
          </table:table-cell>
          <table:table-cell table:formula="of:=[Raw.D70]*[.M$4]/[.M$5]" office:value-type="float" calcext:value-type="float" office:value="0.0756047844">
            <text:p>0.0756047844</text:p>
          </table:table-cell>
          <table:table-cell table:formula="of:=[Raw.E70]*[.M$4]/[.M$5]" office:value-type="float" calcext:value-type="float" office:value="0.22150792959999999">
            <text:p>0.22150792959999999</text:p>
          </table:table-cell>
          <table:table-cell table:formula="of:=[Raw.F70]*[.M$4]/[.M$5]" office:value-type="float" calcext:value-type="float" office:value="0.92447316800000001">
            <text:p>0.92447316800000001</text:p>
          </table:table-cell>
          <table:table-cell table:formula="of:=[Raw.B70]*[.M$4]/[.M$5]" office:value-type="float" calcext:value-type="float" office:value="0.14796624220000001">
            <text:p>0.14796624220000001</text:p>
          </table:table-cell>
          <table:table-cell table:formula="of:=([Raw.C70]+[Raw.K70])*[.M$4]/[.M$5]" office:value-type="float" calcext:value-type="float" office:value="1.0365142174000002">
            <text:p>1.0365142174000002</text:p>
          </table:table-cell>
          <table:table-cell table:formula="of:=[Raw.J70]*[.M$4]/[.M$5]" office:value-type="float" calcext:value-type="float" office:value="3.6753702179999999">
            <text:p>3.6753702179999999</text:p>
          </table:table-cell>
          <table:table-cell table:formula="of:=[Raw.I70]*[.M$4]/[.M$5]" office:value-type="float" calcext:value-type="float" office:value="4.4772331000000003">
            <text:p>4.4772331000000003</text:p>
          </table:table-cell>
          <table:table-cell table:formula="of:=[Raw.H70]*[.M$4]/[.M$5]" office:value-type="float" calcext:value-type="float" office:value="3.0297239280000001">
            <text:p>3.0297239280000001</text:p>
          </table:table-cell>
          <table:table-cell table:number-columns-repeated="1024"/>
        </table:table-row>
        <table:table-row table:style-name="ro150">
          <table:table-cell office:value-type="float" calcext:value-type="float" office:value="2017">
            <text:p>2017</text:p>
          </table:table-cell>
          <table:table-cell table:formula="of:=[Raw.G71]*[.M$4]/[.M$5]" office:value-type="float" calcext:value-type="float" office:value="0.57914799400000005">
            <text:p>0.57914799400000005</text:p>
          </table:table-cell>
          <table:table-cell table:formula="of:=[Raw.D71]*[.M$4]/[.M$5]" office:value-type="float" calcext:value-type="float" office:value="0.10191842800000001">
            <text:p>0.10191842800000001</text:p>
          </table:table-cell>
          <table:table-cell table:formula="of:=[Raw.E71]*[.M$4]/[.M$5]" office:value-type="float" calcext:value-type="float" office:value="0.26135187580000002">
            <text:p>0.26135187580000002</text:p>
          </table:table-cell>
          <table:table-cell table:formula="of:=[Raw.F71]*[.M$4]/[.M$5]" office:value-type="float" calcext:value-type="float" office:value="0.93108691200000004">
            <text:p>0.93108691200000004</text:p>
          </table:table-cell>
          <table:table-cell table:formula="of:=[Raw.B71]*[.M$4]/[.M$5]" office:value-type="float" calcext:value-type="float" office:value="0.15630119879999999">
            <text:p>0.15630119879999999</text:p>
          </table:table-cell>
          <table:table-cell table:formula="of:=([Raw.C71]+[Raw.K71])*[.M$4]/[.M$5]" office:value-type="float" calcext:value-type="float" office:value="1.0381064093600001">
            <text:p>1.0381064093600001</text:p>
          </table:table-cell>
          <table:table-cell table:formula="of:=[Raw.J71]*[.M$4]/[.M$5]" office:value-type="float" calcext:value-type="float" office:value="3.7146220799999998">
            <text:p>3.7146220799999998</text:p>
          </table:table-cell>
          <table:table-cell table:formula="of:=[Raw.I71]*[.M$4]/[.M$5]" office:value-type="float" calcext:value-type="float" office:value="4.5561768000000002">
            <text:p>4.5561768000000002</text:p>
          </table:table-cell>
          <table:table-cell table:formula="of:=[Raw.H71]*[.M$4]/[.M$5]" office:value-type="float" calcext:value-type="float" office:value="3.1405110199999999">
            <text:p>3.1405110199999999</text:p>
          </table:table-cell>
          <table:table-cell table:number-columns-repeated="1024"/>
        </table:table-row>
        <table:table-row table:style-name="ro151">
          <table:table-cell office:value-type="float" calcext:value-type="float" office:value="2018">
            <text:p>2018</text:p>
          </table:table-cell>
          <table:table-cell table:formula="of:=[Raw.G72]*[.M$4]/[.M$5]" office:value-type="float" calcext:value-type="float" office:value="0.58956508799999996">
            <text:p>0.58956508799999996</text:p>
          </table:table-cell>
          <table:table-cell table:formula="of:=[Raw.D72]*[.M$4]/[.M$5]" office:value-type="float" calcext:value-type="float" office:value="0.13076420399999999">
            <text:p>0.13076420399999999</text:p>
          </table:table-cell>
          <table:table-cell table:formula="of:=[Raw.E72]*[.M$4]/[.M$5]" office:value-type="float" calcext:value-type="float" office:value="0.28907425959999994">
            <text:p>0.28907425959999994</text:p>
          </table:table-cell>
          <table:table-cell table:formula="of:=[Raw.F72]*[.M$4]/[.M$5]" office:value-type="float" calcext:value-type="float" office:value="0.95295585199999999">
            <text:p>0.95295585199999999</text:p>
          </table:table-cell>
          <table:table-cell table:formula="of:=[Raw.B72]*[.M$4]/[.M$5]" office:value-type="float" calcext:value-type="float" office:value="0.16896764">
            <text:p>0.16896764</text:p>
          </table:table-cell>
          <table:table-cell table:formula="of:=([Raw.C72]+[Raw.K72])*[.M$4]/[.M$5]" office:value-type="float" calcext:value-type="float" office:value="1.0449813560000001">
            <text:p>1.0449813560000001</text:p>
          </table:table-cell>
          <table:table-cell table:formula="of:=[Raw.J72]*[.M$4]/[.M$5]" office:value-type="float" calcext:value-type="float" office:value="3.7713401979999999">
            <text:p>3.7713401979999999</text:p>
          </table:table-cell>
          <table:table-cell table:formula="of:=[Raw.I72]*[.M$4]/[.M$5]" office:value-type="float" calcext:value-type="float" office:value="4.6028392819999997">
            <text:p>4.6028392819999997</text:p>
          </table:table-cell>
          <table:table-cell table:formula="of:=[Raw.H72]*[.M$4]/[.M$5]" office:value-type="float" calcext:value-type="float" office:value="3.2956436679999999">
            <text:p>3.2956436679999999</text:p>
          </table:table-cell>
          <table:table-cell table:number-columns-repeated="1024"/>
        </table:table-row>
        <table:table-row table:style-name="ro152">
          <table:table-cell office:value-type="float" calcext:value-type="float" office:value="2019">
            <text:p>2019</text:p>
          </table:table-cell>
          <table:table-cell table:formula="of:=[Raw.G73]*[.M$4]/[.M$5]" office:value-type="float" calcext:value-type="float" office:value="0.60817322619999992">
            <text:p>0.60817322619999992</text:p>
          </table:table-cell>
          <table:table-cell table:formula="of:=[Raw.D73]*[.M$4]/[.M$5]" office:value-type="float" calcext:value-type="float" office:value="0.15992530759999998">
            <text:p>0.15992530759999998</text:p>
          </table:table-cell>
          <table:table-cell table:formula="of:=[Raw.E73]*[.M$4]/[.M$5]" office:value-type="float" calcext:value-type="float" office:value="0.32221694819999996">
            <text:p>0.32221694819999996</text:p>
          </table:table-cell>
          <table:table-cell table:formula="of:=[Raw.F73]*[.M$4]/[.M$5]" office:value-type="float" calcext:value-type="float" office:value="0.961889102">
            <text:p>0.961889102</text:p>
          </table:table-cell>
          <table:table-cell table:formula="of:=[Raw.B73]*[.M$4]/[.M$5]" office:value-type="float" calcext:value-type="float" office:value="0.17746723500000003">
            <text:p>0.17746723500000003</text:p>
          </table:table-cell>
          <table:table-cell table:formula="of:=([Raw.C73]+[Raw.K73])*[.M$4]/[.M$5]" office:value-type="float" calcext:value-type="float" office:value="1.0518339908000001">
            <text:p>1.0518339908000001</text:p>
          </table:table-cell>
          <table:table-cell table:formula="of:=[Raw.J73]*[.M$4]/[.M$5]" office:value-type="float" calcext:value-type="float" office:value="3.7493561039999994">
            <text:p>3.7493561039999994</text:p>
          </table:table-cell>
          <table:table-cell table:formula="of:=[Raw.I73]*[.M$4]/[.M$5]" office:value-type="float" calcext:value-type="float" office:value="4.6112276359999997">
            <text:p>4.6112276359999997</text:p>
          </table:table-cell>
          <table:table-cell table:formula="of:=[Raw.H73]*[.M$4]/[.M$5]" office:value-type="float" calcext:value-type="float" office:value="3.3612629580000002">
            <text:p>3.3612629580000002</text:p>
          </table:table-cell>
          <table:table-cell table:number-columns-repeated="1024"/>
        </table:table-row>
        <table:table-row table:style-name="ro153">
          <table:table-cell office:value-type="float" calcext:value-type="float" office:value="2020">
            <text:p>2020</text:p>
          </table:table-cell>
          <table:table-cell table:formula="of:=[Raw.G74]*[.M$4]/[.M$5]" office:value-type="float" calcext:value-type="float" office:value="0.5828104502">
            <text:p>0.5828104502</text:p>
          </table:table-cell>
          <table:table-cell table:formula="of:=[Raw.D74]*[.M$4]/[.M$5]" office:value-type="float" calcext:value-type="float" office:value="0.19309307380000001">
            <text:p>0.19309307380000001</text:p>
          </table:table-cell>
          <table:table-cell table:formula="of:=[Raw.E74]*[.M$4]/[.M$5]" office:value-type="float" calcext:value-type="float" office:value="0.36017754600000002">
            <text:p>0.36017754600000002</text:p>
          </table:table-cell>
          <table:table-cell table:formula="of:=[Raw.F74]*[.M$4]/[.M$5]" office:value-type="float" calcext:value-type="float" office:value="0.98462027799999996">
            <text:p>0.98462027799999996</text:p>
          </table:table-cell>
          <table:table-cell table:formula="of:=[Raw.B74]*[.M$4]/[.M$5]" office:value-type="float" calcext:value-type="float" office:value="0.18762407579999998">
            <text:p>0.18762407579999998</text:p>
          </table:table-cell>
          <table:table-cell table:formula="of:=([Raw.C74]+[Raw.K74])*[.M$4]/[.M$5]" office:value-type="float" calcext:value-type="float" office:value="1.0475894435999999">
            <text:p>1.0475894435999999</text:p>
          </table:table-cell>
          <table:table-cell table:formula="of:=[Raw.J74]*[.M$4]/[.M$5]" office:value-type="float" calcext:value-type="float" office:value="3.6375148240000001">
            <text:p>3.6375148240000001</text:p>
          </table:table-cell>
          <table:table-cell table:formula="of:=[Raw.I74]*[.M$4]/[.M$5]" office:value-type="float" calcext:value-type="float" office:value="4.1921288240000001">
            <text:p>4.1921288240000001</text:p>
          </table:table-cell>
          <table:table-cell table:formula="of:=[Raw.H74]*[.M$4]/[.M$5]" office:value-type="float" calcext:value-type="float" office:value="3.3294117399999994">
            <text:p>3.3294117399999994</text:p>
          </table:table-cell>
          <table:table-cell table:number-columns-repeated="1024"/>
        </table:table-row>
        <table:table-row table:style-name="ro154">
          <table:table-cell office:value-type="float" calcext:value-type="float" office:value="2021">
            <text:p>2021</text:p>
          </table:table-cell>
          <table:table-cell table:formula="of:=[Raw.G75]*[.M$4]/[.M$5]" office:value-type="float" calcext:value-type="float" office:value="0.60518802000000005">
            <text:p>0.60518802000000005</text:p>
          </table:table-cell>
          <table:table-cell table:formula="of:=[Raw.D75]*[.M$4]/[.M$5]" office:value-type="float" calcext:value-type="float" office:value="0.2366507924">
            <text:p>0.2366507924</text:p>
          </table:table-cell>
          <table:table-cell table:formula="of:=[Raw.E75]*[.M$4]/[.M$5]" office:value-type="float" calcext:value-type="float" office:value="0.41847041000000007">
            <text:p>0.41847041000000007</text:p>
          </table:table-cell>
          <table:table-cell table:formula="of:=[Raw.F75]*[.M$4]/[.M$5]" office:value-type="float" calcext:value-type="float" office:value="0.96513190400000004">
            <text:p>0.96513190400000004</text:p>
          </table:table-cell>
          <table:table-cell table:formula="of:=[Raw.B75]*[.M$4]/[.M$5]" office:value-type="float" calcext:value-type="float" office:value="0.20220268399999999">
            <text:p>0.20220268399999999</text:p>
          </table:table-cell>
          <table:table-cell table:formula="of:=([Raw.C75]+[Raw.K75])*[.M$4]/[.M$5]" office:value-type="float" calcext:value-type="float" office:value="1.0528141242">
            <text:p>1.0528141242</text:p>
          </table:table-cell>
          <table:table-cell table:formula="of:=[Raw.J75]*[.M$4]/[.M$5]" office:value-type="float" calcext:value-type="float" office:value="3.8356068799999998">
            <text:p>3.8356068799999998</text:p>
          </table:table-cell>
          <table:table-cell table:formula="of:=[Raw.I75]*[.M$4]/[.M$5]" office:value-type="float" calcext:value-type="float" office:value="4.431622312">
            <text:p>4.431622312</text:p>
          </table:table-cell>
          <table:table-cell table:formula="of:=[Raw.H75]*[.M$4]/[.M$5]" office:value-type="float" calcext:value-type="float" office:value="3.4605553760000003">
            <text:p>3.4605553760000003</text:p>
          </table:table-cell>
          <table:table-cell table:number-columns-repeated="1024"/>
        </table:table-row>
        <table:table-row table:style-name="ro155">
          <table:table-cell office:value-type="float" calcext:value-type="float" office:value="2022">
            <text:p>2022</text:p>
          </table:table-cell>
          <table:table-cell table:formula="of:=[Raw.G76]*[.M$4]/[.M$5]" office:value-type="float" calcext:value-type="float" office:value="0.57653316399999999">
            <text:p>0.57653316399999999</text:p>
          </table:table-cell>
          <table:table-cell table:formula="of:=[Raw.D76]*[.M$4]/[.M$5]" office:value-type="float" calcext:value-type="float" office:value="0.29639104500000002">
            <text:p>0.29639104500000002</text:p>
          </table:table-cell>
          <table:table-cell table:formula="of:=[Raw.E76]*[.M$4]/[.M$5]" office:value-type="float" calcext:value-type="float" office:value="0.47263395819999998">
            <text:p>0.47263395819999998</text:p>
          </table:table-cell>
          <table:table-cell table:formula="of:=[Raw.F76]*[.M$4]/[.M$5]" office:value-type="float" calcext:value-type="float" office:value="0.96937531600000004">
            <text:p>0.96937531600000004</text:p>
          </table:table-cell>
          <table:table-cell table:formula="of:=[Raw.B76]*[.M$4]/[.M$5]" office:value-type="float" calcext:value-type="float" office:value="0.20763011819999999">
            <text:p>0.20763011819999999</text:p>
          </table:table-cell>
          <table:table-cell table:formula="of:=([Raw.C76]+[Raw.K76])*[.M$4]/[.M$5]" office:value-type="float" calcext:value-type="float" office:value="1.0581634531999999">
            <text:p>1.0581634531999999</text:p>
          </table:table-cell>
          <table:table-cell table:formula="of:=[Raw.J76]*[.M$4]/[.M$5]" office:value-type="float" calcext:value-type="float" office:value="3.85874432">
            <text:p>3.85874432</text:p>
          </table:table-cell>
          <table:table-cell table:formula="of:=[Raw.I76]*[.M$4]/[.M$5]" office:value-type="float" calcext:value-type="float" office:value="4.5775082400000002">
            <text:p>4.5775082400000002</text:p>
          </table:table-cell>
          <table:table-cell table:formula="of:=[Raw.H76]*[.M$4]/[.M$5]" office:value-type="float" calcext:value-type="float" office:value="3.44747125">
            <text:p>3.44747125</text:p>
          </table:table-cell>
          <table:table-cell table:number-columns-repeated="1024"/>
        </table:table-row>
        <table:table-row table:style-name="ro156">
          <table:table-cell office:value-type="float" calcext:value-type="float" office:value="2023">
            <text:p>2023</text:p>
          </table:table-cell>
          <table:table-cell table:formula="of:=[Raw.G77]*[.M$4]/[.M$5]" office:value-type="float" calcext:value-type="float" office:value="0.58687923920000007">
            <text:p>0.58687923920000007</text:p>
          </table:table-cell>
          <table:table-cell table:formula="of:=[Raw.D77]*[.M$4]/[.M$5]" office:value-type="float" calcext:value-type="float" office:value="0.36672644600000004">
            <text:p>0.36672644600000004</text:p>
          </table:table-cell>
          <table:table-cell table:formula="of:=[Raw.E77]*[.M$4]/[.M$5]" office:value-type="float" calcext:value-type="float" office:value="0.51947087400000003">
            <text:p>0.51947087400000003</text:p>
          </table:table-cell>
          <table:table-cell table:formula="of:=[Raw.F77]*[.M$4]/[.M$5]" office:value-type="float" calcext:value-type="float" office:value="0.94721406200000002">
            <text:p>0.94721406200000002</text:p>
          </table:table-cell>
          <table:table-cell table:formula="of:=[Raw.B77]*[.M$4]/[.M$5]" office:value-type="float" calcext:value-type="float" office:value="0.20879607180000001">
            <text:p>0.20879607180000001</text:p>
          </table:table-cell>
          <table:table-cell table:formula="of:=([Raw.C77]+[Raw.K77])*[.M$4]/[.M$5]" office:value-type="float" calcext:value-type="float" office:value="1.0688617156">
            <text:p>1.0688617156</text:p>
          </table:table-cell>
          <table:table-cell table:formula="of:=[Raw.J77]*[.M$4]/[.M$5]" office:value-type="float" calcext:value-type="float" office:value="3.9185839800000002">
            <text:p>3.9185839800000002</text:p>
          </table:table-cell>
          <table:table-cell table:formula="of:=[Raw.I77]*[.M$4]/[.M$5]" office:value-type="float" calcext:value-type="float" office:value="4.6925039999999996">
            <text:p>4.6925039999999996</text:p>
          </table:table-cell>
          <table:table-cell table:formula="of:=[Raw.H77]*[.M$4]/[.M$5]" office:value-type="float" calcext:value-type="float" office:value="3.4487496399999999">
            <text:p>3.4487496399999999</text:p>
          </table:table-cell>
          <table:table-cell table:number-columns-repeated="1024"/>
        </table:table-row>
        <table:table-row table:style-name="ro79">
          <table:table-cell table:number-columns-repeated="1024"/>
        </table:table-row>
      </table:table>
      <table:table table:name="Sheet3" table:style-name="ta3">
        <table:table-column table:number-columns-repeated="1024" table:style-name="co21" table:default-cell-style-name="Default"/>
        <table:table-column table:style-name="co20" table:default-cell-style-name="Default"/>
        <table:table-row table:style-name="ro158">
          <table:table-cell table:style-name="ce24" office:value-type="string" calcext:value-type="string">
            <text:p><text:span text:style-name="T31">Ressources</text:span></text:p>
          </table:table-cell>
          <table:table-cell table:number-columns-repeated="1024"/>
        </table:table-row>
        <table:table-row table:style-name="ro159">
          <table:table-cell table:style-name="ce25" office:value-type="string" calcext:value-type="string">
            <text:p><text:a xlink:href="https://ourworldindata.org/energy-substitution-method" xlink:type="simple">https://ourworldindata.org/energy-substitution-method </text:a></text:p>
          </table:table-cell>
          <table:table-cell table:number-columns-repeated="1024"/>
        </table:table-row>
        <table:table-row table:number-rows-repeated="62" table:style-name="ro15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" svg:font-family=""/>
    <style:font-face style:name="Liberation Sans" svg:font-family="Liberation Sans"/>
  </office:font-face-decls>
  <office:styles>
    <style:default-style style:family="table-cell"/>
    <number:number-style style:name="NF10001">
      <number:number number:decimal-places="5" number:min-integer-digits="2"/>
    </number:number-style>
    <number:number-style style:name="NF10002">
      <number:number number:decimal-places="6" number:min-integer-digits="2"/>
    </number:number-style>
    <number:number-style style:name="NF10003">
      <number:number number:decimal-places="5" number:min-integer-digits="3"/>
    </number:number-style>
    <number:number-style style:name="NF10004">
      <number:number number:decimal-places="4" number:min-integer-digits="3"/>
    </number:number-style>
    <number:number-style style:name="NF10005">
      <number:number number:decimal-places="4" number:min-integer-digits="4"/>
    </number:number-style>
    <number:number-style style:name="NF10006">
      <number:number number:decimal-places="6" number:min-integer-digits="1"/>
    </number:number-style>
    <number:number-style style:name="NF10007">
      <number:number number:decimal-places="2" number:min-integer-digits="5"/>
    </number:number-style>
    <number:number-style style:name="NF10008">
      <number:number number:decimal-places="3" number:min-integer-digits="5"/>
    </number:number-style>
    <number:number-style style:name="NF10009">
      <number:number number:decimal-places="3" number:min-integer-digits="4"/>
    </number:number-style>
    <number:number-style style:name="NF100010">
      <number:number number:decimal-places="4" number:min-integer-digits="1"/>
    </number:number-style>
    <number:number-style style:name="NF100011">
      <number:number number:decimal-places="6" number:min-integer-digits="3"/>
    </number:number-style>
    <number:number-style style:name="NF100012">
      <number:number number:decimal-places="9" number:min-integer-digits="1"/>
    </number:number-style>
    <number:number-style style:name="NF100013">
      <number:number number:decimal-places="8" number:min-integer-digits="1"/>
    </number:number-style>
    <number:number-style style:name="NF100014">
      <number:number number:decimal-places="2" number:min-integer-digits="4"/>
    </number:number-style>
    <number:number-style style:name="NF100015">
      <number:number number:decimal-places="7" number:min-integer-digits="1"/>
    </number:number-style>
    <number:number-style style:name="NF100016">
      <number:number number:decimal-places="4" number:min-integer-digits="2"/>
    </number:number-style>
    <number:number-style style:name="NF100017">
      <number:number number:decimal-places="1" number:min-integer-digits="5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</office:automatic-styles>
  <office:master-styles>
    <style:master-page style:name="MasterPage1" style:page-layout-name="Mpm1">
      <style:footer>
        <text:span text:style-name="T13">Page </text:span>
        <text:span text:style-name="T14">
          <text:page-number>1</text:page-number>
        </text:span>
      </style:footer>
      <style:header>
        <text:span text:style-name="T12">
          <text:sheet-name>???</text:sheet-name>
        </text:span>
      </style:header>
    </style:master-page>
    <style:master-page style:name="MasterPage2" style:page-layout-name="Mpm2">
      <style:footer>
        <text:span text:style-name="T29">Page </text:span>
        <text:span text:style-name="T30">
          <text:page-number>1</text:page-number>
        </text:span>
      </style:footer>
      <style:header>
        <text:span text:style-name="T28">
          <text:sheet-name>???</text:sheet-name>
        </text:span>
      </style:header>
    </style:master-page>
    <style:master-page style:name="MasterPage3" style:page-layout-name="Mpm3">
      <style:footer>
        <text:span text:style-name="T35">Page </text:span>
        <text:span text:style-name="T36">
          <text:page-number>1</text:page-number>
        </text:span>
      </style:footer>
      <style:header>
        <text:span text:style-name="T34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</office:meta>
</office:document-meta>
</file>